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workload_mean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15 2TH</text:p>
          </table:table-cell>
          <table:table-cell office:value-type="float" office:value="12.1348630136986" calcext:value-type="float">
            <text:p>12.1348630136986</text:p>
          </table:table-cell>
          <table:table-cell table:formula="of:=INT([.$B2]/([.C$1]/100)+0.999)" office:value-type="float" office:value="13" calcext:value-type="float">
            <text:p>13</text:p>
          </table:table-cell>
          <table:table-cell table:formula="of:=INT([.$B2]/([.D$1]/100)+0.999)" office:value-type="float" office:value="14" calcext:value-type="float">
            <text:p>14</text:p>
          </table:table-cell>
          <table:table-cell table:formula="of:=INT([.$B2]/([.E$1]/100)+0.999)" office:value-type="float" office:value="15" calcext:value-type="float">
            <text:p>15</text:p>
          </table:table-cell>
          <table:table-cell table:formula="of:=INT([.$B2]/([.F$1]/100)+0.999)" office:value-type="float" office:value="16" calcext:value-type="float">
            <text:p>16</text:p>
          </table:table-cell>
          <table:table-cell table:formula="of:=INT([.$B2]/([.G$1]/100)+0.999)" office:value-type="float" office:value="17" calcext:value-type="float">
            <text:p>17</text:p>
          </table:table-cell>
          <table:table-cell table:formula="of:=INT([.$B2]/([.H$1]/100)+0.999)" office:value-type="float" office:value="18" calcext:value-type="float">
            <text:p>18</text:p>
          </table:table-cell>
          <table:table-cell table:formula="of:=INT([.$B2]/([.I$1]/100)+0.999)" office:value-type="float" office:value="19" calcext:value-type="float">
            <text:p>19</text:p>
          </table:table-cell>
          <table:table-cell table:formula="of:=INT([.$B2]/([.J$1]/100)+0.999)" office:value-type="float" office:value="21" calcext:value-type="float">
            <text:p>21</text:p>
          </table:table-cell>
          <table:table-cell table:formula="of:=INT([.$B2]/([.K$1]/100)+0.999)" office:value-type="float" office:value="23" calcext:value-type="float">
            <text:p>23</text:p>
          </table:table-cell>
          <table:table-cell table:formula="of:=INT([.$B2]/([.L$1]/100)+0.999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18 7QH</text:p>
          </table:table-cell>
          <table:table-cell office:value-type="float" office:value="4.06934931506849" calcext:value-type="float">
            <text:p>4.06934931506849</text:p>
          </table:table-cell>
          <table:table-cell table:formula="of:=INT([.$B3]/([.C$1]/100)+0.999)" office:value-type="float" office:value="5" calcext:value-type="float">
            <text:p>5</text:p>
          </table:table-cell>
          <table:table-cell table:formula="of:=INT([.$B3]/([.D$1]/100)+0.999)" office:value-type="float" office:value="5" calcext:value-type="float">
            <text:p>5</text:p>
          </table:table-cell>
          <table:table-cell table:formula="of:=INT([.$B3]/([.E$1]/100)+0.999)" office:value-type="float" office:value="5" calcext:value-type="float">
            <text:p>5</text:p>
          </table:table-cell>
          <table:table-cell table:formula="of:=INT([.$B3]/([.F$1]/100)+0.999)" office:value-type="float" office:value="6" calcext:value-type="float">
            <text:p>6</text:p>
          </table:table-cell>
          <table:table-cell table:formula="of:=INT([.$B3]/([.G$1]/100)+0.999)" office:value-type="float" office:value="6" calcext:value-type="float">
            <text:p>6</text:p>
          </table:table-cell>
          <table:table-cell table:formula="of:=INT([.$B3]/([.H$1]/100)+0.999)" office:value-type="float" office:value="6" calcext:value-type="float">
            <text:p>6</text:p>
          </table:table-cell>
          <table:table-cell table:formula="of:=INT([.$B3]/([.I$1]/100)+0.999)" office:value-type="float" office:value="7" calcext:value-type="float">
            <text:p>7</text:p>
          </table:table-cell>
          <table:table-cell table:formula="of:=INT([.$B3]/([.J$1]/100)+0.999)" office:value-type="float" office:value="7" calcext:value-type="float">
            <text:p>7</text:p>
          </table:table-cell>
          <table:table-cell table:formula="of:=INT([.$B3]/([.K$1]/100)+0.999)" office:value-type="float" office:value="8" calcext:value-type="float">
            <text:p>8</text:p>
          </table:table-cell>
          <table:table-cell table:formula="of:=INT([.$B3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4 6NH</text:p>
          </table:table-cell>
          <table:table-cell office:value-type="float" office:value="11.3814383561644" calcext:value-type="float">
            <text:p>11.3814383561644</text:p>
          </table:table-cell>
          <table:table-cell table:formula="of:=INT([.$B4]/([.C$1]/100)+0.999)" office:value-type="float" office:value="12" calcext:value-type="float">
            <text:p>12</text:p>
          </table:table-cell>
          <table:table-cell table:formula="of:=INT([.$B4]/([.D$1]/100)+0.999)" office:value-type="float" office:value="13" calcext:value-type="float">
            <text:p>13</text:p>
          </table:table-cell>
          <table:table-cell table:formula="of:=INT([.$B4]/([.E$1]/100)+0.999)" office:value-type="float" office:value="14" calcext:value-type="float">
            <text:p>14</text:p>
          </table:table-cell>
          <table:table-cell table:formula="of:=INT([.$B4]/([.F$1]/100)+0.999)" office:value-type="float" office:value="15" calcext:value-type="float">
            <text:p>15</text:p>
          </table:table-cell>
          <table:table-cell table:formula="of:=INT([.$B4]/([.G$1]/100)+0.999)" office:value-type="float" office:value="16" calcext:value-type="float">
            <text:p>16</text:p>
          </table:table-cell>
          <table:table-cell table:formula="of:=INT([.$B4]/([.H$1]/100)+0.999)" office:value-type="float" office:value="17" calcext:value-type="float">
            <text:p>17</text:p>
          </table:table-cell>
          <table:table-cell table:formula="of:=INT([.$B4]/([.I$1]/100)+0.999)" office:value-type="float" office:value="18" calcext:value-type="float">
            <text:p>18</text:p>
          </table:table-cell>
          <table:table-cell table:formula="of:=INT([.$B4]/([.J$1]/100)+0.999)" office:value-type="float" office:value="19" calcext:value-type="float">
            <text:p>19</text:p>
          </table:table-cell>
          <table:table-cell table:formula="of:=INT([.$B4]/([.K$1]/100)+0.999)" office:value-type="float" office:value="21" calcext:value-type="float">
            <text:p>21</text:p>
          </table:table-cell>
          <table:table-cell table:formula="of:=INT([.$B4]/([.L$1]/100)+0.999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75 7RR</text:p>
          </table:table-cell>
          <table:table-cell office:value-type="float" office:value="2.73602739726027" calcext:value-type="float">
            <text:p>2.73602739726027</text:p>
          </table:table-cell>
          <table:table-cell table:formula="of:=INT([.$B5]/([.C$1]/100)+0.999)" office:value-type="float" office:value="3" calcext:value-type="float">
            <text:p>3</text:p>
          </table:table-cell>
          <table:table-cell table:formula="of:=INT([.$B5]/([.D$1]/100)+0.999)" office:value-type="float" office:value="4" calcext:value-type="float">
            <text:p>4</text:p>
          </table:table-cell>
          <table:table-cell table:formula="of:=INT([.$B5]/([.E$1]/100)+0.999)" office:value-type="float" office:value="4" calcext:value-type="float">
            <text:p>4</text:p>
          </table:table-cell>
          <table:table-cell table:formula="of:=INT([.$B5]/([.F$1]/100)+0.999)" office:value-type="float" office:value="4" calcext:value-type="float">
            <text:p>4</text:p>
          </table:table-cell>
          <table:table-cell table:formula="of:=INT([.$B5]/([.G$1]/100)+0.999)" office:value-type="float" office:value="4" calcext:value-type="float">
            <text:p>4</text:p>
          </table:table-cell>
          <table:table-cell table:formula="of:=INT([.$B5]/([.H$1]/100)+0.999)" office:value-type="float" office:value="4" calcext:value-type="float">
            <text:p>4</text:p>
          </table:table-cell>
          <table:table-cell table:formula="of:=INT([.$B5]/([.I$1]/100)+0.999)" office:value-type="float" office:value="5" calcext:value-type="float">
            <text:p>5</text:p>
          </table:table-cell>
          <table:table-cell table:formula="of:=INT([.$B5]/([.J$1]/100)+0.999)" office:value-type="float" office:value="5" calcext:value-type="float">
            <text:p>5</text:p>
          </table:table-cell>
          <table:table-cell table:formula="of:=INT([.$B5]/([.K$1]/100)+0.999)" office:value-type="float" office:value="5" calcext:value-type="float">
            <text:p>5</text:p>
          </table:table-cell>
          <table:table-cell table:formula="of:=INT([.$B5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 5SS</text:p>
          </table:table-cell>
          <table:table-cell office:value-type="float" office:value="13.1633561643836" calcext:value-type="float">
            <text:p>13.1633561643836</text:p>
          </table:table-cell>
          <table:table-cell table:formula="of:=INT([.$B6]/([.C$1]/100)+0.999)" office:value-type="float" office:value="14" calcext:value-type="float">
            <text:p>14</text:p>
          </table:table-cell>
          <table:table-cell table:formula="of:=INT([.$B6]/([.D$1]/100)+0.999)" office:value-type="float" office:value="15" calcext:value-type="float">
            <text:p>15</text:p>
          </table:table-cell>
          <table:table-cell table:formula="of:=INT([.$B6]/([.E$1]/100)+0.999)" office:value-type="float" office:value="16" calcext:value-type="float">
            <text:p>16</text:p>
          </table:table-cell>
          <table:table-cell table:formula="of:=INT([.$B6]/([.F$1]/100)+0.999)" office:value-type="float" office:value="17" calcext:value-type="float">
            <text:p>17</text:p>
          </table:table-cell>
          <table:table-cell table:formula="of:=INT([.$B6]/([.G$1]/100)+0.999)" office:value-type="float" office:value="18" calcext:value-type="float">
            <text:p>18</text:p>
          </table:table-cell>
          <table:table-cell table:formula="of:=INT([.$B6]/([.H$1]/100)+0.999)" office:value-type="float" office:value="19" calcext:value-type="float">
            <text:p>19</text:p>
          </table:table-cell>
          <table:table-cell table:formula="of:=INT([.$B6]/([.I$1]/100)+0.999)" office:value-type="float" office:value="21" calcext:value-type="float">
            <text:p>21</text:p>
          </table:table-cell>
          <table:table-cell table:formula="of:=INT([.$B6]/([.J$1]/100)+0.999)" office:value-type="float" office:value="22" calcext:value-type="float">
            <text:p>22</text:p>
          </table:table-cell>
          <table:table-cell table:formula="of:=INT([.$B6]/([.K$1]/100)+0.999)" office:value-type="float" office:value="24" calcext:value-type="float">
            <text:p>24</text:p>
          </table:table-cell>
          <table:table-cell table:formula="of:=INT([.$B6]/([.L$1]/100)+0.999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98 7UB</text:p>
          </table:table-cell>
          <table:table-cell office:value-type="float" office:value="2.23438356164384" calcext:value-type="float">
            <text:p>2.23438356164384</text:p>
          </table:table-cell>
          <table:table-cell table:formula="of:=INT([.$B7]/([.C$1]/100)+0.999)" office:value-type="float" office:value="3" calcext:value-type="float">
            <text:p>3</text:p>
          </table:table-cell>
          <table:table-cell table:formula="of:=INT([.$B7]/([.D$1]/100)+0.999)" office:value-type="float" office:value="3" calcext:value-type="float">
            <text:p>3</text:p>
          </table:table-cell>
          <table:table-cell table:formula="of:=INT([.$B7]/([.E$1]/100)+0.999)" office:value-type="float" office:value="3" calcext:value-type="float">
            <text:p>3</text:p>
          </table:table-cell>
          <table:table-cell table:formula="of:=INT([.$B7]/([.F$1]/100)+0.999)" office:value-type="float" office:value="3" calcext:value-type="float">
            <text:p>3</text:p>
          </table:table-cell>
          <table:table-cell table:formula="of:=INT([.$B7]/([.G$1]/100)+0.999)" office:value-type="float" office:value="3" calcext:value-type="float">
            <text:p>3</text:p>
          </table:table-cell>
          <table:table-cell table:formula="of:=INT([.$B7]/([.H$1]/100)+0.999)" office:value-type="float" office:value="4" calcext:value-type="float">
            <text:p>4</text:p>
          </table:table-cell>
          <table:table-cell table:formula="of:=INT([.$B7]/([.I$1]/100)+0.999)" office:value-type="float" office:value="4" calcext:value-type="float">
            <text:p>4</text:p>
          </table:table-cell>
          <table:table-cell table:formula="of:=INT([.$B7]/([.J$1]/100)+0.999)" office:value-type="float" office:value="4" calcext:value-type="float">
            <text:p>4</text:p>
          </table:table-cell>
          <table:table-cell table:formula="of:=INT([.$B7]/([.K$1]/100)+0.999)" office:value-type="float" office:value="5" calcext:value-type="float">
            <text:p>5</text:p>
          </table:table-cell>
          <table:table-cell table:formula="of:=INT([.$B7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1 3NG</text:p>
          </table:table-cell>
          <table:table-cell office:value-type="float" office:value="5.95397260273973" calcext:value-type="float">
            <text:p>5.95397260273973</text:p>
          </table:table-cell>
          <table:table-cell table:formula="of:=INT([.$B8]/([.C$1]/100)+0.999)" office:value-type="float" office:value="7" calcext:value-type="float">
            <text:p>7</text:p>
          </table:table-cell>
          <table:table-cell table:formula="of:=INT([.$B8]/([.D$1]/100)+0.999)" office:value-type="float" office:value="7" calcext:value-type="float">
            <text:p>7</text:p>
          </table:table-cell>
          <table:table-cell table:formula="of:=INT([.$B8]/([.E$1]/100)+0.999)" office:value-type="float" office:value="8" calcext:value-type="float">
            <text:p>8</text:p>
          </table:table-cell>
          <table:table-cell table:formula="of:=INT([.$B8]/([.F$1]/100)+0.999)" office:value-type="float" office:value="8" calcext:value-type="float">
            <text:p>8</text:p>
          </table:table-cell>
          <table:table-cell table:formula="of:=INT([.$B8]/([.G$1]/100)+0.999)" office:value-type="float" office:value="8" calcext:value-type="float">
            <text:p>8</text:p>
          </table:table-cell>
          <table:table-cell table:formula="of:=INT([.$B8]/([.H$1]/100)+0.999)" office:value-type="float" office:value="9" calcext:value-type="float">
            <text:p>9</text:p>
          </table:table-cell>
          <table:table-cell table:formula="of:=INT([.$B8]/([.I$1]/100)+0.999)" office:value-type="float" office:value="10" calcext:value-type="float">
            <text:p>10</text:p>
          </table:table-cell>
          <table:table-cell table:formula="of:=INT([.$B8]/([.J$1]/100)+0.999)" office:value-type="float" office:value="10" calcext:value-type="float">
            <text:p>10</text:p>
          </table:table-cell>
          <table:table-cell table:formula="of:=INT([.$B8]/([.K$1]/100)+0.999)" office:value-type="float" office:value="11" calcext:value-type="float">
            <text:p>11</text:p>
          </table:table-cell>
          <table:table-cell table:formula="of:=INT([.$B8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21 4AT</text:p>
          </table:table-cell>
          <table:table-cell office:value-type="float" office:value="1.68791095890411" calcext:value-type="float">
            <text:p>1.68791095890411</text:p>
          </table:table-cell>
          <table:table-cell table:formula="of:=INT([.$B9]/([.C$1]/100)+0.999)" office:value-type="float" office:value="2" calcext:value-type="float">
            <text:p>2</text:p>
          </table:table-cell>
          <table:table-cell table:formula="of:=INT([.$B9]/([.D$1]/100)+0.999)" office:value-type="float" office:value="2" calcext:value-type="float">
            <text:p>2</text:p>
          </table:table-cell>
          <table:table-cell table:formula="of:=INT([.$B9]/([.E$1]/100)+0.999)" office:value-type="float" office:value="2" calcext:value-type="float">
            <text:p>2</text:p>
          </table:table-cell>
          <table:table-cell table:formula="of:=INT([.$B9]/([.F$1]/100)+0.999)" office:value-type="float" office:value="3" calcext:value-type="float">
            <text:p>3</text:p>
          </table:table-cell>
          <table:table-cell table:formula="of:=INT([.$B9]/([.G$1]/100)+0.999)" office:value-type="float" office:value="3" calcext:value-type="float">
            <text:p>3</text:p>
          </table:table-cell>
          <table:table-cell table:formula="of:=INT([.$B9]/([.H$1]/100)+0.999)" office:value-type="float" office:value="3" calcext:value-type="float">
            <text:p>3</text:p>
          </table:table-cell>
          <table:table-cell table:formula="of:=INT([.$B9]/([.I$1]/100)+0.999)" office:value-type="float" office:value="3" calcext:value-type="float">
            <text:p>3</text:p>
          </table:table-cell>
          <table:table-cell table:formula="of:=INT([.$B9]/([.J$1]/100)+0.999)" office:value-type="float" office:value="3" calcext:value-type="float">
            <text:p>3</text:p>
          </table:table-cell>
          <table:table-cell table:formula="of:=INT([.$B9]/([.K$1]/100)+0.999)" office:value-type="float" office:value="4" calcext:value-type="float">
            <text:p>4</text:p>
          </table:table-cell>
          <table:table-cell table:formula="of:=INT([.$B9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B10 2PQ</text:p>
          </table:table-cell>
          <table:table-cell office:value-type="float" office:value="9.55794520547945" calcext:value-type="float">
            <text:p>9.55794520547945</text:p>
          </table:table-cell>
          <table:table-cell table:formula="of:=INT([.$B10]/([.C$1]/100)+0.999)" office:value-type="float" office:value="11" calcext:value-type="float">
            <text:p>11</text:p>
          </table:table-cell>
          <table:table-cell table:formula="of:=INT([.$B10]/([.D$1]/100)+0.999)" office:value-type="float" office:value="11" calcext:value-type="float">
            <text:p>11</text:p>
          </table:table-cell>
          <table:table-cell table:formula="of:=INT([.$B10]/([.E$1]/100)+0.999)" office:value-type="float" office:value="12" calcext:value-type="float">
            <text:p>12</text:p>
          </table:table-cell>
          <table:table-cell table:formula="of:=INT([.$B10]/([.F$1]/100)+0.999)" office:value-type="float" office:value="12" calcext:value-type="float">
            <text:p>12</text:p>
          </table:table-cell>
          <table:table-cell table:formula="of:=INT([.$B10]/([.G$1]/100)+0.999)" office:value-type="float" office:value="13" calcext:value-type="float">
            <text:p>13</text:p>
          </table:table-cell>
          <table:table-cell table:formula="of:=INT([.$B10]/([.H$1]/100)+0.999)" office:value-type="float" office:value="14" calcext:value-type="float">
            <text:p>14</text:p>
          </table:table-cell>
          <table:table-cell table:formula="of:=INT([.$B10]/([.I$1]/100)+0.999)" office:value-type="float" office:value="15" calcext:value-type="float">
            <text:p>15</text:p>
          </table:table-cell>
          <table:table-cell table:formula="of:=INT([.$B10]/([.J$1]/100)+0.999)" office:value-type="float" office:value="16" calcext:value-type="float">
            <text:p>16</text:p>
          </table:table-cell>
          <table:table-cell table:formula="of:=INT([.$B10]/([.K$1]/100)+0.999)" office:value-type="float" office:value="18" calcext:value-type="float">
            <text:p>18</text:p>
          </table:table-cell>
          <table:table-cell table:formula="of:=INT([.$B10]/([.L$1]/100)+0.999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D20 6TD</text:p>
          </table:table-cell>
          <table:table-cell office:value-type="float" office:value="2.13568493150685" calcext:value-type="float">
            <text:p>2.13568493150685</text:p>
          </table:table-cell>
          <table:table-cell table:formula="of:=INT([.$B11]/([.C$1]/100)+0.999)" office:value-type="float" office:value="3" calcext:value-type="float">
            <text:p>3</text:p>
          </table:table-cell>
          <table:table-cell table:formula="of:=INT([.$B11]/([.D$1]/100)+0.999)" office:value-type="float" office:value="3" calcext:value-type="float">
            <text:p>3</text:p>
          </table:table-cell>
          <table:table-cell table:formula="of:=INT([.$B11]/([.E$1]/100)+0.999)" office:value-type="float" office:value="3" calcext:value-type="float">
            <text:p>3</text:p>
          </table:table-cell>
          <table:table-cell table:formula="of:=INT([.$B11]/([.F$1]/100)+0.999)" office:value-type="float" office:value="3" calcext:value-type="float">
            <text:p>3</text:p>
          </table:table-cell>
          <table:table-cell table:formula="of:=INT([.$B11]/([.G$1]/100)+0.999)" office:value-type="float" office:value="3" calcext:value-type="float">
            <text:p>3</text:p>
          </table:table-cell>
          <table:table-cell table:formula="of:=INT([.$B11]/([.H$1]/100)+0.999)" office:value-type="float" office:value="4" calcext:value-type="float">
            <text:p>4</text:p>
          </table:table-cell>
          <table:table-cell table:formula="of:=INT([.$B11]/([.I$1]/100)+0.999)" office:value-type="float" office:value="4" calcext:value-type="float">
            <text:p>4</text:p>
          </table:table-cell>
          <table:table-cell table:formula="of:=INT([.$B11]/([.J$1]/100)+0.999)" office:value-type="float" office:value="4" calcext:value-type="float">
            <text:p>4</text:p>
          </table:table-cell>
          <table:table-cell table:formula="of:=INT([.$B11]/([.K$1]/100)+0.999)" office:value-type="float" office:value="4" calcext:value-type="float">
            <text:p>4</text:p>
          </table:table-cell>
          <table:table-cell table:formula="of:=INT([.$B11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D9 6RJ</text:p>
          </table:table-cell>
          <table:table-cell office:value-type="float" office:value="13.9453424657534" calcext:value-type="float">
            <text:p>13.9453424657534</text:p>
          </table:table-cell>
          <table:table-cell table:formula="of:=INT([.$B12]/([.C$1]/100)+0.999)" office:value-type="float" office:value="15" calcext:value-type="float">
            <text:p>15</text:p>
          </table:table-cell>
          <table:table-cell table:formula="of:=INT([.$B12]/([.D$1]/100)+0.999)" office:value-type="float" office:value="16" calcext:value-type="float">
            <text:p>16</text:p>
          </table:table-cell>
          <table:table-cell table:formula="of:=INT([.$B12]/([.E$1]/100)+0.999)" office:value-type="float" office:value="17" calcext:value-type="float">
            <text:p>17</text:p>
          </table:table-cell>
          <table:table-cell table:formula="of:=INT([.$B12]/([.F$1]/100)+0.999)" office:value-type="float" office:value="18" calcext:value-type="float">
            <text:p>18</text:p>
          </table:table-cell>
          <table:table-cell table:formula="of:=INT([.$B12]/([.G$1]/100)+0.999)" office:value-type="float" office:value="19" calcext:value-type="float">
            <text:p>19</text:p>
          </table:table-cell>
          <table:table-cell table:formula="of:=INT([.$B12]/([.H$1]/100)+0.999)" office:value-type="float" office:value="20" calcext:value-type="float">
            <text:p>20</text:p>
          </table:table-cell>
          <table:table-cell table:formula="of:=INT([.$B12]/([.I$1]/100)+0.999)" office:value-type="float" office:value="22" calcext:value-type="float">
            <text:p>22</text:p>
          </table:table-cell>
          <table:table-cell table:formula="of:=INT([.$B12]/([.J$1]/100)+0.999)" office:value-type="float" office:value="24" calcext:value-type="float">
            <text:p>24</text:p>
          </table:table-cell>
          <table:table-cell table:formula="of:=INT([.$B12]/([.K$1]/100)+0.999)" office:value-type="float" office:value="26" calcext:value-type="float">
            <text:p>26</text:p>
          </table:table-cell>
          <table:table-cell table:formula="of:=INT([.$B12]/([.L$1]/100)+0.999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H15 2JB</text:p>
          </table:table-cell>
          <table:table-cell office:value-type="float" office:value="5.77277397260274" calcext:value-type="float">
            <text:p>5.77277397260274</text:p>
          </table:table-cell>
          <table:table-cell table:formula="of:=INT([.$B13]/([.C$1]/100)+0.999)" office:value-type="float" office:value="7" calcext:value-type="float">
            <text:p>7</text:p>
          </table:table-cell>
          <table:table-cell table:formula="of:=INT([.$B13]/([.D$1]/100)+0.999)" office:value-type="float" office:value="7" calcext:value-type="float">
            <text:p>7</text:p>
          </table:table-cell>
          <table:table-cell table:formula="of:=INT([.$B13]/([.E$1]/100)+0.999)" office:value-type="float" office:value="7" calcext:value-type="float">
            <text:p>7</text:p>
          </table:table-cell>
          <table:table-cell table:formula="of:=INT([.$B13]/([.F$1]/100)+0.999)" office:value-type="float" office:value="8" calcext:value-type="float">
            <text:p>8</text:p>
          </table:table-cell>
          <table:table-cell table:formula="of:=INT([.$B13]/([.G$1]/100)+0.999)" office:value-type="float" office:value="8" calcext:value-type="float">
            <text:p>8</text:p>
          </table:table-cell>
          <table:table-cell table:formula="of:=INT([.$B13]/([.H$1]/100)+0.999)" office:value-type="float" office:value="9" calcext:value-type="float">
            <text:p>9</text:p>
          </table:table-cell>
          <table:table-cell table:formula="of:=INT([.$B13]/([.I$1]/100)+0.999)" office:value-type="float" office:value="9" calcext:value-type="float">
            <text:p>9</text:p>
          </table:table-cell>
          <table:table-cell table:formula="of:=INT([.$B13]/([.J$1]/100)+0.999)" office:value-type="float" office:value="10" calcext:value-type="float">
            <text:p>10</text:p>
          </table:table-cell>
          <table:table-cell table:formula="of:=INT([.$B13]/([.K$1]/100)+0.999)" office:value-type="float" office:value="11" calcext:value-type="float">
            <text:p>11</text:p>
          </table:table-cell>
          <table:table-cell table:formula="of:=INT([.$B13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4 0JR</text:p>
          </table:table-cell>
          <table:table-cell office:value-type="float" office:value="13.4288356164384" calcext:value-type="float">
            <text:p>13.4288356164384</text:p>
          </table:table-cell>
          <table:table-cell table:formula="of:=INT([.$B14]/([.C$1]/100)+0.999)" office:value-type="float" office:value="15" calcext:value-type="float">
            <text:p>15</text:p>
          </table:table-cell>
          <table:table-cell table:formula="of:=INT([.$B14]/([.D$1]/100)+0.999)" office:value-type="float" office:value="15" calcext:value-type="float">
            <text:p>15</text:p>
          </table:table-cell>
          <table:table-cell table:formula="of:=INT([.$B14]/([.E$1]/100)+0.999)" office:value-type="float" office:value="16" calcext:value-type="float">
            <text:p>16</text:p>
          </table:table-cell>
          <table:table-cell table:formula="of:=INT([.$B14]/([.F$1]/100)+0.999)" office:value-type="float" office:value="17" calcext:value-type="float">
            <text:p>17</text:p>
          </table:table-cell>
          <table:table-cell table:formula="of:=INT([.$B14]/([.G$1]/100)+0.999)" office:value-type="float" office:value="18" calcext:value-type="float">
            <text:p>18</text:p>
          </table:table-cell>
          <table:table-cell table:formula="of:=INT([.$B14]/([.H$1]/100)+0.999)" office:value-type="float" office:value="20" calcext:value-type="float">
            <text:p>20</text:p>
          </table:table-cell>
          <table:table-cell table:formula="of:=INT([.$B14]/([.I$1]/100)+0.999)" office:value-type="float" office:value="21" calcext:value-type="float">
            <text:p>21</text:p>
          </table:table-cell>
          <table:table-cell table:formula="of:=INT([.$B14]/([.J$1]/100)+0.999)" office:value-type="float" office:value="23" calcext:value-type="float">
            <text:p>23</text:p>
          </table:table-cell>
          <table:table-cell table:formula="of:=INT([.$B14]/([.K$1]/100)+0.999)" office:value-type="float" office:value="25" calcext:value-type="float">
            <text:p>25</text:p>
          </table:table-cell>
          <table:table-cell table:formula="of:=INT([.$B14]/([.L$1]/100)+0.999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N11 2DH</text:p>
          </table:table-cell>
          <table:table-cell office:value-type="float" office:value="2.02202054794521" calcext:value-type="float">
            <text:p>2.02202054794521</text:p>
          </table:table-cell>
          <table:table-cell table:formula="of:=INT([.$B15]/([.C$1]/100)+0.999)" office:value-type="float" office:value="3" calcext:value-type="float">
            <text:p>3</text:p>
          </table:table-cell>
          <table:table-cell table:formula="of:=INT([.$B15]/([.D$1]/100)+0.999)" office:value-type="float" office:value="3" calcext:value-type="float">
            <text:p>3</text:p>
          </table:table-cell>
          <table:table-cell table:formula="of:=INT([.$B15]/([.E$1]/100)+0.999)" office:value-type="float" office:value="3" calcext:value-type="float">
            <text:p>3</text:p>
          </table:table-cell>
          <table:table-cell table:formula="of:=INT([.$B15]/([.F$1]/100)+0.999)" office:value-type="float" office:value="3" calcext:value-type="float">
            <text:p>3</text:p>
          </table:table-cell>
          <table:table-cell table:formula="of:=INT([.$B15]/([.G$1]/100)+0.999)" office:value-type="float" office:value="3" calcext:value-type="float">
            <text:p>3</text:p>
          </table:table-cell>
          <table:table-cell table:formula="of:=INT([.$B15]/([.H$1]/100)+0.999)" office:value-type="float" office:value="3" calcext:value-type="float">
            <text:p>3</text:p>
          </table:table-cell>
          <table:table-cell table:formula="of:=INT([.$B15]/([.I$1]/100)+0.999)" office:value-type="float" office:value="4" calcext:value-type="float">
            <text:p>4</text:p>
          </table:table-cell>
          <table:table-cell table:formula="of:=INT([.$B15]/([.J$1]/100)+0.999)" office:value-type="float" office:value="4" calcext:value-type="float">
            <text:p>4</text:p>
          </table:table-cell>
          <table:table-cell table:formula="of:=INT([.$B15]/([.K$1]/100)+0.999)" office:value-type="float" office:value="4" calcext:value-type="float">
            <text:p>4</text:p>
          </table:table-cell>
          <table:table-cell table:formula="of:=INT([.$B15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N2 5BE</text:p>
          </table:table-cell>
          <table:table-cell office:value-type="float" office:value="8.88417808219178" calcext:value-type="float">
            <text:p>8.88417808219178</text:p>
          </table:table-cell>
          <table:table-cell table:formula="of:=INT([.$B16]/([.C$1]/100)+0.999)" office:value-type="float" office:value="10" calcext:value-type="float">
            <text:p>10</text:p>
          </table:table-cell>
          <table:table-cell table:formula="of:=INT([.$B16]/([.D$1]/100)+0.999)" office:value-type="float" office:value="10" calcext:value-type="float">
            <text:p>10</text:p>
          </table:table-cell>
          <table:table-cell table:formula="of:=INT([.$B16]/([.E$1]/100)+0.999)" office:value-type="float" office:value="11" calcext:value-type="float">
            <text:p>11</text:p>
          </table:table-cell>
          <table:table-cell table:formula="of:=INT([.$B16]/([.F$1]/100)+0.999)" office:value-type="float" office:value="12" calcext:value-type="float">
            <text:p>12</text:p>
          </table:table-cell>
          <table:table-cell table:formula="of:=INT([.$B16]/([.G$1]/100)+0.999)" office:value-type="float" office:value="12" calcext:value-type="float">
            <text:p>12</text:p>
          </table:table-cell>
          <table:table-cell table:formula="of:=INT([.$B16]/([.H$1]/100)+0.999)" office:value-type="float" office:value="13" calcext:value-type="float">
            <text:p>13</text:p>
          </table:table-cell>
          <table:table-cell table:formula="of:=INT([.$B16]/([.I$1]/100)+0.999)" office:value-type="float" office:value="14" calcext:value-type="float">
            <text:p>14</text:p>
          </table:table-cell>
          <table:table-cell table:formula="of:=INT([.$B16]/([.J$1]/100)+0.999)" office:value-type="float" office:value="15" calcext:value-type="float">
            <text:p>15</text:p>
          </table:table-cell>
          <table:table-cell table:formula="of:=INT([.$B16]/([.K$1]/100)+0.999)" office:value-type="float" office:value="17" calcext:value-type="float">
            <text:p>17</text:p>
          </table:table-cell>
          <table:table-cell table:formula="of:=INT([.$B16]/([.L$1]/100)+0.9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6 8ND</text:p>
          </table:table-cell>
          <table:table-cell office:value-type="float" office:value="1.87695205479452" calcext:value-type="float">
            <text:p>1.87695205479452</text:p>
          </table:table-cell>
          <table:table-cell table:formula="of:=INT([.$B17]/([.C$1]/100)+0.999)" office:value-type="float" office:value="2" calcext:value-type="float">
            <text:p>2</text:p>
          </table:table-cell>
          <table:table-cell table:formula="of:=INT([.$B17]/([.D$1]/100)+0.999)" office:value-type="float" office:value="3" calcext:value-type="float">
            <text:p>3</text:p>
          </table:table-cell>
          <table:table-cell table:formula="of:=INT([.$B17]/([.E$1]/100)+0.999)" office:value-type="float" office:value="3" calcext:value-type="float">
            <text:p>3</text:p>
          </table:table-cell>
          <table:table-cell table:formula="of:=INT([.$B17]/([.F$1]/100)+0.999)" office:value-type="float" office:value="3" calcext:value-type="float">
            <text:p>3</text:p>
          </table:table-cell>
          <table:table-cell table:formula="of:=INT([.$B17]/([.G$1]/100)+0.999)" office:value-type="float" office:value="3" calcext:value-type="float">
            <text:p>3</text:p>
          </table:table-cell>
          <table:table-cell table:formula="of:=INT([.$B17]/([.H$1]/100)+0.999)" office:value-type="float" office:value="3" calcext:value-type="float">
            <text:p>3</text:p>
          </table:table-cell>
          <table:table-cell table:formula="of:=INT([.$B17]/([.I$1]/100)+0.999)" office:value-type="float" office:value="3" calcext:value-type="float">
            <text:p>3</text:p>
          </table:table-cell>
          <table:table-cell table:formula="of:=INT([.$B17]/([.J$1]/100)+0.999)" office:value-type="float" office:value="4" calcext:value-type="float">
            <text:p>4</text:p>
          </table:table-cell>
          <table:table-cell table:formula="of:=INT([.$B17]/([.K$1]/100)+0.999)" office:value-type="float" office:value="4" calcext:value-type="float">
            <text:p>4</text:p>
          </table:table-cell>
          <table:table-cell table:formula="of:=INT([.$B17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S10 5NB</text:p>
          </table:table-cell>
          <table:table-cell office:value-type="float" office:value="12.5860616438356" calcext:value-type="float">
            <text:p>12.5860616438356</text:p>
          </table:table-cell>
          <table:table-cell table:formula="of:=INT([.$B18]/([.C$1]/100)+0.999)" office:value-type="float" office:value="14" calcext:value-type="float">
            <text:p>14</text:p>
          </table:table-cell>
          <table:table-cell table:formula="of:=INT([.$B18]/([.D$1]/100)+0.999)" office:value-type="float" office:value="14" calcext:value-type="float">
            <text:p>14</text:p>
          </table:table-cell>
          <table:table-cell table:formula="of:=INT([.$B18]/([.E$1]/100)+0.999)" office:value-type="float" office:value="15" calcext:value-type="float">
            <text:p>15</text:p>
          </table:table-cell>
          <table:table-cell table:formula="of:=INT([.$B18]/([.F$1]/100)+0.999)" office:value-type="float" office:value="16" calcext:value-type="float">
            <text:p>16</text:p>
          </table:table-cell>
          <table:table-cell table:formula="of:=INT([.$B18]/([.G$1]/100)+0.999)" office:value-type="float" office:value="17" calcext:value-type="float">
            <text:p>17</text:p>
          </table:table-cell>
          <table:table-cell table:formula="of:=INT([.$B18]/([.H$1]/100)+0.999)" office:value-type="float" office:value="18" calcext:value-type="float">
            <text:p>18</text:p>
          </table:table-cell>
          <table:table-cell table:formula="of:=INT([.$B18]/([.I$1]/100)+0.999)" office:value-type="float" office:value="20" calcext:value-type="float">
            <text:p>20</text:p>
          </table:table-cell>
          <table:table-cell table:formula="of:=INT([.$B18]/([.J$1]/100)+0.999)" office:value-type="float" office:value="21" calcext:value-type="float">
            <text:p>21</text:p>
          </table:table-cell>
          <table:table-cell table:formula="of:=INT([.$B18]/([.K$1]/100)+0.999)" office:value-type="float" office:value="23" calcext:value-type="float">
            <text:p>23</text:p>
          </table:table-cell>
          <table:table-cell table:formula="of:=INT([.$B18]/([.L$1]/100)+0.999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S2 8HW</text:p>
          </table:table-cell>
          <table:table-cell office:value-type="float" office:value="16.6290068493151" calcext:value-type="float">
            <text:p>16.6290068493151</text:p>
          </table:table-cell>
          <table:table-cell table:formula="of:=INT([.$B19]/([.C$1]/100)+0.999)" office:value-type="float" office:value="18" calcext:value-type="float">
            <text:p>18</text:p>
          </table:table-cell>
          <table:table-cell table:formula="of:=INT([.$B19]/([.D$1]/100)+0.999)" office:value-type="float" office:value="19" calcext:value-type="float">
            <text:p>19</text:p>
          </table:table-cell>
          <table:table-cell table:formula="of:=INT([.$B19]/([.E$1]/100)+0.999)" office:value-type="float" office:value="20" calcext:value-type="float">
            <text:p>20</text:p>
          </table:table-cell>
          <table:table-cell table:formula="of:=INT([.$B19]/([.F$1]/100)+0.999)" office:value-type="float" office:value="21" calcext:value-type="float">
            <text:p>21</text:p>
          </table:table-cell>
          <table:table-cell table:formula="of:=INT([.$B19]/([.G$1]/100)+0.999)" office:value-type="float" office:value="23" calcext:value-type="float">
            <text:p>23</text:p>
          </table:table-cell>
          <table:table-cell table:formula="of:=INT([.$B19]/([.H$1]/100)+0.999)" office:value-type="float" office:value="24" calcext:value-type="float">
            <text:p>24</text:p>
          </table:table-cell>
          <table:table-cell table:formula="of:=INT([.$B19]/([.I$1]/100)+0.999)" office:value-type="float" office:value="26" calcext:value-type="float">
            <text:p>26</text:p>
          </table:table-cell>
          <table:table-cell table:formula="of:=INT([.$B19]/([.J$1]/100)+0.999)" office:value-type="float" office:value="28" calcext:value-type="float">
            <text:p>28</text:p>
          </table:table-cell>
          <table:table-cell table:formula="of:=INT([.$B19]/([.K$1]/100)+0.999)" office:value-type="float" office:value="31" calcext:value-type="float">
            <text:p>31</text:p>
          </table:table-cell>
          <table:table-cell table:formula="of:=INT([.$B19]/([.L$1]/100)+0.999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2 7HY</text:p>
          </table:table-cell>
          <table:table-cell office:value-type="float" office:value="1.33784246575342" calcext:value-type="float">
            <text:p>1.33784246575342</text:p>
          </table:table-cell>
          <table:table-cell table:formula="of:=INT([.$B20]/([.C$1]/100)+0.999)" office:value-type="float" office:value="2" calcext:value-type="float">
            <text:p>2</text:p>
          </table:table-cell>
          <table:table-cell table:formula="of:=INT([.$B20]/([.D$1]/100)+0.999)" office:value-type="float" office:value="2" calcext:value-type="float">
            <text:p>2</text:p>
          </table:table-cell>
          <table:table-cell table:formula="of:=INT([.$B20]/([.E$1]/100)+0.999)" office:value-type="float" office:value="2" calcext:value-type="float">
            <text:p>2</text:p>
          </table:table-cell>
          <table:table-cell table:formula="of:=INT([.$B20]/([.F$1]/100)+0.999)" office:value-type="float" office:value="2" calcext:value-type="float">
            <text:p>2</text:p>
          </table:table-cell>
          <table:table-cell table:formula="of:=INT([.$B20]/([.G$1]/100)+0.999)" office:value-type="float" office:value="2" calcext:value-type="float">
            <text:p>2</text:p>
          </table:table-cell>
          <table:table-cell table:formula="of:=INT([.$B20]/([.H$1]/100)+0.999)" office:value-type="float" office:value="2" calcext:value-type="float">
            <text:p>2</text:p>
          </table:table-cell>
          <table:table-cell table:formula="of:=INT([.$B20]/([.I$1]/100)+0.999)" office:value-type="float" office:value="3" calcext:value-type="float">
            <text:p>3</text:p>
          </table:table-cell>
          <table:table-cell table:formula="of:=INT([.$B20]/([.J$1]/100)+0.999)" office:value-type="float" office:value="3" calcext:value-type="float">
            <text:p>3</text:p>
          </table:table-cell>
          <table:table-cell table:formula="of:=INT([.$B20]/([.K$1]/100)+0.999)" office:value-type="float" office:value="3" calcext:value-type="float">
            <text:p>3</text:p>
          </table:table-cell>
          <table:table-cell table:formula="of:=INT([.$B20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28 8JG</text:p>
          </table:table-cell>
          <table:table-cell office:value-type="float" office:value="1.04818493150685" calcext:value-type="float">
            <text:p>1.04818493150685</text:p>
          </table:table-cell>
          <table:table-cell table:formula="of:=INT([.$B21]/([.C$1]/100)+0.999)" office:value-type="float" office:value="2" calcext:value-type="float">
            <text:p>2</text:p>
          </table:table-cell>
          <table:table-cell table:formula="of:=INT([.$B21]/([.D$1]/100)+0.999)" office:value-type="float" office:value="2" calcext:value-type="float">
            <text:p>2</text:p>
          </table:table-cell>
          <table:table-cell table:formula="of:=INT([.$B21]/([.E$1]/100)+0.999)" office:value-type="float" office:value="2" calcext:value-type="float">
            <text:p>2</text:p>
          </table:table-cell>
          <table:table-cell table:formula="of:=INT([.$B21]/([.F$1]/100)+0.999)" office:value-type="float" office:value="2" calcext:value-type="float">
            <text:p>2</text:p>
          </table:table-cell>
          <table:table-cell table:formula="of:=INT([.$B21]/([.G$1]/100)+0.999)" office:value-type="float" office:value="2" calcext:value-type="float">
            <text:p>2</text:p>
          </table:table-cell>
          <table:table-cell table:formula="of:=INT([.$B21]/([.H$1]/100)+0.999)" office:value-type="float" office:value="2" calcext:value-type="float">
            <text:p>2</text:p>
          </table:table-cell>
          <table:table-cell table:formula="of:=INT([.$B21]/([.I$1]/100)+0.999)" office:value-type="float" office:value="2" calcext:value-type="float">
            <text:p>2</text:p>
          </table:table-cell>
          <table:table-cell table:formula="of:=INT([.$B21]/([.J$1]/100)+0.999)" office:value-type="float" office:value="2" calcext:value-type="float">
            <text:p>2</text:p>
          </table:table-cell>
          <table:table-cell table:formula="of:=INT([.$B21]/([.K$1]/100)+0.999)" office:value-type="float" office:value="2" calcext:value-type="float">
            <text:p>2</text:p>
          </table:table-cell>
          <table:table-cell table:formula="of:=INT([.$B21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2 0QQ</text:p>
          </table:table-cell>
          <table:table-cell office:value-type="float" office:value="18.4528424657534" calcext:value-type="float">
            <text:p>18.4528424657534</text:p>
          </table:table-cell>
          <table:table-cell table:formula="of:=INT([.$B22]/([.C$1]/100)+0.999)" office:value-type="float" office:value="20" calcext:value-type="float">
            <text:p>20</text:p>
          </table:table-cell>
          <table:table-cell table:formula="of:=INT([.$B22]/([.D$1]/100)+0.999)" office:value-type="float" office:value="21" calcext:value-type="float">
            <text:p>21</text:p>
          </table:table-cell>
          <table:table-cell table:formula="of:=INT([.$B22]/([.E$1]/100)+0.999)" office:value-type="float" office:value="22" calcext:value-type="float">
            <text:p>22</text:p>
          </table:table-cell>
          <table:table-cell table:formula="of:=INT([.$B22]/([.F$1]/100)+0.999)" office:value-type="float" office:value="24" calcext:value-type="float">
            <text:p>24</text:p>
          </table:table-cell>
          <table:table-cell table:formula="of:=INT([.$B22]/([.G$1]/100)+0.999)" office:value-type="float" office:value="25" calcext:value-type="float">
            <text:p>25</text:p>
          </table:table-cell>
          <table:table-cell table:formula="of:=INT([.$B22]/([.H$1]/100)+0.999)" office:value-type="float" office:value="27" calcext:value-type="float">
            <text:p>27</text:p>
          </table:table-cell>
          <table:table-cell table:formula="of:=INT([.$B22]/([.I$1]/100)+0.999)" office:value-type="float" office:value="29" calcext:value-type="float">
            <text:p>29</text:p>
          </table:table-cell>
          <table:table-cell table:formula="of:=INT([.$B22]/([.J$1]/100)+0.999)" office:value-type="float" office:value="31" calcext:value-type="float">
            <text:p>31</text:p>
          </table:table-cell>
          <table:table-cell table:formula="of:=INT([.$B22]/([.K$1]/100)+0.999)" office:value-type="float" office:value="34" calcext:value-type="float">
            <text:p>34</text:p>
          </table:table-cell>
          <table:table-cell table:formula="of:=INT([.$B22]/([.L$1]/100)+0.999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2 1UL</text:p>
          </table:table-cell>
          <table:table-cell office:value-type="float" office:value="2.29698630136986" calcext:value-type="float">
            <text:p>2.29698630136986</text:p>
          </table:table-cell>
          <table:table-cell table:formula="of:=INT([.$B23]/([.C$1]/100)+0.999)" office:value-type="float" office:value="3" calcext:value-type="float">
            <text:p>3</text:p>
          </table:table-cell>
          <table:table-cell table:formula="of:=INT([.$B23]/([.D$1]/100)+0.999)" office:value-type="float" office:value="3" calcext:value-type="float">
            <text:p>3</text:p>
          </table:table-cell>
          <table:table-cell table:formula="of:=INT([.$B23]/([.E$1]/100)+0.999)" office:value-type="float" office:value="3" calcext:value-type="float">
            <text:p>3</text:p>
          </table:table-cell>
          <table:table-cell table:formula="of:=INT([.$B23]/([.F$1]/100)+0.999)" office:value-type="float" office:value="3" calcext:value-type="float">
            <text:p>3</text:p>
          </table:table-cell>
          <table:table-cell table:formula="of:=INT([.$B23]/([.G$1]/100)+0.999)" office:value-type="float" office:value="4" calcext:value-type="float">
            <text:p>4</text:p>
          </table:table-cell>
          <table:table-cell table:formula="of:=INT([.$B23]/([.H$1]/100)+0.999)" office:value-type="float" office:value="4" calcext:value-type="float">
            <text:p>4</text:p>
          </table:table-cell>
          <table:table-cell table:formula="of:=INT([.$B23]/([.I$1]/100)+0.999)" office:value-type="float" office:value="4" calcext:value-type="float">
            <text:p>4</text:p>
          </table:table-cell>
          <table:table-cell table:formula="of:=INT([.$B23]/([.J$1]/100)+0.999)" office:value-type="float" office:value="4" calcext:value-type="float">
            <text:p>4</text:p>
          </table:table-cell>
          <table:table-cell table:formula="of:=INT([.$B23]/([.K$1]/100)+0.999)" office:value-type="float" office:value="5" calcext:value-type="float">
            <text:p>5</text:p>
          </table:table-cell>
          <table:table-cell table:formula="of:=INT([.$B23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49 5PE</text:p>
          </table:table-cell>
          <table:table-cell office:value-type="float" office:value="8.61585616438356" calcext:value-type="float">
            <text:p>8.61585616438356</text:p>
          </table:table-cell>
          <table:table-cell table:formula="of:=INT([.$B24]/([.C$1]/100)+0.999)" office:value-type="float" office:value="10" calcext:value-type="float">
            <text:p>10</text:p>
          </table:table-cell>
          <table:table-cell table:formula="of:=INT([.$B24]/([.D$1]/100)+0.999)" office:value-type="float" office:value="10" calcext:value-type="float">
            <text:p>10</text:p>
          </table:table-cell>
          <table:table-cell table:formula="of:=INT([.$B24]/([.E$1]/100)+0.999)" office:value-type="float" office:value="11" calcext:value-type="float">
            <text:p>11</text:p>
          </table:table-cell>
          <table:table-cell table:formula="of:=INT([.$B24]/([.F$1]/100)+0.999)" office:value-type="float" office:value="11" calcext:value-type="float">
            <text:p>11</text:p>
          </table:table-cell>
          <table:table-cell table:formula="of:=INT([.$B24]/([.G$1]/100)+0.999)" office:value-type="float" office:value="12" calcext:value-type="float">
            <text:p>12</text:p>
          </table:table-cell>
          <table:table-cell table:formula="of:=INT([.$B24]/([.H$1]/100)+0.999)" office:value-type="float" office:value="13" calcext:value-type="float">
            <text:p>13</text:p>
          </table:table-cell>
          <table:table-cell table:formula="of:=INT([.$B24]/([.I$1]/100)+0.999)" office:value-type="float" office:value="14" calcext:value-type="float">
            <text:p>14</text:p>
          </table:table-cell>
          <table:table-cell table:formula="of:=INT([.$B24]/([.J$1]/100)+0.999)" office:value-type="float" office:value="15" calcext:value-type="float">
            <text:p>15</text:p>
          </table:table-cell>
          <table:table-cell table:formula="of:=INT([.$B24]/([.K$1]/100)+0.999)" office:value-type="float" office:value="16" calcext:value-type="float">
            <text:p>16</text:p>
          </table:table-cell>
          <table:table-cell table:formula="of:=INT([.$B24]/([.L$1]/100)+0.9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M1 7ET</text:p>
          </table:table-cell>
          <table:table-cell office:value-type="float" office:value="3.64178082191781" calcext:value-type="float">
            <text:p>3.64178082191781</text:p>
          </table:table-cell>
          <table:table-cell table:formula="of:=INT([.$B25]/([.C$1]/100)+0.999)" office:value-type="float" office:value="4" calcext:value-type="float">
            <text:p>4</text:p>
          </table:table-cell>
          <table:table-cell table:formula="of:=INT([.$B25]/([.D$1]/100)+0.999)" office:value-type="float" office:value="5" calcext:value-type="float">
            <text:p>5</text:p>
          </table:table-cell>
          <table:table-cell table:formula="of:=INT([.$B25]/([.E$1]/100)+0.999)" office:value-type="float" office:value="5" calcext:value-type="float">
            <text:p>5</text:p>
          </table:table-cell>
          <table:table-cell table:formula="of:=INT([.$B25]/([.F$1]/100)+0.999)" office:value-type="float" office:value="5" calcext:value-type="float">
            <text:p>5</text:p>
          </table:table-cell>
          <table:table-cell table:formula="of:=INT([.$B25]/([.G$1]/100)+0.999)" office:value-type="float" office:value="5" calcext:value-type="float">
            <text:p>5</text:p>
          </table:table-cell>
          <table:table-cell table:formula="of:=INT([.$B25]/([.H$1]/100)+0.999)" office:value-type="float" office:value="6" calcext:value-type="float">
            <text:p>6</text:p>
          </table:table-cell>
          <table:table-cell table:formula="of:=INT([.$B25]/([.I$1]/100)+0.999)" office:value-type="float" office:value="6" calcext:value-type="float">
            <text:p>6</text:p>
          </table:table-cell>
          <table:table-cell table:formula="of:=INT([.$B25]/([.J$1]/100)+0.999)" office:value-type="float" office:value="7" calcext:value-type="float">
            <text:p>7</text:p>
          </table:table-cell>
          <table:table-cell table:formula="of:=INT([.$B25]/([.K$1]/100)+0.999)" office:value-type="float" office:value="7" calcext:value-type="float">
            <text:p>7</text:p>
          </table:table-cell>
          <table:table-cell table:formula="of:=INT([.$B25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M20 1QX</text:p>
          </table:table-cell>
          <table:table-cell office:value-type="float" office:value="4.22373287671233" calcext:value-type="float">
            <text:p>4.22373287671233</text:p>
          </table:table-cell>
          <table:table-cell table:formula="of:=INT([.$B26]/([.C$1]/100)+0.999)" office:value-type="float" office:value="5" calcext:value-type="float">
            <text:p>5</text:p>
          </table:table-cell>
          <table:table-cell table:formula="of:=INT([.$B26]/([.D$1]/100)+0.999)" office:value-type="float" office:value="5" calcext:value-type="float">
            <text:p>5</text:p>
          </table:table-cell>
          <table:table-cell table:formula="of:=INT([.$B26]/([.E$1]/100)+0.999)" office:value-type="float" office:value="5" calcext:value-type="float">
            <text:p>5</text:p>
          </table:table-cell>
          <table:table-cell table:formula="of:=INT([.$B26]/([.F$1]/100)+0.999)" office:value-type="float" office:value="6" calcext:value-type="float">
            <text:p>6</text:p>
          </table:table-cell>
          <table:table-cell table:formula="of:=INT([.$B26]/([.G$1]/100)+0.999)" office:value-type="float" office:value="6" calcext:value-type="float">
            <text:p>6</text:p>
          </table:table-cell>
          <table:table-cell table:formula="of:=INT([.$B26]/([.H$1]/100)+0.999)" office:value-type="float" office:value="7" calcext:value-type="float">
            <text:p>7</text:p>
          </table:table-cell>
          <table:table-cell table:formula="of:=INT([.$B26]/([.I$1]/100)+0.999)" office:value-type="float" office:value="7" calcext:value-type="float">
            <text:p>7</text:p>
          </table:table-cell>
          <table:table-cell table:formula="of:=INT([.$B26]/([.J$1]/100)+0.999)" office:value-type="float" office:value="8" calcext:value-type="float">
            <text:p>8</text:p>
          </table:table-cell>
          <table:table-cell table:formula="of:=INT([.$B26]/([.K$1]/100)+0.999)" office:value-type="float" office:value="8" calcext:value-type="float">
            <text:p>8</text:p>
          </table:table-cell>
          <table:table-cell table:formula="of:=INT([.$B26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4 5JL</text:p>
          </table:table-cell>
          <table:table-cell office:value-type="float" office:value="4.83671232876712" calcext:value-type="float">
            <text:p>4.83671232876712</text:p>
          </table:table-cell>
          <table:table-cell table:formula="of:=INT([.$B27]/([.C$1]/100)+0.999)" office:value-type="float" office:value="6" calcext:value-type="float">
            <text:p>6</text:p>
          </table:table-cell>
          <table:table-cell table:formula="of:=INT([.$B27]/([.D$1]/100)+0.999)" office:value-type="float" office:value="6" calcext:value-type="float">
            <text:p>6</text:p>
          </table:table-cell>
          <table:table-cell table:formula="of:=INT([.$B27]/([.E$1]/100)+0.999)" office:value-type="float" office:value="6" calcext:value-type="float">
            <text:p>6</text:p>
          </table:table-cell>
          <table:table-cell table:formula="of:=INT([.$B27]/([.F$1]/100)+0.999)" office:value-type="float" office:value="7" calcext:value-type="float">
            <text:p>7</text:p>
          </table:table-cell>
          <table:table-cell table:formula="of:=INT([.$B27]/([.G$1]/100)+0.999)" office:value-type="float" office:value="7" calcext:value-type="float">
            <text:p>7</text:p>
          </table:table-cell>
          <table:table-cell table:formula="of:=INT([.$B27]/([.H$1]/100)+0.999)" office:value-type="float" office:value="7" calcext:value-type="float">
            <text:p>7</text:p>
          </table:table-cell>
          <table:table-cell table:formula="of:=INT([.$B27]/([.I$1]/100)+0.999)" office:value-type="float" office:value="8" calcext:value-type="float">
            <text:p>8</text:p>
          </table:table-cell>
          <table:table-cell table:formula="of:=INT([.$B27]/([.J$1]/100)+0.999)" office:value-type="float" office:value="9" calcext:value-type="float">
            <text:p>9</text:p>
          </table:table-cell>
          <table:table-cell table:formula="of:=INT([.$B27]/([.K$1]/100)+0.999)" office:value-type="float" office:value="9" calcext:value-type="float">
            <text:p>9</text:p>
          </table:table-cell>
          <table:table-cell table:formula="of:=INT([.$B27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7 7YE</text:p>
          </table:table-cell>
          <table:table-cell office:value-type="float" office:value="7.63921232876712" calcext:value-type="float">
            <text:p>7.63921232876712</text:p>
          </table:table-cell>
          <table:table-cell table:formula="of:=INT([.$B28]/([.C$1]/100)+0.999)" office:value-type="float" office:value="9" calcext:value-type="float">
            <text:p>9</text:p>
          </table:table-cell>
          <table:table-cell table:formula="of:=INT([.$B28]/([.D$1]/100)+0.999)" office:value-type="float" office:value="9" calcext:value-type="float">
            <text:p>9</text:p>
          </table:table-cell>
          <table:table-cell table:formula="of:=INT([.$B28]/([.E$1]/100)+0.999)" office:value-type="float" office:value="9" calcext:value-type="float">
            <text:p>9</text:p>
          </table:table-cell>
          <table:table-cell table:formula="of:=INT([.$B28]/([.F$1]/100)+0.999)" office:value-type="float" office:value="10" calcext:value-type="float">
            <text:p>10</text:p>
          </table:table-cell>
          <table:table-cell table:formula="of:=INT([.$B28]/([.G$1]/100)+0.999)" office:value-type="float" office:value="11" calcext:value-type="float">
            <text:p>11</text:p>
          </table:table-cell>
          <table:table-cell table:formula="of:=INT([.$B28]/([.H$1]/100)+0.999)" office:value-type="float" office:value="11" calcext:value-type="float">
            <text:p>11</text:p>
          </table:table-cell>
          <table:table-cell table:formula="of:=INT([.$B28]/([.I$1]/100)+0.999)" office:value-type="float" office:value="12" calcext:value-type="float">
            <text:p>12</text:p>
          </table:table-cell>
          <table:table-cell table:formula="of:=INT([.$B28]/([.J$1]/100)+0.999)" office:value-type="float" office:value="13" calcext:value-type="float">
            <text:p>13</text:p>
          </table:table-cell>
          <table:table-cell table:formula="of:=INT([.$B28]/([.K$1]/100)+0.999)" office:value-type="float" office:value="14" calcext:value-type="float">
            <text:p>14</text:p>
          </table:table-cell>
          <table:table-cell table:formula="of:=INT([.$B28]/([.L$1]/100)+0.999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T9 4AN</text:p>
          </table:table-cell>
          <table:table-cell office:value-type="float" office:value="2.12013698630137" calcext:value-type="float">
            <text:p>2.12013698630137</text:p>
          </table:table-cell>
          <table:table-cell table:formula="of:=INT([.$B29]/([.C$1]/100)+0.999)" office:value-type="float" office:value="3" calcext:value-type="float">
            <text:p>3</text:p>
          </table:table-cell>
          <table:table-cell table:formula="of:=INT([.$B29]/([.D$1]/100)+0.999)" office:value-type="float" office:value="3" calcext:value-type="float">
            <text:p>3</text:p>
          </table:table-cell>
          <table:table-cell table:formula="of:=INT([.$B29]/([.E$1]/100)+0.999)" office:value-type="float" office:value="3" calcext:value-type="float">
            <text:p>3</text:p>
          </table:table-cell>
          <table:table-cell table:formula="of:=INT([.$B29]/([.F$1]/100)+0.999)" office:value-type="float" office:value="3" calcext:value-type="float">
            <text:p>3</text:p>
          </table:table-cell>
          <table:table-cell table:formula="of:=INT([.$B29]/([.G$1]/100)+0.999)" office:value-type="float" office:value="3" calcext:value-type="float">
            <text:p>3</text:p>
          </table:table-cell>
          <table:table-cell table:formula="of:=INT([.$B29]/([.H$1]/100)+0.999)" office:value-type="float" office:value="4" calcext:value-type="float">
            <text:p>4</text:p>
          </table:table-cell>
          <table:table-cell table:formula="of:=INT([.$B29]/([.I$1]/100)+0.999)" office:value-type="float" office:value="4" calcext:value-type="float">
            <text:p>4</text:p>
          </table:table-cell>
          <table:table-cell table:formula="of:=INT([.$B29]/([.J$1]/100)+0.999)" office:value-type="float" office:value="4" calcext:value-type="float">
            <text:p>4</text:p>
          </table:table-cell>
          <table:table-cell table:formula="of:=INT([.$B29]/([.K$1]/100)+0.999)" office:value-type="float" office:value="4" calcext:value-type="float">
            <text:p>4</text:p>
          </table:table-cell>
          <table:table-cell table:formula="of:=INT([.$B29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V10 7DJ</text:p>
          </table:table-cell>
          <table:table-cell office:value-type="float" office:value="2.31969178082192" calcext:value-type="float">
            <text:p>2.31969178082192</text:p>
          </table:table-cell>
          <table:table-cell table:formula="of:=INT([.$B30]/([.C$1]/100)+0.999)" office:value-type="float" office:value="3" calcext:value-type="float">
            <text:p>3</text:p>
          </table:table-cell>
          <table:table-cell table:formula="of:=INT([.$B30]/([.D$1]/100)+0.999)" office:value-type="float" office:value="3" calcext:value-type="float">
            <text:p>3</text:p>
          </table:table-cell>
          <table:table-cell table:formula="of:=INT([.$B30]/([.E$1]/100)+0.999)" office:value-type="float" office:value="3" calcext:value-type="float">
            <text:p>3</text:p>
          </table:table-cell>
          <table:table-cell table:formula="of:=INT([.$B30]/([.F$1]/100)+0.999)" office:value-type="float" office:value="3" calcext:value-type="float">
            <text:p>3</text:p>
          </table:table-cell>
          <table:table-cell table:formula="of:=INT([.$B30]/([.G$1]/100)+0.999)" office:value-type="float" office:value="4" calcext:value-type="float">
            <text:p>4</text:p>
          </table:table-cell>
          <table:table-cell table:formula="of:=INT([.$B30]/([.H$1]/100)+0.999)" office:value-type="float" office:value="4" calcext:value-type="float">
            <text:p>4</text:p>
          </table:table-cell>
          <table:table-cell table:formula="of:=INT([.$B30]/([.I$1]/100)+0.999)" office:value-type="float" office:value="4" calcext:value-type="float">
            <text:p>4</text:p>
          </table:table-cell>
          <table:table-cell table:formula="of:=INT([.$B30]/([.J$1]/100)+0.999)" office:value-type="float" office:value="4" calcext:value-type="float">
            <text:p>4</text:p>
          </table:table-cell>
          <table:table-cell table:formula="of:=INT([.$B30]/([.K$1]/100)+0.999)" office:value-type="float" office:value="5" calcext:value-type="float">
            <text:p>5</text:p>
          </table:table-cell>
          <table:table-cell table:formula="of:=INT([.$B30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V2 2DX</text:p>
          </table:table-cell>
          <table:table-cell office:value-type="float" office:value="17.0866780821918" calcext:value-type="float">
            <text:p>17.0866780821918</text:p>
          </table:table-cell>
          <table:table-cell table:formula="of:=INT([.$B31]/([.C$1]/100)+0.999)" office:value-type="float" office:value="18" calcext:value-type="float">
            <text:p>18</text:p>
          </table:table-cell>
          <table:table-cell table:formula="of:=INT([.$B31]/([.D$1]/100)+0.999)" office:value-type="float" office:value="19" calcext:value-type="float">
            <text:p>19</text:p>
          </table:table-cell>
          <table:table-cell table:formula="of:=INT([.$B31]/([.E$1]/100)+0.999)" office:value-type="float" office:value="21" calcext:value-type="float">
            <text:p>21</text:p>
          </table:table-cell>
          <table:table-cell table:formula="of:=INT([.$B31]/([.F$1]/100)+0.999)" office:value-type="float" office:value="22" calcext:value-type="float">
            <text:p>22</text:p>
          </table:table-cell>
          <table:table-cell table:formula="of:=INT([.$B31]/([.G$1]/100)+0.999)" office:value-type="float" office:value="23" calcext:value-type="float">
            <text:p>23</text:p>
          </table:table-cell>
          <table:table-cell table:formula="of:=INT([.$B31]/([.H$1]/100)+0.999)" office:value-type="float" office:value="25" calcext:value-type="float">
            <text:p>25</text:p>
          </table:table-cell>
          <table:table-cell table:formula="of:=INT([.$B31]/([.I$1]/100)+0.999)" office:value-type="float" office:value="27" calcext:value-type="float">
            <text:p>27</text:p>
          </table:table-cell>
          <table:table-cell table:formula="of:=INT([.$B31]/([.J$1]/100)+0.999)" office:value-type="float" office:value="29" calcext:value-type="float">
            <text:p>29</text:p>
          </table:table-cell>
          <table:table-cell table:formula="of:=INT([.$B31]/([.K$1]/100)+0.999)" office:value-type="float" office:value="32" calcext:value-type="float">
            <text:p>32</text:p>
          </table:table-cell>
          <table:table-cell table:formula="of:=INT([.$B31]/([.L$1]/100)+0.999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V34 5BW</text:p>
          </table:table-cell>
          <table:table-cell office:value-type="float" office:value="1.74167808219178" calcext:value-type="float">
            <text:p>1.74167808219178</text:p>
          </table:table-cell>
          <table:table-cell table:formula="of:=INT([.$B32]/([.C$1]/100)+0.999)" office:value-type="float" office:value="2" calcext:value-type="float">
            <text:p>2</text:p>
          </table:table-cell>
          <table:table-cell table:formula="of:=INT([.$B32]/([.D$1]/100)+0.999)" office:value-type="float" office:value="2" calcext:value-type="float">
            <text:p>2</text:p>
          </table:table-cell>
          <table:table-cell table:formula="of:=INT([.$B32]/([.E$1]/100)+0.999)" office:value-type="float" office:value="3" calcext:value-type="float">
            <text:p>3</text:p>
          </table:table-cell>
          <table:table-cell table:formula="of:=INT([.$B32]/([.F$1]/100)+0.999)" office:value-type="float" office:value="3" calcext:value-type="float">
            <text:p>3</text:p>
          </table:table-cell>
          <table:table-cell table:formula="of:=INT([.$B32]/([.G$1]/100)+0.999)" office:value-type="float" office:value="3" calcext:value-type="float">
            <text:p>3</text:p>
          </table:table-cell>
          <table:table-cell table:formula="of:=INT([.$B32]/([.H$1]/100)+0.999)" office:value-type="float" office:value="3" calcext:value-type="float">
            <text:p>3</text:p>
          </table:table-cell>
          <table:table-cell table:formula="of:=INT([.$B32]/([.I$1]/100)+0.999)" office:value-type="float" office:value="3" calcext:value-type="float">
            <text:p>3</text:p>
          </table:table-cell>
          <table:table-cell table:formula="of:=INT([.$B32]/([.J$1]/100)+0.999)" office:value-type="float" office:value="3" calcext:value-type="float">
            <text:p>3</text:p>
          </table:table-cell>
          <table:table-cell table:formula="of:=INT([.$B32]/([.K$1]/100)+0.999)" office:value-type="float" office:value="4" calcext:value-type="float">
            <text:p>4</text:p>
          </table:table-cell>
          <table:table-cell table:formula="of:=INT([.$B32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W1 4QJ</text:p>
          </table:table-cell>
          <table:table-cell office:value-type="float" office:value="3.08900684931507" calcext:value-type="float">
            <text:p>3.08900684931507</text:p>
          </table:table-cell>
          <table:table-cell table:formula="of:=INT([.$B33]/([.C$1]/100)+0.999)" office:value-type="float" office:value="4" calcext:value-type="float">
            <text:p>4</text:p>
          </table:table-cell>
          <table:table-cell table:formula="of:=INT([.$B33]/([.D$1]/100)+0.999)" office:value-type="float" office:value="4" calcext:value-type="float">
            <text:p>4</text:p>
          </table:table-cell>
          <table:table-cell table:formula="of:=INT([.$B33]/([.E$1]/100)+0.999)" office:value-type="float" office:value="4" calcext:value-type="float">
            <text:p>4</text:p>
          </table:table-cell>
          <table:table-cell table:formula="of:=INT([.$B33]/([.F$1]/100)+0.999)" office:value-type="float" office:value="4" calcext:value-type="float">
            <text:p>4</text:p>
          </table:table-cell>
          <table:table-cell table:formula="of:=INT([.$B33]/([.G$1]/100)+0.999)" office:value-type="float" office:value="5" calcext:value-type="float">
            <text:p>5</text:p>
          </table:table-cell>
          <table:table-cell table:formula="of:=INT([.$B33]/([.H$1]/100)+0.999)" office:value-type="float" office:value="5" calcext:value-type="float">
            <text:p>5</text:p>
          </table:table-cell>
          <table:table-cell table:formula="of:=INT([.$B33]/([.I$1]/100)+0.999)" office:value-type="float" office:value="5" calcext:value-type="float">
            <text:p>5</text:p>
          </table:table-cell>
          <table:table-cell table:formula="of:=INT([.$B33]/([.J$1]/100)+0.999)" office:value-type="float" office:value="6" calcext:value-type="float">
            <text:p>6</text:p>
          </table:table-cell>
          <table:table-cell table:formula="of:=INT([.$B33]/([.K$1]/100)+0.999)" office:value-type="float" office:value="6" calcext:value-type="float">
            <text:p>6</text:p>
          </table:table-cell>
          <table:table-cell table:formula="of:=INT([.$B33]/([.L$1]/100)+0.999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2 8DA</text:p>
          </table:table-cell>
          <table:table-cell office:value-type="float" office:value="4.91280821917808" calcext:value-type="float">
            <text:p>4.91280821917808</text:p>
          </table:table-cell>
          <table:table-cell table:formula="of:=INT([.$B34]/([.C$1]/100)+0.999)" office:value-type="float" office:value="6" calcext:value-type="float">
            <text:p>6</text:p>
          </table:table-cell>
          <table:table-cell table:formula="of:=INT([.$B34]/([.D$1]/100)+0.999)" office:value-type="float" office:value="6" calcext:value-type="float">
            <text:p>6</text:p>
          </table:table-cell>
          <table:table-cell table:formula="of:=INT([.$B34]/([.E$1]/100)+0.999)" office:value-type="float" office:value="6" calcext:value-type="float">
            <text:p>6</text:p>
          </table:table-cell>
          <table:table-cell table:formula="of:=INT([.$B34]/([.F$1]/100)+0.999)" office:value-type="float" office:value="7" calcext:value-type="float">
            <text:p>7</text:p>
          </table:table-cell>
          <table:table-cell table:formula="of:=INT([.$B34]/([.G$1]/100)+0.999)" office:value-type="float" office:value="7" calcext:value-type="float">
            <text:p>7</text:p>
          </table:table-cell>
          <table:table-cell table:formula="of:=INT([.$B34]/([.H$1]/100)+0.999)" office:value-type="float" office:value="8" calcext:value-type="float">
            <text:p>8</text:p>
          </table:table-cell>
          <table:table-cell table:formula="of:=INT([.$B34]/([.I$1]/100)+0.999)" office:value-type="float" office:value="8" calcext:value-type="float">
            <text:p>8</text:p>
          </table:table-cell>
          <table:table-cell table:formula="of:=INT([.$B34]/([.J$1]/100)+0.999)" office:value-type="float" office:value="9" calcext:value-type="float">
            <text:p>9</text:p>
          </table:table-cell>
          <table:table-cell table:formula="of:=INT([.$B34]/([.K$1]/100)+0.999)" office:value-type="float" office:value="9" calcext:value-type="float">
            <text:p>9</text:p>
          </table:table-cell>
          <table:table-cell table:formula="of:=INT([.$B34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13 0RB</text:p>
          </table:table-cell>
          <table:table-cell office:value-type="float" office:value="2.18150684931507" calcext:value-type="float">
            <text:p>2.18150684931507</text:p>
          </table:table-cell>
          <table:table-cell table:formula="of:=INT([.$B35]/([.C$1]/100)+0.999)" office:value-type="float" office:value="3" calcext:value-type="float">
            <text:p>3</text:p>
          </table:table-cell>
          <table:table-cell table:formula="of:=INT([.$B35]/([.D$1]/100)+0.999)" office:value-type="float" office:value="3" calcext:value-type="float">
            <text:p>3</text:p>
          </table:table-cell>
          <table:table-cell table:formula="of:=INT([.$B35]/([.E$1]/100)+0.999)" office:value-type="float" office:value="3" calcext:value-type="float">
            <text:p>3</text:p>
          </table:table-cell>
          <table:table-cell table:formula="of:=INT([.$B35]/([.F$1]/100)+0.999)" office:value-type="float" office:value="3" calcext:value-type="float">
            <text:p>3</text:p>
          </table:table-cell>
          <table:table-cell table:formula="of:=INT([.$B35]/([.G$1]/100)+0.999)" office:value-type="float" office:value="3" calcext:value-type="float">
            <text:p>3</text:p>
          </table:table-cell>
          <table:table-cell table:formula="of:=INT([.$B35]/([.H$1]/100)+0.999)" office:value-type="float" office:value="4" calcext:value-type="float">
            <text:p>4</text:p>
          </table:table-cell>
          <table:table-cell table:formula="of:=INT([.$B35]/([.I$1]/100)+0.999)" office:value-type="float" office:value="4" calcext:value-type="float">
            <text:p>4</text:p>
          </table:table-cell>
          <table:table-cell table:formula="of:=INT([.$B35]/([.J$1]/100)+0.999)" office:value-type="float" office:value="4" calcext:value-type="float">
            <text:p>4</text:p>
          </table:table-cell>
          <table:table-cell table:formula="of:=INT([.$B35]/([.K$1]/100)+0.999)" office:value-type="float" office:value="4" calcext:value-type="float">
            <text:p>4</text:p>
          </table:table-cell>
          <table:table-cell table:formula="of:=INT([.$B35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22 3NE</text:p>
          </table:table-cell>
          <table:table-cell office:value-type="float" office:value="5.86527397260274" calcext:value-type="float">
            <text:p>5.86527397260274</text:p>
          </table:table-cell>
          <table:table-cell table:formula="of:=INT([.$B36]/([.C$1]/100)+0.999)" office:value-type="float" office:value="7" calcext:value-type="float">
            <text:p>7</text:p>
          </table:table-cell>
          <table:table-cell table:formula="of:=INT([.$B36]/([.D$1]/100)+0.999)" office:value-type="float" office:value="7" calcext:value-type="float">
            <text:p>7</text:p>
          </table:table-cell>
          <table:table-cell table:formula="of:=INT([.$B36]/([.E$1]/100)+0.999)" office:value-type="float" office:value="7" calcext:value-type="float">
            <text:p>7</text:p>
          </table:table-cell>
          <table:table-cell table:formula="of:=INT([.$B36]/([.F$1]/100)+0.999)" office:value-type="float" office:value="8" calcext:value-type="float">
            <text:p>8</text:p>
          </table:table-cell>
          <table:table-cell table:formula="of:=INT([.$B36]/([.G$1]/100)+0.999)" office:value-type="float" office:value="8" calcext:value-type="float">
            <text:p>8</text:p>
          </table:table-cell>
          <table:table-cell table:formula="of:=INT([.$B36]/([.H$1]/100)+0.999)" office:value-type="float" office:value="9" calcext:value-type="float">
            <text:p>9</text:p>
          </table:table-cell>
          <table:table-cell table:formula="of:=INT([.$B36]/([.I$1]/100)+0.999)" office:value-type="float" office:value="10" calcext:value-type="float">
            <text:p>10</text:p>
          </table:table-cell>
          <table:table-cell table:formula="of:=INT([.$B36]/([.J$1]/100)+0.999)" office:value-type="float" office:value="10" calcext:value-type="float">
            <text:p>10</text:p>
          </table:table-cell>
          <table:table-cell table:formula="of:=INT([.$B36]/([.K$1]/100)+0.999)" office:value-type="float" office:value="11" calcext:value-type="float">
            <text:p>11</text:p>
          </table:table-cell>
          <table:table-cell table:formula="of:=INT([.$B36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H1 5TW</text:p>
          </table:table-cell>
          <table:table-cell office:value-type="float" office:value="2.4102397260274" calcext:value-type="float">
            <text:p>2.4102397260274</text:p>
          </table:table-cell>
          <table:table-cell table:formula="of:=INT([.$B37]/([.C$1]/100)+0.999)" office:value-type="float" office:value="3" calcext:value-type="float">
            <text:p>3</text:p>
          </table:table-cell>
          <table:table-cell table:formula="of:=INT([.$B37]/([.D$1]/100)+0.999)" office:value-type="float" office:value="3" calcext:value-type="float">
            <text:p>3</text:p>
          </table:table-cell>
          <table:table-cell table:formula="of:=INT([.$B37]/([.E$1]/100)+0.999)" office:value-type="float" office:value="3" calcext:value-type="float">
            <text:p>3</text:p>
          </table:table-cell>
          <table:table-cell table:formula="of:=INT([.$B37]/([.F$1]/100)+0.999)" office:value-type="float" office:value="4" calcext:value-type="float">
            <text:p>4</text:p>
          </table:table-cell>
          <table:table-cell table:formula="of:=INT([.$B37]/([.G$1]/100)+0.999)" office:value-type="float" office:value="4" calcext:value-type="float">
            <text:p>4</text:p>
          </table:table-cell>
          <table:table-cell table:formula="of:=INT([.$B37]/([.H$1]/100)+0.999)" office:value-type="float" office:value="4" calcext:value-type="float">
            <text:p>4</text:p>
          </table:table-cell>
          <table:table-cell table:formula="of:=INT([.$B37]/([.I$1]/100)+0.999)" office:value-type="float" office:value="4" calcext:value-type="float">
            <text:p>4</text:p>
          </table:table-cell>
          <table:table-cell table:formula="of:=INT([.$B37]/([.J$1]/100)+0.999)" office:value-type="float" office:value="5" calcext:value-type="float">
            <text:p>5</text:p>
          </table:table-cell>
          <table:table-cell table:formula="of:=INT([.$B37]/([.K$1]/100)+0.999)" office:value-type="float" office:value="5" calcext:value-type="float">
            <text:p>5</text:p>
          </table:table-cell>
          <table:table-cell table:formula="of:=INT([.$B37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L3 6HX</text:p>
          </table:table-cell>
          <table:table-cell office:value-type="float" office:value="2.39842465753425" calcext:value-type="float">
            <text:p>2.39842465753425</text:p>
          </table:table-cell>
          <table:table-cell table:formula="of:=INT([.$B38]/([.C$1]/100)+0.999)" office:value-type="float" office:value="3" calcext:value-type="float">
            <text:p>3</text:p>
          </table:table-cell>
          <table:table-cell table:formula="of:=INT([.$B38]/([.D$1]/100)+0.999)" office:value-type="float" office:value="3" calcext:value-type="float">
            <text:p>3</text:p>
          </table:table-cell>
          <table:table-cell table:formula="of:=INT([.$B38]/([.E$1]/100)+0.999)" office:value-type="float" office:value="3" calcext:value-type="float">
            <text:p>3</text:p>
          </table:table-cell>
          <table:table-cell table:formula="of:=INT([.$B38]/([.F$1]/100)+0.999)" office:value-type="float" office:value="3" calcext:value-type="float">
            <text:p>3</text:p>
          </table:table-cell>
          <table:table-cell table:formula="of:=INT([.$B38]/([.G$1]/100)+0.999)" office:value-type="float" office:value="4" calcext:value-type="float">
            <text:p>4</text:p>
          </table:table-cell>
          <table:table-cell table:formula="of:=INT([.$B38]/([.H$1]/100)+0.999)" office:value-type="float" office:value="4" calcext:value-type="float">
            <text:p>4</text:p>
          </table:table-cell>
          <table:table-cell table:formula="of:=INT([.$B38]/([.I$1]/100)+0.999)" office:value-type="float" office:value="4" calcext:value-type="float">
            <text:p>4</text:p>
          </table:table-cell>
          <table:table-cell table:formula="of:=INT([.$B38]/([.J$1]/100)+0.999)" office:value-type="float" office:value="4" calcext:value-type="float">
            <text:p>4</text:p>
          </table:table-cell>
          <table:table-cell table:formula="of:=INT([.$B38]/([.K$1]/100)+0.999)" office:value-type="float" office:value="5" calcext:value-type="float">
            <text:p>5</text:p>
          </table:table-cell>
          <table:table-cell table:formula="of:=INT([.$B38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5 7BH</text:p>
          </table:table-cell>
          <table:table-cell office:value-type="float" office:value="2.22486301369863" calcext:value-type="float">
            <text:p>2.22486301369863</text:p>
          </table:table-cell>
          <table:table-cell table:formula="of:=INT([.$B39]/([.C$1]/100)+0.999)" office:value-type="float" office:value="3" calcext:value-type="float">
            <text:p>3</text:p>
          </table:table-cell>
          <table:table-cell table:formula="of:=INT([.$B39]/([.D$1]/100)+0.999)" office:value-type="float" office:value="3" calcext:value-type="float">
            <text:p>3</text:p>
          </table:table-cell>
          <table:table-cell table:formula="of:=INT([.$B39]/([.E$1]/100)+0.999)" office:value-type="float" office:value="3" calcext:value-type="float">
            <text:p>3</text:p>
          </table:table-cell>
          <table:table-cell table:formula="of:=INT([.$B39]/([.F$1]/100)+0.999)" office:value-type="float" office:value="3" calcext:value-type="float">
            <text:p>3</text:p>
          </table:table-cell>
          <table:table-cell table:formula="of:=INT([.$B39]/([.G$1]/100)+0.999)" office:value-type="float" office:value="3" calcext:value-type="float">
            <text:p>3</text:p>
          </table:table-cell>
          <table:table-cell table:formula="of:=INT([.$B39]/([.H$1]/100)+0.999)" office:value-type="float" office:value="4" calcext:value-type="float">
            <text:p>4</text:p>
          </table:table-cell>
          <table:table-cell table:formula="of:=INT([.$B39]/([.I$1]/100)+0.999)" office:value-type="float" office:value="4" calcext:value-type="float">
            <text:p>4</text:p>
          </table:table-cell>
          <table:table-cell table:formula="of:=INT([.$B39]/([.J$1]/100)+0.999)" office:value-type="float" office:value="4" calcext:value-type="float">
            <text:p>4</text:p>
          </table:table-cell>
          <table:table-cell table:formula="of:=INT([.$B39]/([.K$1]/100)+0.999)" office:value-type="float" office:value="5" calcext:value-type="float">
            <text:p>5</text:p>
          </table:table-cell>
          <table:table-cell table:formula="of:=INT([.$B39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2 5LT</text:p>
          </table:table-cell>
          <table:table-cell office:value-type="float" office:value="3.91321917808219" calcext:value-type="float">
            <text:p>3.91321917808219</text:p>
          </table:table-cell>
          <table:table-cell table:formula="of:=INT([.$B40]/([.C$1]/100)+0.999)" office:value-type="float" office:value="5" calcext:value-type="float">
            <text:p>5</text:p>
          </table:table-cell>
          <table:table-cell table:formula="of:=INT([.$B40]/([.D$1]/100)+0.999)" office:value-type="float" office:value="5" calcext:value-type="float">
            <text:p>5</text:p>
          </table:table-cell>
          <table:table-cell table:formula="of:=INT([.$B40]/([.E$1]/100)+0.999)" office:value-type="float" office:value="5" calcext:value-type="float">
            <text:p>5</text:p>
          </table:table-cell>
          <table:table-cell table:formula="of:=INT([.$B40]/([.F$1]/100)+0.999)" office:value-type="float" office:value="5" calcext:value-type="float">
            <text:p>5</text:p>
          </table:table-cell>
          <table:table-cell table:formula="of:=INT([.$B40]/([.G$1]/100)+0.999)" office:value-type="float" office:value="6" calcext:value-type="float">
            <text:p>6</text:p>
          </table:table-cell>
          <table:table-cell table:formula="of:=INT([.$B40]/([.H$1]/100)+0.999)" office:value-type="float" office:value="6" calcext:value-type="float">
            <text:p>6</text:p>
          </table:table-cell>
          <table:table-cell table:formula="of:=INT([.$B40]/([.I$1]/100)+0.999)" office:value-type="float" office:value="7" calcext:value-type="float">
            <text:p>7</text:p>
          </table:table-cell>
          <table:table-cell table:formula="of:=INT([.$B40]/([.J$1]/100)+0.999)" office:value-type="float" office:value="7" calcext:value-type="float">
            <text:p>7</text:p>
          </table:table-cell>
          <table:table-cell table:formula="of:=INT([.$B40]/([.K$1]/100)+0.999)" office:value-type="float" office:value="8" calcext:value-type="float">
            <text:p>8</text:p>
          </table:table-cell>
          <table:table-cell table:formula="of:=INT([.$B40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N33 2BA</text:p>
          </table:table-cell>
          <table:table-cell office:value-type="float" office:value="2.5825" calcext:value-type="float">
            <text:p>2.5825</text:p>
          </table:table-cell>
          <table:table-cell table:formula="of:=INT([.$B41]/([.C$1]/100)+0.999)" office:value-type="float" office:value="3" calcext:value-type="float">
            <text:p>3</text:p>
          </table:table-cell>
          <table:table-cell table:formula="of:=INT([.$B41]/([.D$1]/100)+0.999)" office:value-type="float" office:value="3" calcext:value-type="float">
            <text:p>3</text:p>
          </table:table-cell>
          <table:table-cell table:formula="of:=INT([.$B41]/([.E$1]/100)+0.999)" office:value-type="float" office:value="4" calcext:value-type="float">
            <text:p>4</text:p>
          </table:table-cell>
          <table:table-cell table:formula="of:=INT([.$B41]/([.F$1]/100)+0.999)" office:value-type="float" office:value="4" calcext:value-type="float">
            <text:p>4</text:p>
          </table:table-cell>
          <table:table-cell table:formula="of:=INT([.$B41]/([.G$1]/100)+0.999)" office:value-type="float" office:value="4" calcext:value-type="float">
            <text:p>4</text:p>
          </table:table-cell>
          <table:table-cell table:formula="of:=INT([.$B41]/([.H$1]/100)+0.999)" office:value-type="float" office:value="4" calcext:value-type="float">
            <text:p>4</text:p>
          </table:table-cell>
          <table:table-cell table:formula="of:=INT([.$B41]/([.I$1]/100)+0.999)" office:value-type="float" office:value="4" calcext:value-type="float">
            <text:p>4</text:p>
          </table:table-cell>
          <table:table-cell table:formula="of:=INT([.$B41]/([.J$1]/100)+0.999)" office:value-type="float" office:value="5" calcext:value-type="float">
            <text:p>5</text:p>
          </table:table-cell>
          <table:table-cell table:formula="of:=INT([.$B41]/([.K$1]/100)+0.999)" office:value-type="float" office:value="5" calcext:value-type="float">
            <text:p>5</text:p>
          </table:table-cell>
          <table:table-cell table:formula="of:=INT([.$B41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T1 2JY</text:p>
          </table:table-cell>
          <table:table-cell office:value-type="float" office:value="1.8075" calcext:value-type="float">
            <text:p>1.8075</text:p>
          </table:table-cell>
          <table:table-cell table:formula="of:=INT([.$B42]/([.C$1]/100)+0.999)" office:value-type="float" office:value="2" calcext:value-type="float">
            <text:p>2</text:p>
          </table:table-cell>
          <table:table-cell table:formula="of:=INT([.$B42]/([.D$1]/100)+0.999)" office:value-type="float" office:value="3" calcext:value-type="float">
            <text:p>3</text:p>
          </table:table-cell>
          <table:table-cell table:formula="of:=INT([.$B42]/([.E$1]/100)+0.999)" office:value-type="float" office:value="3" calcext:value-type="float">
            <text:p>3</text:p>
          </table:table-cell>
          <table:table-cell table:formula="of:=INT([.$B42]/([.F$1]/100)+0.999)" office:value-type="float" office:value="3" calcext:value-type="float">
            <text:p>3</text:p>
          </table:table-cell>
          <table:table-cell table:formula="of:=INT([.$B42]/([.G$1]/100)+0.999)" office:value-type="float" office:value="3" calcext:value-type="float">
            <text:p>3</text:p>
          </table:table-cell>
          <table:table-cell table:formula="of:=INT([.$B42]/([.H$1]/100)+0.999)" office:value-type="float" office:value="3" calcext:value-type="float">
            <text:p>3</text:p>
          </table:table-cell>
          <table:table-cell table:formula="of:=INT([.$B42]/([.I$1]/100)+0.999)" office:value-type="float" office:value="3" calcext:value-type="float">
            <text:p>3</text:p>
          </table:table-cell>
          <table:table-cell table:formula="of:=INT([.$B42]/([.J$1]/100)+0.999)" office:value-type="float" office:value="4" calcext:value-type="float">
            <text:p>4</text:p>
          </table:table-cell>
          <table:table-cell table:formula="of:=INT([.$B42]/([.K$1]/100)+0.999)" office:value-type="float" office:value="4" calcext:value-type="float">
            <text:p>4</text:p>
          </table:table-cell>
          <table:table-cell table:formula="of:=INT([.$B42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Y1 2HQ</text:p>
          </table:table-cell>
          <table:table-cell office:value-type="float" office:value="6.84428082191781" calcext:value-type="float">
            <text:p>6.84428082191781</text:p>
          </table:table-cell>
          <table:table-cell table:formula="of:=INT([.$B43]/([.C$1]/100)+0.999)" office:value-type="float" office:value="8" calcext:value-type="float">
            <text:p>8</text:p>
          </table:table-cell>
          <table:table-cell table:formula="of:=INT([.$B43]/([.D$1]/100)+0.999)" office:value-type="float" office:value="8" calcext:value-type="float">
            <text:p>8</text:p>
          </table:table-cell>
          <table:table-cell table:formula="of:=INT([.$B43]/([.E$1]/100)+0.999)" office:value-type="float" office:value="9" calcext:value-type="float">
            <text:p>9</text:p>
          </table:table-cell>
          <table:table-cell table:formula="of:=INT([.$B43]/([.F$1]/100)+0.999)" office:value-type="float" office:value="9" calcext:value-type="float">
            <text:p>9</text:p>
          </table:table-cell>
          <table:table-cell table:formula="of:=INT([.$B43]/([.G$1]/100)+0.999)" office:value-type="float" office:value="10" calcext:value-type="float">
            <text:p>10</text:p>
          </table:table-cell>
          <table:table-cell table:formula="of:=INT([.$B43]/([.H$1]/100)+0.999)" office:value-type="float" office:value="10" calcext:value-type="float">
            <text:p>10</text:p>
          </table:table-cell>
          <table:table-cell table:formula="of:=INT([.$B43]/([.I$1]/100)+0.999)" office:value-type="float" office:value="11" calcext:value-type="float">
            <text:p>11</text:p>
          </table:table-cell>
          <table:table-cell table:formula="of:=INT([.$B43]/([.J$1]/100)+0.999)" office:value-type="float" office:value="12" calcext:value-type="float">
            <text:p>12</text:p>
          </table:table-cell>
          <table:table-cell table:formula="of:=INT([.$B43]/([.K$1]/100)+0.999)" office:value-type="float" office:value="13" calcext:value-type="float">
            <text:p>13</text:p>
          </table:table-cell>
          <table:table-cell table:formula="of:=INT([.$B43]/([.L$1]/100)+0.999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1 1BB</text:p>
          </table:table-cell>
          <table:table-cell office:value-type="float" office:value="11.7123630136986" calcext:value-type="float">
            <text:p>11.7123630136986</text:p>
          </table:table-cell>
          <table:table-cell table:formula="of:=INT([.$B44]/([.C$1]/100)+0.999)" office:value-type="float" office:value="13" calcext:value-type="float">
            <text:p>13</text:p>
          </table:table-cell>
          <table:table-cell table:formula="of:=INT([.$B44]/([.D$1]/100)+0.999)" office:value-type="float" office:value="14" calcext:value-type="float">
            <text:p>14</text:p>
          </table:table-cell>
          <table:table-cell table:formula="of:=INT([.$B44]/([.E$1]/100)+0.999)" office:value-type="float" office:value="14" calcext:value-type="float">
            <text:p>14</text:p>
          </table:table-cell>
          <table:table-cell table:formula="of:=INT([.$B44]/([.F$1]/100)+0.999)" office:value-type="float" office:value="15" calcext:value-type="float">
            <text:p>15</text:p>
          </table:table-cell>
          <table:table-cell table:formula="of:=INT([.$B44]/([.G$1]/100)+0.999)" office:value-type="float" office:value="16" calcext:value-type="float">
            <text:p>16</text:p>
          </table:table-cell>
          <table:table-cell table:formula="of:=INT([.$B44]/([.H$1]/100)+0.999)" office:value-type="float" office:value="17" calcext:value-type="float">
            <text:p>17</text:p>
          </table:table-cell>
          <table:table-cell table:formula="of:=INT([.$B44]/([.I$1]/100)+0.999)" office:value-type="float" office:value="19" calcext:value-type="float">
            <text:p>19</text:p>
          </table:table-cell>
          <table:table-cell table:formula="of:=INT([.$B44]/([.J$1]/100)+0.999)" office:value-type="float" office:value="20" calcext:value-type="float">
            <text:p>20</text:p>
          </table:table-cell>
          <table:table-cell table:formula="of:=INT([.$B44]/([.K$1]/100)+0.999)" office:value-type="float" office:value="22" calcext:value-type="float">
            <text:p>22</text:p>
          </table:table-cell>
          <table:table-cell table:formula="of:=INT([.$B44]/([.L$1]/100)+0.999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11 1NR</text:p>
          </table:table-cell>
          <table:table-cell office:value-type="float" office:value="8.52568493150685" calcext:value-type="float">
            <text:p>8.52568493150685</text:p>
          </table:table-cell>
          <table:table-cell table:formula="of:=INT([.$B45]/([.C$1]/100)+0.999)" office:value-type="float" office:value="9" calcext:value-type="float">
            <text:p>9</text:p>
          </table:table-cell>
          <table:table-cell table:formula="of:=INT([.$B45]/([.D$1]/100)+0.999)" office:value-type="float" office:value="10" calcext:value-type="float">
            <text:p>10</text:p>
          </table:table-cell>
          <table:table-cell table:formula="of:=INT([.$B45]/([.E$1]/100)+0.999)" office:value-type="float" office:value="11" calcext:value-type="float">
            <text:p>11</text:p>
          </table:table-cell>
          <table:table-cell table:formula="of:=INT([.$B45]/([.F$1]/100)+0.999)" office:value-type="float" office:value="11" calcext:value-type="float">
            <text:p>11</text:p>
          </table:table-cell>
          <table:table-cell table:formula="of:=INT([.$B45]/([.G$1]/100)+0.999)" office:value-type="float" office:value="12" calcext:value-type="float">
            <text:p>12</text:p>
          </table:table-cell>
          <table:table-cell table:formula="of:=INT([.$B45]/([.H$1]/100)+0.999)" office:value-type="float" office:value="13" calcext:value-type="float">
            <text:p>13</text:p>
          </table:table-cell>
          <table:table-cell table:formula="of:=INT([.$B45]/([.I$1]/100)+0.999)" office:value-type="float" office:value="14" calcext:value-type="float">
            <text:p>14</text:p>
          </table:table-cell>
          <table:table-cell table:formula="of:=INT([.$B45]/([.J$1]/100)+0.999)" office:value-type="float" office:value="15" calcext:value-type="float">
            <text:p>15</text:p>
          </table:table-cell>
          <table:table-cell table:formula="of:=INT([.$B45]/([.K$1]/100)+0.999)" office:value-type="float" office:value="16" calcext:value-type="float">
            <text:p>16</text:p>
          </table:table-cell>
          <table:table-cell table:formula="of:=INT([.$B45]/([.L$1]/100)+0.9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13 8SL</text:p>
          </table:table-cell>
          <table:table-cell office:value-type="float" office:value="8.97835616438356" calcext:value-type="float">
            <text:p>8.97835616438356</text:p>
          </table:table-cell>
          <table:table-cell table:formula="of:=INT([.$B46]/([.C$1]/100)+0.999)" office:value-type="float" office:value="10" calcext:value-type="float">
            <text:p>10</text:p>
          </table:table-cell>
          <table:table-cell table:formula="of:=INT([.$B46]/([.D$1]/100)+0.999)" office:value-type="float" office:value="10" calcext:value-type="float">
            <text:p>10</text:p>
          </table:table-cell>
          <table:table-cell table:formula="of:=INT([.$B46]/([.E$1]/100)+0.999)" office:value-type="float" office:value="11" calcext:value-type="float">
            <text:p>11</text:p>
          </table:table-cell>
          <table:table-cell table:formula="of:=INT([.$B46]/([.F$1]/100)+0.999)" office:value-type="float" office:value="12" calcext:value-type="float">
            <text:p>12</text:p>
          </table:table-cell>
          <table:table-cell table:formula="of:=INT([.$B46]/([.G$1]/100)+0.999)" office:value-type="float" office:value="12" calcext:value-type="float">
            <text:p>12</text:p>
          </table:table-cell>
          <table:table-cell table:formula="of:=INT([.$B46]/([.H$1]/100)+0.999)" office:value-type="float" office:value="13" calcext:value-type="float">
            <text:p>13</text:p>
          </table:table-cell>
          <table:table-cell table:formula="of:=INT([.$B46]/([.I$1]/100)+0.999)" office:value-type="float" office:value="14" calcext:value-type="float">
            <text:p>14</text:p>
          </table:table-cell>
          <table:table-cell table:formula="of:=INT([.$B46]/([.J$1]/100)+0.999)" office:value-type="float" office:value="15" calcext:value-type="float">
            <text:p>15</text:p>
          </table:table-cell>
          <table:table-cell table:formula="of:=INT([.$B46]/([.K$1]/100)+0.999)" office:value-type="float" office:value="17" calcext:value-type="float">
            <text:p>17</text:p>
          </table:table-cell>
          <table:table-cell table:formula="of:=INT([.$B46]/([.L$1]/100)+0.9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9 6SR</text:p>
          </table:table-cell>
          <table:table-cell office:value-type="float" office:value="21.3717808219178" calcext:value-type="float">
            <text:p>21.3717808219178</text:p>
          </table:table-cell>
          <table:table-cell table:formula="of:=INT([.$B47]/([.C$1]/100)+0.999)" office:value-type="float" office:value="23" calcext:value-type="float">
            <text:p>23</text:p>
          </table:table-cell>
          <table:table-cell table:formula="of:=INT([.$B47]/([.D$1]/100)+0.999)" office:value-type="float" office:value="24" calcext:value-type="float">
            <text:p>24</text:p>
          </table:table-cell>
          <table:table-cell table:formula="of:=INT([.$B47]/([.E$1]/100)+0.999)" office:value-type="float" office:value="26" calcext:value-type="float">
            <text:p>26</text:p>
          </table:table-cell>
          <table:table-cell table:formula="of:=INT([.$B47]/([.F$1]/100)+0.999)" office:value-type="float" office:value="27" calcext:value-type="float">
            <text:p>27</text:p>
          </table:table-cell>
          <table:table-cell table:formula="of:=INT([.$B47]/([.G$1]/100)+0.999)" office:value-type="float" office:value="29" calcext:value-type="float">
            <text:p>29</text:p>
          </table:table-cell>
          <table:table-cell table:formula="of:=INT([.$B47]/([.H$1]/100)+0.999)" office:value-type="float" office:value="31" calcext:value-type="float">
            <text:p>31</text:p>
          </table:table-cell>
          <table:table-cell table:formula="of:=INT([.$B47]/([.I$1]/100)+0.999)" office:value-type="float" office:value="33" calcext:value-type="float">
            <text:p>33</text:p>
          </table:table-cell>
          <table:table-cell table:formula="of:=INT([.$B47]/([.J$1]/100)+0.999)" office:value-type="float" office:value="36" calcext:value-type="float">
            <text:p>36</text:p>
          </table:table-cell>
          <table:table-cell table:formula="of:=INT([.$B47]/([.K$1]/100)+0.999)" office:value-type="float" office:value="39" calcext:value-type="float">
            <text:p>39</text:p>
          </table:table-cell>
          <table:table-cell table:formula="of:=INT([.$B47]/([.L$1]/100)+0.999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N5 3DJ</text:p>
          </table:table-cell>
          <table:table-cell office:value-type="float" office:value="6.28791095890411" calcext:value-type="float">
            <text:p>6.28791095890411</text:p>
          </table:table-cell>
          <table:table-cell table:formula="of:=INT([.$B48]/([.C$1]/100)+0.999)" office:value-type="float" office:value="7" calcext:value-type="float">
            <text:p>7</text:p>
          </table:table-cell>
          <table:table-cell table:formula="of:=INT([.$B48]/([.D$1]/100)+0.999)" office:value-type="float" office:value="7" calcext:value-type="float">
            <text:p>7</text:p>
          </table:table-cell>
          <table:table-cell table:formula="of:=INT([.$B48]/([.E$1]/100)+0.999)" office:value-type="float" office:value="8" calcext:value-type="float">
            <text:p>8</text:p>
          </table:table-cell>
          <table:table-cell table:formula="of:=INT([.$B48]/([.F$1]/100)+0.999)" office:value-type="float" office:value="8" calcext:value-type="float">
            <text:p>8</text:p>
          </table:table-cell>
          <table:table-cell table:formula="of:=INT([.$B48]/([.G$1]/100)+0.999)" office:value-type="float" office:value="9" calcext:value-type="float">
            <text:p>9</text:p>
          </table:table-cell>
          <table:table-cell table:formula="of:=INT([.$B48]/([.H$1]/100)+0.999)" office:value-type="float" office:value="9" calcext:value-type="float">
            <text:p>9</text:p>
          </table:table-cell>
          <table:table-cell table:formula="of:=INT([.$B48]/([.I$1]/100)+0.999)" office:value-type="float" office:value="10" calcext:value-type="float">
            <text:p>10</text:p>
          </table:table-cell>
          <table:table-cell table:formula="of:=INT([.$B48]/([.J$1]/100)+0.999)" office:value-type="float" office:value="11" calcext:value-type="float">
            <text:p>11</text:p>
          </table:table-cell>
          <table:table-cell table:formula="of:=INT([.$B48]/([.K$1]/100)+0.999)" office:value-type="float" office:value="12" calcext:value-type="float">
            <text:p>12</text:p>
          </table:table-cell>
          <table:table-cell table:formula="of:=INT([.$B48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X2 5DW</text:p>
          </table:table-cell>
          <table:table-cell office:value-type="float" office:value="5.41393835616438" calcext:value-type="float">
            <text:p>5.41393835616438</text:p>
          </table:table-cell>
          <table:table-cell table:formula="of:=INT([.$B49]/([.C$1]/100)+0.999)" office:value-type="float" office:value="6" calcext:value-type="float">
            <text:p>6</text:p>
          </table:table-cell>
          <table:table-cell table:formula="of:=INT([.$B49]/([.D$1]/100)+0.999)" office:value-type="float" office:value="7" calcext:value-type="float">
            <text:p>7</text:p>
          </table:table-cell>
          <table:table-cell table:formula="of:=INT([.$B49]/([.E$1]/100)+0.999)" office:value-type="float" office:value="7" calcext:value-type="float">
            <text:p>7</text:p>
          </table:table-cell>
          <table:table-cell table:formula="of:=INT([.$B49]/([.F$1]/100)+0.999)" office:value-type="float" office:value="7" calcext:value-type="float">
            <text:p>7</text:p>
          </table:table-cell>
          <table:table-cell table:formula="of:=INT([.$B49]/([.G$1]/100)+0.999)" office:value-type="float" office:value="8" calcext:value-type="float">
            <text:p>8</text:p>
          </table:table-cell>
          <table:table-cell table:formula="of:=INT([.$B49]/([.H$1]/100)+0.999)" office:value-type="float" office:value="8" calcext:value-type="float">
            <text:p>8</text:p>
          </table:table-cell>
          <table:table-cell table:formula="of:=INT([.$B49]/([.I$1]/100)+0.999)" office:value-type="float" office:value="9" calcext:value-type="float">
            <text:p>9</text:p>
          </table:table-cell>
          <table:table-cell table:formula="of:=INT([.$B49]/([.J$1]/100)+0.999)" office:value-type="float" office:value="10" calcext:value-type="float">
            <text:p>10</text:p>
          </table:table-cell>
          <table:table-cell table:formula="of:=INT([.$B49]/([.K$1]/100)+0.999)" office:value-type="float" office:value="10" calcext:value-type="float">
            <text:p>10</text:p>
          </table:table-cell>
          <table:table-cell table:formula="of:=INT([.$B49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31 4JB</text:p>
          </table:table-cell>
          <table:table-cell office:value-type="float" office:value="1.19013698630137" calcext:value-type="float">
            <text:p>1.19013698630137</text:p>
          </table:table-cell>
          <table:table-cell table:formula="of:=INT([.$B50]/([.C$1]/100)+0.999)" office:value-type="float" office:value="2" calcext:value-type="float">
            <text:p>2</text:p>
          </table:table-cell>
          <table:table-cell table:formula="of:=INT([.$B50]/([.D$1]/100)+0.999)" office:value-type="float" office:value="2" calcext:value-type="float">
            <text:p>2</text:p>
          </table:table-cell>
          <table:table-cell table:formula="of:=INT([.$B50]/([.E$1]/100)+0.999)" office:value-type="float" office:value="2" calcext:value-type="float">
            <text:p>2</text:p>
          </table:table-cell>
          <table:table-cell table:formula="of:=INT([.$B50]/([.F$1]/100)+0.999)" office:value-type="float" office:value="2" calcext:value-type="float">
            <text:p>2</text:p>
          </table:table-cell>
          <table:table-cell table:formula="of:=INT([.$B50]/([.G$1]/100)+0.999)" office:value-type="float" office:value="2" calcext:value-type="float">
            <text:p>2</text:p>
          </table:table-cell>
          <table:table-cell table:formula="of:=INT([.$B50]/([.H$1]/100)+0.999)" office:value-type="float" office:value="2" calcext:value-type="float">
            <text:p>2</text:p>
          </table:table-cell>
          <table:table-cell table:formula="of:=INT([.$B50]/([.I$1]/100)+0.999)" office:value-type="float" office:value="2" calcext:value-type="float">
            <text:p>2</text:p>
          </table:table-cell>
          <table:table-cell table:formula="of:=INT([.$B50]/([.J$1]/100)+0.999)" office:value-type="float" office:value="2" calcext:value-type="float">
            <text:p>2</text:p>
          </table:table-cell>
          <table:table-cell table:formula="of:=INT([.$B50]/([.K$1]/100)+0.999)" office:value-type="float" office:value="3" calcext:value-type="float">
            <text:p>3</text:p>
          </table:table-cell>
          <table:table-cell table:formula="of:=INT([.$B50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Y3 8NR</text:p>
          </table:table-cell>
          <table:table-cell office:value-type="float" office:value="3.46017123287671" calcext:value-type="float">
            <text:p>3.46017123287671</text:p>
          </table:table-cell>
          <table:table-cell table:formula="of:=INT([.$B51]/([.C$1]/100)+0.999)" office:value-type="float" office:value="4" calcext:value-type="float">
            <text:p>4</text:p>
          </table:table-cell>
          <table:table-cell table:formula="of:=INT([.$B51]/([.D$1]/100)+0.999)" office:value-type="float" office:value="4" calcext:value-type="float">
            <text:p>4</text:p>
          </table:table-cell>
          <table:table-cell table:formula="of:=INT([.$B51]/([.E$1]/100)+0.999)" office:value-type="float" office:value="5" calcext:value-type="float">
            <text:p>5</text:p>
          </table:table-cell>
          <table:table-cell table:formula="of:=INT([.$B51]/([.F$1]/100)+0.999)" office:value-type="float" office:value="5" calcext:value-type="float">
            <text:p>5</text:p>
          </table:table-cell>
          <table:table-cell table:formula="of:=INT([.$B51]/([.G$1]/100)+0.999)" office:value-type="float" office:value="5" calcext:value-type="float">
            <text:p>5</text:p>
          </table:table-cell>
          <table:table-cell table:formula="of:=INT([.$B51]/([.H$1]/100)+0.999)" office:value-type="float" office:value="5" calcext:value-type="float">
            <text:p>5</text:p>
          </table:table-cell>
          <table:table-cell table:formula="of:=INT([.$B51]/([.I$1]/100)+0.999)" office:value-type="float" office:value="6" calcext:value-type="float">
            <text:p>6</text:p>
          </table:table-cell>
          <table:table-cell table:formula="of:=INT([.$B51]/([.J$1]/100)+0.999)" office:value-type="float" office:value="6" calcext:value-type="float">
            <text:p>6</text:p>
          </table:table-cell>
          <table:table-cell table:formula="of:=INT([.$B51]/([.K$1]/100)+0.999)" office:value-type="float" office:value="7" calcext:value-type="float">
            <text:p>7</text:p>
          </table:table-cell>
          <table:table-cell table:formula="of:=INT([.$B51]/([.L$1]/100)+0.999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1 3NN</text:p>
          </table:table-cell>
          <table:table-cell office:value-type="float" office:value="6.41616438356164" calcext:value-type="float">
            <text:p>6.41616438356164</text:p>
          </table:table-cell>
          <table:table-cell table:formula="of:=INT([.$B52]/([.C$1]/100)+0.999)" office:value-type="float" office:value="7" calcext:value-type="float">
            <text:p>7</text:p>
          </table:table-cell>
          <table:table-cell table:formula="of:=INT([.$B52]/([.D$1]/100)+0.999)" office:value-type="float" office:value="8" calcext:value-type="float">
            <text:p>8</text:p>
          </table:table-cell>
          <table:table-cell table:formula="of:=INT([.$B52]/([.E$1]/100)+0.999)" office:value-type="float" office:value="8" calcext:value-type="float">
            <text:p>8</text:p>
          </table:table-cell>
          <table:table-cell table:formula="of:=INT([.$B52]/([.F$1]/100)+0.999)" office:value-type="float" office:value="9" calcext:value-type="float">
            <text:p>9</text:p>
          </table:table-cell>
          <table:table-cell table:formula="of:=INT([.$B52]/([.G$1]/100)+0.999)" office:value-type="float" office:value="9" calcext:value-type="float">
            <text:p>9</text:p>
          </table:table-cell>
          <table:table-cell table:formula="of:=INT([.$B52]/([.H$1]/100)+0.999)" office:value-type="float" office:value="10" calcext:value-type="float">
            <text:p>10</text:p>
          </table:table-cell>
          <table:table-cell table:formula="of:=INT([.$B52]/([.I$1]/100)+0.999)" office:value-type="float" office:value="10" calcext:value-type="float">
            <text:p>10</text:p>
          </table:table-cell>
          <table:table-cell table:formula="of:=INT([.$B52]/([.J$1]/100)+0.999)" office:value-type="float" office:value="11" calcext:value-type="float">
            <text:p>11</text:p>
          </table:table-cell>
          <table:table-cell table:formula="of:=INT([.$B52]/([.K$1]/100)+0.999)" office:value-type="float" office:value="12" calcext:value-type="float">
            <text:p>12</text:p>
          </table:table-cell>
          <table:table-cell table:formula="of:=INT([.$B52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16 7UJ</text:p>
          </table:table-cell>
          <table:table-cell office:value-type="float" office:value="5.49315068493151" calcext:value-type="float">
            <text:p>5.49315068493151</text:p>
          </table:table-cell>
          <table:table-cell table:formula="of:=INT([.$B53]/([.C$1]/100)+0.999)" office:value-type="float" office:value="6" calcext:value-type="float">
            <text:p>6</text:p>
          </table:table-cell>
          <table:table-cell table:formula="of:=INT([.$B53]/([.D$1]/100)+0.999)" office:value-type="float" office:value="7" calcext:value-type="float">
            <text:p>7</text:p>
          </table:table-cell>
          <table:table-cell table:formula="of:=INT([.$B53]/([.E$1]/100)+0.999)" office:value-type="float" office:value="7" calcext:value-type="float">
            <text:p>7</text:p>
          </table:table-cell>
          <table:table-cell table:formula="of:=INT([.$B53]/([.F$1]/100)+0.999)" office:value-type="float" office:value="7" calcext:value-type="float">
            <text:p>7</text:p>
          </table:table-cell>
          <table:table-cell table:formula="of:=INT([.$B53]/([.G$1]/100)+0.999)" office:value-type="float" office:value="8" calcext:value-type="float">
            <text:p>8</text:p>
          </table:table-cell>
          <table:table-cell table:formula="of:=INT([.$B53]/([.H$1]/100)+0.999)" office:value-type="float" office:value="8" calcext:value-type="float">
            <text:p>8</text:p>
          </table:table-cell>
          <table:table-cell table:formula="of:=INT([.$B53]/([.I$1]/100)+0.999)" office:value-type="float" office:value="9" calcext:value-type="float">
            <text:p>9</text:p>
          </table:table-cell>
          <table:table-cell table:formula="of:=INT([.$B53]/([.J$1]/100)+0.999)" office:value-type="float" office:value="10" calcext:value-type="float">
            <text:p>10</text:p>
          </table:table-cell>
          <table:table-cell table:formula="of:=INT([.$B53]/([.K$1]/100)+0.999)" office:value-type="float" office:value="10" calcext:value-type="float">
            <text:p>10</text:p>
          </table:table-cell>
          <table:table-cell table:formula="of:=INT([.$B53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2 7XX</text:p>
          </table:table-cell>
          <table:table-cell office:value-type="float" office:value="2.39119863013699" calcext:value-type="float">
            <text:p>2.39119863013699</text:p>
          </table:table-cell>
          <table:table-cell table:formula="of:=INT([.$B54]/([.C$1]/100)+0.999)" office:value-type="float" office:value="3" calcext:value-type="float">
            <text:p>3</text:p>
          </table:table-cell>
          <table:table-cell table:formula="of:=INT([.$B54]/([.D$1]/100)+0.999)" office:value-type="float" office:value="3" calcext:value-type="float">
            <text:p>3</text:p>
          </table:table-cell>
          <table:table-cell table:formula="of:=INT([.$B54]/([.E$1]/100)+0.999)" office:value-type="float" office:value="3" calcext:value-type="float">
            <text:p>3</text:p>
          </table:table-cell>
          <table:table-cell table:formula="of:=INT([.$B54]/([.F$1]/100)+0.999)" office:value-type="float" office:value="3" calcext:value-type="float">
            <text:p>3</text:p>
          </table:table-cell>
          <table:table-cell table:formula="of:=INT([.$B54]/([.G$1]/100)+0.999)" office:value-type="float" office:value="4" calcext:value-type="float">
            <text:p>4</text:p>
          </table:table-cell>
          <table:table-cell table:formula="of:=INT([.$B54]/([.H$1]/100)+0.999)" office:value-type="float" office:value="4" calcext:value-type="float">
            <text:p>4</text:p>
          </table:table-cell>
          <table:table-cell table:formula="of:=INT([.$B54]/([.I$1]/100)+0.999)" office:value-type="float" office:value="4" calcext:value-type="float">
            <text:p>4</text:p>
          </table:table-cell>
          <table:table-cell table:formula="of:=INT([.$B54]/([.J$1]/100)+0.999)" office:value-type="float" office:value="4" calcext:value-type="float">
            <text:p>4</text:p>
          </table:table-cell>
          <table:table-cell table:formula="of:=INT([.$B54]/([.K$1]/100)+0.999)" office:value-type="float" office:value="5" calcext:value-type="float">
            <text:p>5</text:p>
          </table:table-cell>
          <table:table-cell table:formula="of:=INT([.$B54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1 3UJ</text:p>
          </table:table-cell>
          <table:table-cell office:value-type="float" office:value="8.35893835616438" calcext:value-type="float">
            <text:p>8.35893835616438</text:p>
          </table:table-cell>
          <table:table-cell table:formula="of:=INT([.$B55]/([.C$1]/100)+0.999)" office:value-type="float" office:value="9" calcext:value-type="float">
            <text:p>9</text:p>
          </table:table-cell>
          <table:table-cell table:formula="of:=INT([.$B55]/([.D$1]/100)+0.999)" office:value-type="float" office:value="10" calcext:value-type="float">
            <text:p>10</text:p>
          </table:table-cell>
          <table:table-cell table:formula="of:=INT([.$B55]/([.E$1]/100)+0.999)" office:value-type="float" office:value="10" calcext:value-type="float">
            <text:p>10</text:p>
          </table:table-cell>
          <table:table-cell table:formula="of:=INT([.$B55]/([.F$1]/100)+0.999)" office:value-type="float" office:value="11" calcext:value-type="float">
            <text:p>11</text:p>
          </table:table-cell>
          <table:table-cell table:formula="of:=INT([.$B55]/([.G$1]/100)+0.999)" office:value-type="float" office:value="12" calcext:value-type="float">
            <text:p>12</text:p>
          </table:table-cell>
          <table:table-cell table:formula="of:=INT([.$B55]/([.H$1]/100)+0.999)" office:value-type="float" office:value="12" calcext:value-type="float">
            <text:p>12</text:p>
          </table:table-cell>
          <table:table-cell table:formula="of:=INT([.$B55]/([.I$1]/100)+0.999)" office:value-type="float" office:value="13" calcext:value-type="float">
            <text:p>13</text:p>
          </table:table-cell>
          <table:table-cell table:formula="of:=INT([.$B55]/([.J$1]/100)+0.999)" office:value-type="float" office:value="14" calcext:value-type="float">
            <text:p>14</text:p>
          </table:table-cell>
          <table:table-cell table:formula="of:=INT([.$B55]/([.K$1]/100)+0.999)" office:value-type="float" office:value="16" calcext:value-type="float">
            <text:p>16</text:p>
          </table:table-cell>
          <table:table-cell table:formula="of:=INT([.$B55]/([.L$1]/100)+0.999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G2 7SX</text:p>
          </table:table-cell>
          <table:table-cell office:value-type="float" office:value="1.29732876712329" calcext:value-type="float">
            <text:p>1.29732876712329</text:p>
          </table:table-cell>
          <table:table-cell table:formula="of:=INT([.$B56]/([.C$1]/100)+0.999)" office:value-type="float" office:value="2" calcext:value-type="float">
            <text:p>2</text:p>
          </table:table-cell>
          <table:table-cell table:formula="of:=INT([.$B56]/([.D$1]/100)+0.999)" office:value-type="float" office:value="2" calcext:value-type="float">
            <text:p>2</text:p>
          </table:table-cell>
          <table:table-cell table:formula="of:=INT([.$B56]/([.E$1]/100)+0.999)" office:value-type="float" office:value="2" calcext:value-type="float">
            <text:p>2</text:p>
          </table:table-cell>
          <table:table-cell table:formula="of:=INT([.$B56]/([.F$1]/100)+0.999)" office:value-type="float" office:value="2" calcext:value-type="float">
            <text:p>2</text:p>
          </table:table-cell>
          <table:table-cell table:formula="of:=INT([.$B56]/([.G$1]/100)+0.999)" office:value-type="float" office:value="2" calcext:value-type="float">
            <text:p>2</text:p>
          </table:table-cell>
          <table:table-cell table:formula="of:=INT([.$B56]/([.H$1]/100)+0.999)" office:value-type="float" office:value="2" calcext:value-type="float">
            <text:p>2</text:p>
          </table:table-cell>
          <table:table-cell table:formula="of:=INT([.$B56]/([.I$1]/100)+0.999)" office:value-type="float" office:value="2" calcext:value-type="float">
            <text:p>2</text:p>
          </table:table-cell>
          <table:table-cell table:formula="of:=INT([.$B56]/([.J$1]/100)+0.999)" office:value-type="float" office:value="3" calcext:value-type="float">
            <text:p>3</text:p>
          </table:table-cell>
          <table:table-cell table:formula="of:=INT([.$B56]/([.K$1]/100)+0.999)" office:value-type="float" office:value="3" calcext:value-type="float">
            <text:p>3</text:p>
          </table:table-cell>
          <table:table-cell table:formula="of:=INT([.$B56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P21 8AL</text:p>
          </table:table-cell>
          <table:table-cell office:value-type="float" office:value="3.64006849315068" calcext:value-type="float">
            <text:p>3.64006849315068</text:p>
          </table:table-cell>
          <table:table-cell table:formula="of:=INT([.$B57]/([.C$1]/100)+0.999)" office:value-type="float" office:value="4" calcext:value-type="float">
            <text:p>4</text:p>
          </table:table-cell>
          <table:table-cell table:formula="of:=INT([.$B57]/([.D$1]/100)+0.999)" office:value-type="float" office:value="5" calcext:value-type="float">
            <text:p>5</text:p>
          </table:table-cell>
          <table:table-cell table:formula="of:=INT([.$B57]/([.E$1]/100)+0.999)" office:value-type="float" office:value="5" calcext:value-type="float">
            <text:p>5</text:p>
          </table:table-cell>
          <table:table-cell table:formula="of:=INT([.$B57]/([.F$1]/100)+0.999)" office:value-type="float" office:value="5" calcext:value-type="float">
            <text:p>5</text:p>
          </table:table-cell>
          <table:table-cell table:formula="of:=INT([.$B57]/([.G$1]/100)+0.999)" office:value-type="float" office:value="5" calcext:value-type="float">
            <text:p>5</text:p>
          </table:table-cell>
          <table:table-cell table:formula="of:=INT([.$B57]/([.H$1]/100)+0.999)" office:value-type="float" office:value="6" calcext:value-type="float">
            <text:p>6</text:p>
          </table:table-cell>
          <table:table-cell table:formula="of:=INT([.$B57]/([.I$1]/100)+0.999)" office:value-type="float" office:value="6" calcext:value-type="float">
            <text:p>6</text:p>
          </table:table-cell>
          <table:table-cell table:formula="of:=INT([.$B57]/([.J$1]/100)+0.999)" office:value-type="float" office:value="7" calcext:value-type="float">
            <text:p>7</text:p>
          </table:table-cell>
          <table:table-cell table:formula="of:=INT([.$B57]/([.K$1]/100)+0.999)" office:value-type="float" office:value="7" calcext:value-type="float">
            <text:p>7</text:p>
          </table:table-cell>
          <table:table-cell table:formula="of:=INT([.$B57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R1 2ER</text:p>
          </table:table-cell>
          <table:table-cell office:value-type="float" office:value="1.4252397260274" calcext:value-type="float">
            <text:p>1.4252397260274</text:p>
          </table:table-cell>
          <table:table-cell table:formula="of:=INT([.$B58]/([.C$1]/100)+0.999)" office:value-type="float" office:value="2" calcext:value-type="float">
            <text:p>2</text:p>
          </table:table-cell>
          <table:table-cell table:formula="of:=INT([.$B58]/([.D$1]/100)+0.999)" office:value-type="float" office:value="2" calcext:value-type="float">
            <text:p>2</text:p>
          </table:table-cell>
          <table:table-cell table:formula="of:=INT([.$B58]/([.E$1]/100)+0.999)" office:value-type="float" office:value="2" calcext:value-type="float">
            <text:p>2</text:p>
          </table:table-cell>
          <table:table-cell table:formula="of:=INT([.$B58]/([.F$1]/100)+0.999)" office:value-type="float" office:value="2" calcext:value-type="float">
            <text:p>2</text:p>
          </table:table-cell>
          <table:table-cell table:formula="of:=INT([.$B58]/([.G$1]/100)+0.999)" office:value-type="float" office:value="2" calcext:value-type="float">
            <text:p>2</text:p>
          </table:table-cell>
          <table:table-cell table:formula="of:=INT([.$B58]/([.H$1]/100)+0.999)" office:value-type="float" office:value="3" calcext:value-type="float">
            <text:p>3</text:p>
          </table:table-cell>
          <table:table-cell table:formula="of:=INT([.$B58]/([.I$1]/100)+0.999)" office:value-type="float" office:value="3" calcext:value-type="float">
            <text:p>3</text:p>
          </table:table-cell>
          <table:table-cell table:formula="of:=INT([.$B58]/([.J$1]/100)+0.999)" office:value-type="float" office:value="3" calcext:value-type="float">
            <text:p>3</text:p>
          </table:table-cell>
          <table:table-cell table:formula="of:=INT([.$B58]/([.K$1]/100)+0.999)" office:value-type="float" office:value="3" calcext:value-type="float">
            <text:p>3</text:p>
          </table:table-cell>
          <table:table-cell table:formula="of:=INT([.$B58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3 2JZ</text:p>
          </table:table-cell>
          <table:table-cell office:value-type="float" office:value="12.7692465753425" calcext:value-type="float">
            <text:p>12.7692465753425</text:p>
          </table:table-cell>
          <table:table-cell table:formula="of:=INT([.$B59]/([.C$1]/100)+0.999)" office:value-type="float" office:value="14" calcext:value-type="float">
            <text:p>14</text:p>
          </table:table-cell>
          <table:table-cell table:formula="of:=INT([.$B59]/([.D$1]/100)+0.999)" office:value-type="float" office:value="15" calcext:value-type="float">
            <text:p>15</text:p>
          </table:table-cell>
          <table:table-cell table:formula="of:=INT([.$B59]/([.E$1]/100)+0.999)" office:value-type="float" office:value="16" calcext:value-type="float">
            <text:p>16</text:p>
          </table:table-cell>
          <table:table-cell table:formula="of:=INT([.$B59]/([.F$1]/100)+0.999)" office:value-type="float" office:value="16" calcext:value-type="float">
            <text:p>16</text:p>
          </table:table-cell>
          <table:table-cell table:formula="of:=INT([.$B59]/([.G$1]/100)+0.999)" office:value-type="float" office:value="18" calcext:value-type="float">
            <text:p>18</text:p>
          </table:table-cell>
          <table:table-cell table:formula="of:=INT([.$B59]/([.H$1]/100)+0.999)" office:value-type="float" office:value="19" calcext:value-type="float">
            <text:p>19</text:p>
          </table:table-cell>
          <table:table-cell table:formula="of:=INT([.$B59]/([.I$1]/100)+0.999)" office:value-type="float" office:value="20" calcext:value-type="float">
            <text:p>20</text:p>
          </table:table-cell>
          <table:table-cell table:formula="of:=INT([.$B59]/([.J$1]/100)+0.999)" office:value-type="float" office:value="22" calcext:value-type="float">
            <text:p>22</text:p>
          </table:table-cell>
          <table:table-cell table:formula="of:=INT([.$B59]/([.K$1]/100)+0.999)" office:value-type="float" office:value="24" calcext:value-type="float">
            <text:p>24</text:p>
          </table:table-cell>
          <table:table-cell table:formula="of:=INT([.$B59]/([.L$1]/100)+0.999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X3 0PW</text:p>
          </table:table-cell>
          <table:table-cell office:value-type="float" office:value="5.22982876712329" calcext:value-type="float">
            <text:p>5.22982876712329</text:p>
          </table:table-cell>
          <table:table-cell table:formula="of:=INT([.$B60]/([.C$1]/100)+0.999)" office:value-type="float" office:value="6" calcext:value-type="float">
            <text:p>6</text:p>
          </table:table-cell>
          <table:table-cell table:formula="of:=INT([.$B60]/([.D$1]/100)+0.999)" office:value-type="float" office:value="6" calcext:value-type="float">
            <text:p>6</text:p>
          </table:table-cell>
          <table:table-cell table:formula="of:=INT([.$B60]/([.E$1]/100)+0.999)" office:value-type="float" office:value="7" calcext:value-type="float">
            <text:p>7</text:p>
          </table:table-cell>
          <table:table-cell table:formula="of:=INT([.$B60]/([.F$1]/100)+0.999)" office:value-type="float" office:value="7" calcext:value-type="float">
            <text:p>7</text:p>
          </table:table-cell>
          <table:table-cell table:formula="of:=INT([.$B60]/([.G$1]/100)+0.999)" office:value-type="float" office:value="7" calcext:value-type="float">
            <text:p>7</text:p>
          </table:table-cell>
          <table:table-cell table:formula="of:=INT([.$B60]/([.H$1]/100)+0.999)" office:value-type="float" office:value="8" calcext:value-type="float">
            <text:p>8</text:p>
          </table:table-cell>
          <table:table-cell table:formula="of:=INT([.$B60]/([.I$1]/100)+0.999)" office:value-type="float" office:value="9" calcext:value-type="float">
            <text:p>9</text:p>
          </table:table-cell>
          <table:table-cell table:formula="of:=INT([.$B60]/([.J$1]/100)+0.999)" office:value-type="float" office:value="9" calcext:value-type="float">
            <text:p>9</text:p>
          </table:table-cell>
          <table:table-cell table:formula="of:=INT([.$B60]/([.K$1]/100)+0.999)" office:value-type="float" office:value="10" calcext:value-type="float">
            <text:p>10</text:p>
          </table:table-cell>
          <table:table-cell table:formula="of:=INT([.$B60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P33 2QZ</text:p>
          </table:table-cell>
          <table:table-cell office:value-type="float" office:value="1.9808904109589" calcext:value-type="float">
            <text:p>1.9808904109589</text:p>
          </table:table-cell>
          <table:table-cell table:formula="of:=INT([.$B61]/([.C$1]/100)+0.999)" office:value-type="float" office:value="3" calcext:value-type="float">
            <text:p>3</text:p>
          </table:table-cell>
          <table:table-cell table:formula="of:=INT([.$B61]/([.D$1]/100)+0.999)" office:value-type="float" office:value="3" calcext:value-type="float">
            <text:p>3</text:p>
          </table:table-cell>
          <table:table-cell table:formula="of:=INT([.$B61]/([.E$1]/100)+0.999)" office:value-type="float" office:value="3" calcext:value-type="float">
            <text:p>3</text:p>
          </table:table-cell>
          <table:table-cell table:formula="of:=INT([.$B61]/([.F$1]/100)+0.999)" office:value-type="float" office:value="3" calcext:value-type="float">
            <text:p>3</text:p>
          </table:table-cell>
          <table:table-cell table:formula="of:=INT([.$B61]/([.G$1]/100)+0.999)" office:value-type="float" office:value="3" calcext:value-type="float">
            <text:p>3</text:p>
          </table:table-cell>
          <table:table-cell table:formula="of:=INT([.$B61]/([.H$1]/100)+0.999)" office:value-type="float" office:value="3" calcext:value-type="float">
            <text:p>3</text:p>
          </table:table-cell>
          <table:table-cell table:formula="of:=INT([.$B61]/([.I$1]/100)+0.999)" office:value-type="float" office:value="4" calcext:value-type="float">
            <text:p>4</text:p>
          </table:table-cell>
          <table:table-cell table:formula="of:=INT([.$B61]/([.J$1]/100)+0.999)" office:value-type="float" office:value="4" calcext:value-type="float">
            <text:p>4</text:p>
          </table:table-cell>
          <table:table-cell table:formula="of:=INT([.$B61]/([.K$1]/100)+0.999)" office:value-type="float" office:value="4" calcext:value-type="float">
            <text:p>4</text:p>
          </table:table-cell>
          <table:table-cell table:formula="of:=INT([.$B61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4 5PD</text:p>
          </table:table-cell>
          <table:table-cell office:value-type="float" office:value="3.95671232876712" calcext:value-type="float">
            <text:p>3.95671232876712</text:p>
          </table:table-cell>
          <table:table-cell table:formula="of:=INT([.$B62]/([.C$1]/100)+0.999)" office:value-type="float" office:value="5" calcext:value-type="float">
            <text:p>5</text:p>
          </table:table-cell>
          <table:table-cell table:formula="of:=INT([.$B62]/([.D$1]/100)+0.999)" office:value-type="float" office:value="5" calcext:value-type="float">
            <text:p>5</text:p>
          </table:table-cell>
          <table:table-cell table:formula="of:=INT([.$B62]/([.E$1]/100)+0.999)" office:value-type="float" office:value="5" calcext:value-type="float">
            <text:p>5</text:p>
          </table:table-cell>
          <table:table-cell table:formula="of:=INT([.$B62]/([.F$1]/100)+0.999)" office:value-type="float" office:value="5" calcext:value-type="float">
            <text:p>5</text:p>
          </table:table-cell>
          <table:table-cell table:formula="of:=INT([.$B62]/([.G$1]/100)+0.999)" office:value-type="float" office:value="6" calcext:value-type="float">
            <text:p>6</text:p>
          </table:table-cell>
          <table:table-cell table:formula="of:=INT([.$B62]/([.H$1]/100)+0.999)" office:value-type="float" office:value="6" calcext:value-type="float">
            <text:p>6</text:p>
          </table:table-cell>
          <table:table-cell table:formula="of:=INT([.$B62]/([.I$1]/100)+0.999)" office:value-type="float" office:value="7" calcext:value-type="float">
            <text:p>7</text:p>
          </table:table-cell>
          <table:table-cell table:formula="of:=INT([.$B62]/([.J$1]/100)+0.999)" office:value-type="float" office:value="7" calcext:value-type="float">
            <text:p>7</text:p>
          </table:table-cell>
          <table:table-cell table:formula="of:=INT([.$B62]/([.K$1]/100)+0.999)" office:value-type="float" office:value="8" calcext:value-type="float">
            <text:p>8</text:p>
          </table:table-cell>
          <table:table-cell table:formula="of:=INT([.$B62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T16 0PZ</text:p>
          </table:table-cell>
          <table:table-cell office:value-type="float" office:value="12.893698630137" calcext:value-type="float">
            <text:p>12.893698630137</text:p>
          </table:table-cell>
          <table:table-cell table:formula="of:=INT([.$B63]/([.C$1]/100)+0.999)" office:value-type="float" office:value="14" calcext:value-type="float">
            <text:p>14</text:p>
          </table:table-cell>
          <table:table-cell table:formula="of:=INT([.$B63]/([.D$1]/100)+0.999)" office:value-type="float" office:value="15" calcext:value-type="float">
            <text:p>15</text:p>
          </table:table-cell>
          <table:table-cell table:formula="of:=INT([.$B63]/([.E$1]/100)+0.999)" office:value-type="float" office:value="16" calcext:value-type="float">
            <text:p>16</text:p>
          </table:table-cell>
          <table:table-cell table:formula="of:=INT([.$B63]/([.F$1]/100)+0.999)" office:value-type="float" office:value="17" calcext:value-type="float">
            <text:p>17</text:p>
          </table:table-cell>
          <table:table-cell table:formula="of:=INT([.$B63]/([.G$1]/100)+0.999)" office:value-type="float" office:value="18" calcext:value-type="float">
            <text:p>18</text:p>
          </table:table-cell>
          <table:table-cell table:formula="of:=INT([.$B63]/([.H$1]/100)+0.999)" office:value-type="float" office:value="19" calcext:value-type="float">
            <text:p>19</text:p>
          </table:table-cell>
          <table:table-cell table:formula="of:=INT([.$B63]/([.I$1]/100)+0.999)" office:value-type="float" office:value="20" calcext:value-type="float">
            <text:p>20</text:p>
          </table:table-cell>
          <table:table-cell table:formula="of:=INT([.$B63]/([.J$1]/100)+0.999)" office:value-type="float" office:value="22" calcext:value-type="float">
            <text:p>22</text:p>
          </table:table-cell>
          <table:table-cell table:formula="of:=INT([.$B63]/([.K$1]/100)+0.999)" office:value-type="float" office:value="24" calcext:value-type="float">
            <text:p>24</text:p>
          </table:table-cell>
          <table:table-cell table:formula="of:=INT([.$B63]/([.L$1]/100)+0.999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T18 7EG</text:p>
          </table:table-cell>
          <table:table-cell office:value-type="float" office:value="1.53219178082192" calcext:value-type="float">
            <text:p>1.53219178082192</text:p>
          </table:table-cell>
          <table:table-cell table:formula="of:=INT([.$B64]/([.C$1]/100)+0.999)" office:value-type="float" office:value="2" calcext:value-type="float">
            <text:p>2</text:p>
          </table:table-cell>
          <table:table-cell table:formula="of:=INT([.$B64]/([.D$1]/100)+0.999)" office:value-type="float" office:value="2" calcext:value-type="float">
            <text:p>2</text:p>
          </table:table-cell>
          <table:table-cell table:formula="of:=INT([.$B64]/([.E$1]/100)+0.999)" office:value-type="float" office:value="2" calcext:value-type="float">
            <text:p>2</text:p>
          </table:table-cell>
          <table:table-cell table:formula="of:=INT([.$B64]/([.F$1]/100)+0.999)" office:value-type="float" office:value="2" calcext:value-type="float">
            <text:p>2</text:p>
          </table:table-cell>
          <table:table-cell table:formula="of:=INT([.$B64]/([.G$1]/100)+0.999)" office:value-type="float" office:value="3" calcext:value-type="float">
            <text:p>3</text:p>
          </table:table-cell>
          <table:table-cell table:formula="of:=INT([.$B64]/([.H$1]/100)+0.999)" office:value-type="float" office:value="3" calcext:value-type="float">
            <text:p>3</text:p>
          </table:table-cell>
          <table:table-cell table:formula="of:=INT([.$B64]/([.I$1]/100)+0.999)" office:value-type="float" office:value="3" calcext:value-type="float">
            <text:p>3</text:p>
          </table:table-cell>
          <table:table-cell table:formula="of:=INT([.$B64]/([.J$1]/100)+0.999)" office:value-type="float" office:value="3" calcext:value-type="float">
            <text:p>3</text:p>
          </table:table-cell>
          <table:table-cell table:formula="of:=INT([.$B64]/([.K$1]/100)+0.999)" office:value-type="float" office:value="3" calcext:value-type="float">
            <text:p>3</text:p>
          </table:table-cell>
          <table:table-cell table:formula="of:=INT([.$B64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T2 7QB</text:p>
          </table:table-cell>
          <table:table-cell office:value-type="float" office:value="5.4604794520548" calcext:value-type="float">
            <text:p>5.4604794520548</text:p>
          </table:table-cell>
          <table:table-cell table:formula="of:=INT([.$B65]/([.C$1]/100)+0.999)" office:value-type="float" office:value="6" calcext:value-type="float">
            <text:p>6</text:p>
          </table:table-cell>
          <table:table-cell table:formula="of:=INT([.$B65]/([.D$1]/100)+0.999)" office:value-type="float" office:value="7" calcext:value-type="float">
            <text:p>7</text:p>
          </table:table-cell>
          <table:table-cell table:formula="of:=INT([.$B65]/([.E$1]/100)+0.999)" office:value-type="float" office:value="7" calcext:value-type="float">
            <text:p>7</text:p>
          </table:table-cell>
          <table:table-cell table:formula="of:=INT([.$B65]/([.F$1]/100)+0.999)" office:value-type="float" office:value="7" calcext:value-type="float">
            <text:p>7</text:p>
          </table:table-cell>
          <table:table-cell table:formula="of:=INT([.$B65]/([.G$1]/100)+0.999)" office:value-type="float" office:value="8" calcext:value-type="float">
            <text:p>8</text:p>
          </table:table-cell>
          <table:table-cell table:formula="of:=INT([.$B65]/([.H$1]/100)+0.999)" office:value-type="float" office:value="8" calcext:value-type="float">
            <text:p>8</text:p>
          </table:table-cell>
          <table:table-cell table:formula="of:=INT([.$B65]/([.I$1]/100)+0.999)" office:value-type="float" office:value="9" calcext:value-type="float">
            <text:p>9</text:p>
          </table:table-cell>
          <table:table-cell table:formula="of:=INT([.$B65]/([.J$1]/100)+0.999)" office:value-type="float" office:value="10" calcext:value-type="float">
            <text:p>10</text:p>
          </table:table-cell>
          <table:table-cell table:formula="of:=INT([.$B65]/([.K$1]/100)+0.999)" office:value-type="float" office:value="10" calcext:value-type="float">
            <text:p>10</text:p>
          </table:table-cell>
          <table:table-cell table:formula="of:=INT([.$B65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14 5AB</text:p>
          </table:table-cell>
          <table:table-cell office:value-type="float" office:value="0" calcext:value-type="float">
            <text:p>0</text:p>
          </table:table-cell>
          <table:table-cell table:formula="of:=INT([.$B66]/([.C$1]/100)+0.999)" office:value-type="float" office:value="0" calcext:value-type="float">
            <text:p>0</text:p>
          </table:table-cell>
          <table:table-cell table:formula="of:=INT([.$B66]/([.D$1]/100)+0.999)" office:value-type="float" office:value="0" calcext:value-type="float">
            <text:p>0</text:p>
          </table:table-cell>
          <table:table-cell table:formula="of:=INT([.$B66]/([.E$1]/100)+0.999)" office:value-type="float" office:value="0" calcext:value-type="float">
            <text:p>0</text:p>
          </table:table-cell>
          <table:table-cell table:formula="of:=INT([.$B66]/([.F$1]/100)+0.999)" office:value-type="float" office:value="0" calcext:value-type="float">
            <text:p>0</text:p>
          </table:table-cell>
          <table:table-cell table:formula="of:=INT([.$B66]/([.G$1]/100)+0.999)" office:value-type="float" office:value="0" calcext:value-type="float">
            <text:p>0</text:p>
          </table:table-cell>
          <table:table-cell table:formula="of:=INT([.$B66]/([.H$1]/100)+0.999)" office:value-type="float" office:value="0" calcext:value-type="float">
            <text:p>0</text:p>
          </table:table-cell>
          <table:table-cell table:formula="of:=INT([.$B66]/([.I$1]/100)+0.999)" office:value-type="float" office:value="0" calcext:value-type="float">
            <text:p>0</text:p>
          </table:table-cell>
          <table:table-cell table:formula="of:=INT([.$B66]/([.J$1]/100)+0.999)" office:value-type="float" office:value="0" calcext:value-type="float">
            <text:p>0</text:p>
          </table:table-cell>
          <table:table-cell table:formula="of:=INT([.$B66]/([.K$1]/100)+0.999)" office:value-type="float" office:value="0" calcext:value-type="float">
            <text:p>0</text:p>
          </table:table-cell>
          <table:table-cell table:formula="of:=INT([.$B66]/([.L$1]/100)+0.9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5 5DR</text:p>
          </table:table-cell>
          <table:table-cell office:value-type="float" office:value="8.17253424657534" calcext:value-type="float">
            <text:p>8.17253424657534</text:p>
          </table:table-cell>
          <table:table-cell table:formula="of:=INT([.$B67]/([.C$1]/100)+0.999)" office:value-type="float" office:value="9" calcext:value-type="float">
            <text:p>9</text:p>
          </table:table-cell>
          <table:table-cell table:formula="of:=INT([.$B67]/([.D$1]/100)+0.999)" office:value-type="float" office:value="10" calcext:value-type="float">
            <text:p>10</text:p>
          </table:table-cell>
          <table:table-cell table:formula="of:=INT([.$B67]/([.E$1]/100)+0.999)" office:value-type="float" office:value="10" calcext:value-type="float">
            <text:p>10</text:p>
          </table:table-cell>
          <table:table-cell table:formula="of:=INT([.$B67]/([.F$1]/100)+0.999)" office:value-type="float" office:value="11" calcext:value-type="float">
            <text:p>11</text:p>
          </table:table-cell>
          <table:table-cell table:formula="of:=INT([.$B67]/([.G$1]/100)+0.999)" office:value-type="float" office:value="11" calcext:value-type="float">
            <text:p>11</text:p>
          </table:table-cell>
          <table:table-cell table:formula="of:=INT([.$B67]/([.H$1]/100)+0.999)" office:value-type="float" office:value="12" calcext:value-type="float">
            <text:p>12</text:p>
          </table:table-cell>
          <table:table-cell table:formula="of:=INT([.$B67]/([.I$1]/100)+0.999)" office:value-type="float" office:value="13" calcext:value-type="float">
            <text:p>13</text:p>
          </table:table-cell>
          <table:table-cell table:formula="of:=INT([.$B67]/([.J$1]/100)+0.999)" office:value-type="float" office:value="14" calcext:value-type="float">
            <text:p>14</text:p>
          </table:table-cell>
          <table:table-cell table:formula="of:=INT([.$B67]/([.K$1]/100)+0.999)" office:value-type="float" office:value="15" calcext:value-type="float">
            <text:p>15</text:p>
          </table:table-cell>
          <table:table-cell table:formula="of:=INT([.$B67]/([.L$1]/100)+0.999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39 2JW</text:p>
          </table:table-cell>
          <table:table-cell office:value-type="float" office:value="2.9686301369863" calcext:value-type="float">
            <text:p>2.9686301369863</text:p>
          </table:table-cell>
          <table:table-cell table:formula="of:=INT([.$B68]/([.C$1]/100)+0.999)" office:value-type="float" office:value="4" calcext:value-type="float">
            <text:p>4</text:p>
          </table:table-cell>
          <table:table-cell table:formula="of:=INT([.$B68]/([.D$1]/100)+0.999)" office:value-type="float" office:value="4" calcext:value-type="float">
            <text:p>4</text:p>
          </table:table-cell>
          <table:table-cell table:formula="of:=INT([.$B68]/([.E$1]/100)+0.999)" office:value-type="float" office:value="4" calcext:value-type="float">
            <text:p>4</text:p>
          </table:table-cell>
          <table:table-cell table:formula="of:=INT([.$B68]/([.F$1]/100)+0.999)" office:value-type="float" office:value="4" calcext:value-type="float">
            <text:p>4</text:p>
          </table:table-cell>
          <table:table-cell table:formula="of:=INT([.$B68]/([.G$1]/100)+0.999)" office:value-type="float" office:value="4" calcext:value-type="float">
            <text:p>4</text:p>
          </table:table-cell>
          <table:table-cell table:formula="of:=INT([.$B68]/([.H$1]/100)+0.999)" office:value-type="float" office:value="5" calcext:value-type="float">
            <text:p>5</text:p>
          </table:table-cell>
          <table:table-cell table:formula="of:=INT([.$B68]/([.I$1]/100)+0.999)" office:value-type="float" office:value="5" calcext:value-type="float">
            <text:p>5</text:p>
          </table:table-cell>
          <table:table-cell table:formula="of:=INT([.$B68]/([.J$1]/100)+0.999)" office:value-type="float" office:value="5" calcext:value-type="float">
            <text:p>5</text:p>
          </table:table-cell>
          <table:table-cell table:formula="of:=INT([.$B68]/([.K$1]/100)+0.999)" office:value-type="float" office:value="6" calcext:value-type="float">
            <text:p>6</text:p>
          </table:table-cell>
          <table:table-cell table:formula="of:=INT([.$B68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8 7SS</text:p>
          </table:table-cell>
          <table:table-cell office:value-type="float" office:value="17.7297945205479" calcext:value-type="float">
            <text:p>17.7297945205479</text:p>
          </table:table-cell>
          <table:table-cell table:formula="of:=INT([.$B69]/([.C$1]/100)+0.999)" office:value-type="float" office:value="19" calcext:value-type="float">
            <text:p>19</text:p>
          </table:table-cell>
          <table:table-cell table:formula="of:=INT([.$B69]/([.D$1]/100)+0.999)" office:value-type="float" office:value="20" calcext:value-type="float">
            <text:p>20</text:p>
          </table:table-cell>
          <table:table-cell table:formula="of:=INT([.$B69]/([.E$1]/100)+0.999)" office:value-type="float" office:value="21" calcext:value-type="float">
            <text:p>21</text:p>
          </table:table-cell>
          <table:table-cell table:formula="of:=INT([.$B69]/([.F$1]/100)+0.999)" office:value-type="float" office:value="23" calcext:value-type="float">
            <text:p>23</text:p>
          </table:table-cell>
          <table:table-cell table:formula="of:=INT([.$B69]/([.G$1]/100)+0.999)" office:value-type="float" office:value="24" calcext:value-type="float">
            <text:p>24</text:p>
          </table:table-cell>
          <table:table-cell table:formula="of:=INT([.$B69]/([.H$1]/100)+0.999)" office:value-type="float" office:value="26" calcext:value-type="float">
            <text:p>26</text:p>
          </table:table-cell>
          <table:table-cell table:formula="of:=INT([.$B69]/([.I$1]/100)+0.999)" office:value-type="float" office:value="28" calcext:value-type="float">
            <text:p>28</text:p>
          </table:table-cell>
          <table:table-cell table:formula="of:=INT([.$B69]/([.J$1]/100)+0.999)" office:value-type="float" office:value="30" calcext:value-type="float">
            <text:p>30</text:p>
          </table:table-cell>
          <table:table-cell table:formula="of:=INT([.$B69]/([.K$1]/100)+0.999)" office:value-type="float" office:value="33" calcext:value-type="float">
            <text:p>33</text:p>
          </table:table-cell>
          <table:table-cell table:formula="of:=INT([.$B69]/([.L$1]/100)+0.999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1 4RP</text:p>
          </table:table-cell>
          <table:table-cell office:value-type="float" office:value="2.94708904109589" calcext:value-type="float">
            <text:p>2.94708904109589</text:p>
          </table:table-cell>
          <table:table-cell table:formula="of:=INT([.$B70]/([.C$1]/100)+0.999)" office:value-type="float" office:value="4" calcext:value-type="float">
            <text:p>4</text:p>
          </table:table-cell>
          <table:table-cell table:formula="of:=INT([.$B70]/([.D$1]/100)+0.999)" office:value-type="float" office:value="4" calcext:value-type="float">
            <text:p>4</text:p>
          </table:table-cell>
          <table:table-cell table:formula="of:=INT([.$B70]/([.E$1]/100)+0.999)" office:value-type="float" office:value="4" calcext:value-type="float">
            <text:p>4</text:p>
          </table:table-cell>
          <table:table-cell table:formula="of:=INT([.$B70]/([.F$1]/100)+0.999)" office:value-type="float" office:value="4" calcext:value-type="float">
            <text:p>4</text:p>
          </table:table-cell>
          <table:table-cell table:formula="of:=INT([.$B70]/([.G$1]/100)+0.999)" office:value-type="float" office:value="4" calcext:value-type="float">
            <text:p>4</text:p>
          </table:table-cell>
          <table:table-cell table:formula="of:=INT([.$B70]/([.H$1]/100)+0.999)" office:value-type="float" office:value="5" calcext:value-type="float">
            <text:p>5</text:p>
          </table:table-cell>
          <table:table-cell table:formula="of:=INT([.$B70]/([.I$1]/100)+0.999)" office:value-type="float" office:value="5" calcext:value-type="float">
            <text:p>5</text:p>
          </table:table-cell>
          <table:table-cell table:formula="of:=INT([.$B70]/([.J$1]/100)+0.999)" office:value-type="float" office:value="5" calcext:value-type="float">
            <text:p>5</text:p>
          </table:table-cell>
          <table:table-cell table:formula="of:=INT([.$B70]/([.K$1]/100)+0.999)" office:value-type="float" office:value="6" calcext:value-type="float">
            <text:p>6</text:p>
          </table:table-cell>
          <table:table-cell table:formula="of:=INT([.$B70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14 4LF</text:p>
          </table:table-cell>
          <table:table-cell office:value-type="float" office:value="0.867842465753425" calcext:value-type="float">
            <text:p>0.867842465753425</text:p>
          </table:table-cell>
          <table:table-cell table:formula="of:=INT([.$B71]/([.C$1]/100)+0.999)" office:value-type="float" office:value="1" calcext:value-type="float">
            <text:p>1</text:p>
          </table:table-cell>
          <table:table-cell table:formula="of:=INT([.$B71]/([.D$1]/100)+0.999)" office:value-type="float" office:value="1" calcext:value-type="float">
            <text:p>1</text:p>
          </table:table-cell>
          <table:table-cell table:formula="of:=INT([.$B71]/([.E$1]/100)+0.999)" office:value-type="float" office:value="2" calcext:value-type="float">
            <text:p>2</text:p>
          </table:table-cell>
          <table:table-cell table:formula="of:=INT([.$B71]/([.F$1]/100)+0.999)" office:value-type="float" office:value="2" calcext:value-type="float">
            <text:p>2</text:p>
          </table:table-cell>
          <table:table-cell table:formula="of:=INT([.$B71]/([.G$1]/100)+0.999)" office:value-type="float" office:value="2" calcext:value-type="float">
            <text:p>2</text:p>
          </table:table-cell>
          <table:table-cell table:formula="of:=INT([.$B71]/([.H$1]/100)+0.999)" office:value-type="float" office:value="2" calcext:value-type="float">
            <text:p>2</text:p>
          </table:table-cell>
          <table:table-cell table:formula="of:=INT([.$B71]/([.I$1]/100)+0.999)" office:value-type="float" office:value="2" calcext:value-type="float">
            <text:p>2</text:p>
          </table:table-cell>
          <table:table-cell table:formula="of:=INT([.$B71]/([.J$1]/100)+0.999)" office:value-type="float" office:value="2" calcext:value-type="float">
            <text:p>2</text:p>
          </table:table-cell>
          <table:table-cell table:formula="of:=INT([.$B71]/([.K$1]/100)+0.999)" office:value-type="float" office:value="2" calcext:value-type="float">
            <text:p>2</text:p>
          </table:table-cell>
          <table:table-cell table:formula="of:=INT([.$B71]/([.L$1]/100)+0.999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1 5WW</text:p>
          </table:table-cell>
          <table:table-cell office:value-type="float" office:value="13.4600684931507" calcext:value-type="float">
            <text:p>13.4600684931507</text:p>
          </table:table-cell>
          <table:table-cell table:formula="of:=INT([.$B72]/([.C$1]/100)+0.999)" office:value-type="float" office:value="15" calcext:value-type="float">
            <text:p>15</text:p>
          </table:table-cell>
          <table:table-cell table:formula="of:=INT([.$B72]/([.D$1]/100)+0.999)" office:value-type="float" office:value="15" calcext:value-type="float">
            <text:p>15</text:p>
          </table:table-cell>
          <table:table-cell table:formula="of:=INT([.$B72]/([.E$1]/100)+0.999)" office:value-type="float" office:value="16" calcext:value-type="float">
            <text:p>16</text:p>
          </table:table-cell>
          <table:table-cell table:formula="of:=INT([.$B72]/([.F$1]/100)+0.999)" office:value-type="float" office:value="17" calcext:value-type="float">
            <text:p>17</text:p>
          </table:table-cell>
          <table:table-cell table:formula="of:=INT([.$B72]/([.G$1]/100)+0.999)" office:value-type="float" office:value="18" calcext:value-type="float">
            <text:p>18</text:p>
          </table:table-cell>
          <table:table-cell table:formula="of:=INT([.$B72]/([.H$1]/100)+0.999)" office:value-type="float" office:value="20" calcext:value-type="float">
            <text:p>20</text:p>
          </table:table-cell>
          <table:table-cell table:formula="of:=INT([.$B72]/([.I$1]/100)+0.999)" office:value-type="float" office:value="21" calcext:value-type="float">
            <text:p>21</text:p>
          </table:table-cell>
          <table:table-cell table:formula="of:=INT([.$B72]/([.J$1]/100)+0.999)" office:value-type="float" office:value="23" calcext:value-type="float">
            <text:p>23</text:p>
          </table:table-cell>
          <table:table-cell table:formula="of:=INT([.$B72]/([.K$1]/100)+0.999)" office:value-type="float" office:value="25" calcext:value-type="float">
            <text:p>25</text:p>
          </table:table-cell>
          <table:table-cell table:formula="of:=INT([.$B72]/([.L$1]/100)+0.999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5 4PW</text:p>
          </table:table-cell>
          <table:table-cell office:value-type="float" office:value="1.94934931506849" calcext:value-type="float">
            <text:p>1.94934931506849</text:p>
          </table:table-cell>
          <table:table-cell table:formula="of:=INT([.$B73]/([.C$1]/100)+0.999)" office:value-type="float" office:value="3" calcext:value-type="float">
            <text:p>3</text:p>
          </table:table-cell>
          <table:table-cell table:formula="of:=INT([.$B73]/([.D$1]/100)+0.999)" office:value-type="float" office:value="3" calcext:value-type="float">
            <text:p>3</text:p>
          </table:table-cell>
          <table:table-cell table:formula="of:=INT([.$B73]/([.E$1]/100)+0.999)" office:value-type="float" office:value="3" calcext:value-type="float">
            <text:p>3</text:p>
          </table:table-cell>
          <table:table-cell table:formula="of:=INT([.$B73]/([.F$1]/100)+0.999)" office:value-type="float" office:value="3" calcext:value-type="float">
            <text:p>3</text:p>
          </table:table-cell>
          <table:table-cell table:formula="of:=INT([.$B73]/([.G$1]/100)+0.999)" office:value-type="float" office:value="3" calcext:value-type="float">
            <text:p>3</text:p>
          </table:table-cell>
          <table:table-cell table:formula="of:=INT([.$B73]/([.H$1]/100)+0.999)" office:value-type="float" office:value="3" calcext:value-type="float">
            <text:p>3</text:p>
          </table:table-cell>
          <table:table-cell table:formula="of:=INT([.$B73]/([.I$1]/100)+0.999)" office:value-type="float" office:value="3" calcext:value-type="float">
            <text:p>3</text:p>
          </table:table-cell>
          <table:table-cell table:formula="of:=INT([.$B73]/([.J$1]/100)+0.999)" office:value-type="float" office:value="4" calcext:value-type="float">
            <text:p>4</text:p>
          </table:table-cell>
          <table:table-cell table:formula="of:=INT([.$B73]/([.K$1]/100)+0.999)" office:value-type="float" office:value="4" calcext:value-type="float">
            <text:p>4</text:p>
          </table:table-cell>
          <table:table-cell table:formula="of:=INT([.$B73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N2 5QY</text:p>
          </table:table-cell>
          <table:table-cell office:value-type="float" office:value="4.00859589041096" calcext:value-type="float">
            <text:p>4.00859589041096</text:p>
          </table:table-cell>
          <table:table-cell table:formula="of:=INT([.$B74]/([.C$1]/100)+0.999)" office:value-type="float" office:value="5" calcext:value-type="float">
            <text:p>5</text:p>
          </table:table-cell>
          <table:table-cell table:formula="of:=INT([.$B74]/([.D$1]/100)+0.999)" office:value-type="float" office:value="5" calcext:value-type="float">
            <text:p>5</text:p>
          </table:table-cell>
          <table:table-cell table:formula="of:=INT([.$B74]/([.E$1]/100)+0.999)" office:value-type="float" office:value="5" calcext:value-type="float">
            <text:p>5</text:p>
          </table:table-cell>
          <table:table-cell table:formula="of:=INT([.$B74]/([.F$1]/100)+0.999)" office:value-type="float" office:value="6" calcext:value-type="float">
            <text:p>6</text:p>
          </table:table-cell>
          <table:table-cell table:formula="of:=INT([.$B74]/([.G$1]/100)+0.999)" office:value-type="float" office:value="6" calcext:value-type="float">
            <text:p>6</text:p>
          </table:table-cell>
          <table:table-cell table:formula="of:=INT([.$B74]/([.H$1]/100)+0.999)" office:value-type="float" office:value="6" calcext:value-type="float">
            <text:p>6</text:p>
          </table:table-cell>
          <table:table-cell table:formula="of:=INT([.$B74]/([.I$1]/100)+0.999)" office:value-type="float" office:value="7" calcext:value-type="float">
            <text:p>7</text:p>
          </table:table-cell>
          <table:table-cell table:formula="of:=INT([.$B74]/([.J$1]/100)+0.999)" office:value-type="float" office:value="7" calcext:value-type="float">
            <text:p>7</text:p>
          </table:table-cell>
          <table:table-cell table:formula="of:=INT([.$B74]/([.K$1]/100)+0.999)" office:value-type="float" office:value="8" calcext:value-type="float">
            <text:p>8</text:p>
          </table:table-cell>
          <table:table-cell table:formula="of:=INT([.$B74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S1 3EX</text:p>
          </table:table-cell>
          <table:table-cell office:value-type="float" office:value="26.6771575342466" calcext:value-type="float">
            <text:p>26.6771575342466</text:p>
          </table:table-cell>
          <table:table-cell table:formula="of:=INT([.$B75]/([.C$1]/100)+0.999)" office:value-type="float" office:value="29" calcext:value-type="float">
            <text:p>29</text:p>
          </table:table-cell>
          <table:table-cell table:formula="of:=INT([.$B75]/([.D$1]/100)+0.999)" office:value-type="float" office:value="30" calcext:value-type="float">
            <text:p>30</text:p>
          </table:table-cell>
          <table:table-cell table:formula="of:=INT([.$B75]/([.E$1]/100)+0.999)" office:value-type="float" office:value="32" calcext:value-type="float">
            <text:p>32</text:p>
          </table:table-cell>
          <table:table-cell table:formula="of:=INT([.$B75]/([.F$1]/100)+0.999)" office:value-type="float" office:value="34" calcext:value-type="float">
            <text:p>34</text:p>
          </table:table-cell>
          <table:table-cell table:formula="of:=INT([.$B75]/([.G$1]/100)+0.999)" office:value-type="float" office:value="36" calcext:value-type="float">
            <text:p>36</text:p>
          </table:table-cell>
          <table:table-cell table:formula="of:=INT([.$B75]/([.H$1]/100)+0.999)" office:value-type="float" office:value="39" calcext:value-type="float">
            <text:p>39</text:p>
          </table:table-cell>
          <table:table-cell table:formula="of:=INT([.$B75]/([.I$1]/100)+0.999)" office:value-type="float" office:value="42" calcext:value-type="float">
            <text:p>42</text:p>
          </table:table-cell>
          <table:table-cell table:formula="of:=INT([.$B75]/([.J$1]/100)+0.999)" office:value-type="float" office:value="45" calcext:value-type="float">
            <text:p>45</text:p>
          </table:table-cell>
          <table:table-cell table:formula="of:=INT([.$B75]/([.K$1]/100)+0.999)" office:value-type="float" office:value="49" calcext:value-type="float">
            <text:p>49</text:p>
          </table:table-cell>
          <table:table-cell table:formula="of:=INT([.$B75]/([.L$1]/100)+0.999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U4 0DZ</text:p>
          </table:table-cell>
          <table:table-cell office:value-type="float" office:value="21.4986643835616" calcext:value-type="float">
            <text:p>21.4986643835616</text:p>
          </table:table-cell>
          <table:table-cell table:formula="of:=INT([.$B76]/([.C$1]/100)+0.999)" office:value-type="float" office:value="23" calcext:value-type="float">
            <text:p>23</text:p>
          </table:table-cell>
          <table:table-cell table:formula="of:=INT([.$B76]/([.D$1]/100)+0.999)" office:value-type="float" office:value="24" calcext:value-type="float">
            <text:p>24</text:p>
          </table:table-cell>
          <table:table-cell table:formula="of:=INT([.$B76]/([.E$1]/100)+0.999)" office:value-type="float" office:value="26" calcext:value-type="float">
            <text:p>26</text:p>
          </table:table-cell>
          <table:table-cell table:formula="of:=INT([.$B76]/([.F$1]/100)+0.999)" office:value-type="float" office:value="27" calcext:value-type="float">
            <text:p>27</text:p>
          </table:table-cell>
          <table:table-cell table:formula="of:=INT([.$B76]/([.G$1]/100)+0.999)" office:value-type="float" office:value="29" calcext:value-type="float">
            <text:p>29</text:p>
          </table:table-cell>
          <table:table-cell table:formula="of:=INT([.$B76]/([.H$1]/100)+0.999)" office:value-type="float" office:value="31" calcext:value-type="float">
            <text:p>31</text:p>
          </table:table-cell>
          <table:table-cell table:formula="of:=INT([.$B76]/([.I$1]/100)+0.999)" office:value-type="float" office:value="34" calcext:value-type="float">
            <text:p>34</text:p>
          </table:table-cell>
          <table:table-cell table:formula="of:=INT([.$B76]/([.J$1]/100)+0.999)" office:value-type="float" office:value="36" calcext:value-type="float">
            <text:p>36</text:p>
          </table:table-cell>
          <table:table-cell table:formula="of:=INT([.$B76]/([.K$1]/100)+0.999)" office:value-type="float" office:value="40" calcext:value-type="float">
            <text:p>40</text:p>
          </table:table-cell>
          <table:table-cell table:formula="of:=INT([.$B76]/([.L$1]/100)+0.999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13 0JH</text:p>
          </table:table-cell>
          <table:table-cell office:value-type="float" office:value="15.4678082191781" calcext:value-type="float">
            <text:p>15.4678082191781</text:p>
          </table:table-cell>
          <table:table-cell table:formula="of:=INT([.$B77]/([.C$1]/100)+0.999)" office:value-type="float" office:value="17" calcext:value-type="float">
            <text:p>17</text:p>
          </table:table-cell>
          <table:table-cell table:formula="of:=INT([.$B77]/([.D$1]/100)+0.999)" office:value-type="float" office:value="18" calcext:value-type="float">
            <text:p>18</text:p>
          </table:table-cell>
          <table:table-cell table:formula="of:=INT([.$B77]/([.E$1]/100)+0.999)" office:value-type="float" office:value="19" calcext:value-type="float">
            <text:p>19</text:p>
          </table:table-cell>
          <table:table-cell table:formula="of:=INT([.$B77]/([.F$1]/100)+0.999)" office:value-type="float" office:value="20" calcext:value-type="float">
            <text:p>20</text:p>
          </table:table-cell>
          <table:table-cell table:formula="of:=INT([.$B77]/([.G$1]/100)+0.999)" office:value-type="float" office:value="21" calcext:value-type="float">
            <text:p>21</text:p>
          </table:table-cell>
          <table:table-cell table:formula="of:=INT([.$B77]/([.H$1]/100)+0.999)" office:value-type="float" office:value="23" calcext:value-type="float">
            <text:p>23</text:p>
          </table:table-cell>
          <table:table-cell table:formula="of:=INT([.$B77]/([.I$1]/100)+0.999)" office:value-type="float" office:value="24" calcext:value-type="float">
            <text:p>24</text:p>
          </table:table-cell>
          <table:table-cell table:formula="of:=INT([.$B77]/([.J$1]/100)+0.999)" office:value-type="float" office:value="26" calcext:value-type="float">
            <text:p>26</text:p>
          </table:table-cell>
          <table:table-cell table:formula="of:=INT([.$B77]/([.K$1]/100)+0.999)" office:value-type="float" office:value="29" calcext:value-type="float">
            <text:p>29</text:p>
          </table:table-cell>
          <table:table-cell table:formula="of:=INT([.$B77]/([.L$1]/100)+0.999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23 9LT</text:p>
          </table:table-cell>
          <table:table-cell office:value-type="float" office:value="5.19650684931507" calcext:value-type="float">
            <text:p>5.19650684931507</text:p>
          </table:table-cell>
          <table:table-cell table:formula="of:=INT([.$B78]/([.C$1]/100)+0.999)" office:value-type="float" office:value="6" calcext:value-type="float">
            <text:p>6</text:p>
          </table:table-cell>
          <table:table-cell table:formula="of:=INT([.$B78]/([.D$1]/100)+0.999)" office:value-type="float" office:value="6" calcext:value-type="float">
            <text:p>6</text:p>
          </table:table-cell>
          <table:table-cell table:formula="of:=INT([.$B78]/([.E$1]/100)+0.999)" office:value-type="float" office:value="7" calcext:value-type="float">
            <text:p>7</text:p>
          </table:table-cell>
          <table:table-cell table:formula="of:=INT([.$B78]/([.F$1]/100)+0.999)" office:value-type="float" office:value="7" calcext:value-type="float">
            <text:p>7</text:p>
          </table:table-cell>
          <table:table-cell table:formula="of:=INT([.$B78]/([.G$1]/100)+0.999)" office:value-type="float" office:value="7" calcext:value-type="float">
            <text:p>7</text:p>
          </table:table-cell>
          <table:table-cell table:formula="of:=INT([.$B78]/([.H$1]/100)+0.999)" office:value-type="float" office:value="8" calcext:value-type="float">
            <text:p>8</text:p>
          </table:table-cell>
          <table:table-cell table:formula="of:=INT([.$B78]/([.I$1]/100)+0.999)" office:value-type="float" office:value="8" calcext:value-type="float">
            <text:p>8</text:p>
          </table:table-cell>
          <table:table-cell table:formula="of:=INT([.$B78]/([.J$1]/100)+0.999)" office:value-type="float" office:value="9" calcext:value-type="float">
            <text:p>9</text:p>
          </table:table-cell>
          <table:table-cell table:formula="of:=INT([.$B78]/([.K$1]/100)+0.999)" office:value-type="float" office:value="10" calcext:value-type="float">
            <text:p>10</text:p>
          </table:table-cell>
          <table:table-cell table:formula="of:=INT([.$B78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8 5RL</text:p>
          </table:table-cell>
          <table:table-cell office:value-type="float" office:value="6.39212328767123" calcext:value-type="float">
            <text:p>6.39212328767123</text:p>
          </table:table-cell>
          <table:table-cell table:formula="of:=INT([.$B79]/([.C$1]/100)+0.999)" office:value-type="float" office:value="7" calcext:value-type="float">
            <text:p>7</text:p>
          </table:table-cell>
          <table:table-cell table:formula="of:=INT([.$B79]/([.D$1]/100)+0.999)" office:value-type="float" office:value="8" calcext:value-type="float">
            <text:p>8</text:p>
          </table:table-cell>
          <table:table-cell table:formula="of:=INT([.$B79]/([.E$1]/100)+0.999)" office:value-type="float" office:value="8" calcext:value-type="float">
            <text:p>8</text:p>
          </table:table-cell>
          <table:table-cell table:formula="of:=INT([.$B79]/([.F$1]/100)+0.999)" office:value-type="float" office:value="8" calcext:value-type="float">
            <text:p>8</text:p>
          </table:table-cell>
          <table:table-cell table:formula="of:=INT([.$B79]/([.G$1]/100)+0.999)" office:value-type="float" office:value="9" calcext:value-type="float">
            <text:p>9</text:p>
          </table:table-cell>
          <table:table-cell table:formula="of:=INT([.$B79]/([.H$1]/100)+0.999)" office:value-type="float" office:value="10" calcext:value-type="float">
            <text:p>10</text:p>
          </table:table-cell>
          <table:table-cell table:formula="of:=INT([.$B79]/([.I$1]/100)+0.999)" office:value-type="float" office:value="10" calcext:value-type="float">
            <text:p>10</text:p>
          </table:table-cell>
          <table:table-cell table:formula="of:=INT([.$B79]/([.J$1]/100)+0.999)" office:value-type="float" office:value="11" calcext:value-type="float">
            <text:p>11</text:p>
          </table:table-cell>
          <table:table-cell table:formula="of:=INT([.$B79]/([.K$1]/100)+0.999)" office:value-type="float" office:value="12" calcext:value-type="float">
            <text:p>12</text:p>
          </table:table-cell>
          <table:table-cell table:formula="of:=INT([.$B79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7 5NY</text:p>
          </table:table-cell>
          <table:table-cell office:value-type="float" office:value="17.5145547945206" calcext:value-type="float">
            <text:p>17.5145547945206</text:p>
          </table:table-cell>
          <table:table-cell table:formula="of:=INT([.$B80]/([.C$1]/100)+0.999)" office:value-type="float" office:value="19" calcext:value-type="float">
            <text:p>19</text:p>
          </table:table-cell>
          <table:table-cell table:formula="of:=INT([.$B80]/([.D$1]/100)+0.999)" office:value-type="float" office:value="20" calcext:value-type="float">
            <text:p>20</text:p>
          </table:table-cell>
          <table:table-cell table:formula="of:=INT([.$B80]/([.E$1]/100)+0.999)" office:value-type="float" office:value="21" calcext:value-type="float">
            <text:p>21</text:p>
          </table:table-cell>
          <table:table-cell table:formula="of:=INT([.$B80]/([.F$1]/100)+0.999)" office:value-type="float" office:value="22" calcext:value-type="float">
            <text:p>22</text:p>
          </table:table-cell>
          <table:table-cell table:formula="of:=INT([.$B80]/([.G$1]/100)+0.999)" office:value-type="float" office:value="24" calcext:value-type="float">
            <text:p>24</text:p>
          </table:table-cell>
          <table:table-cell table:formula="of:=INT([.$B80]/([.H$1]/100)+0.999)" office:value-type="float" office:value="26" calcext:value-type="float">
            <text:p>26</text:p>
          </table:table-cell>
          <table:table-cell table:formula="of:=INT([.$B80]/([.I$1]/100)+0.999)" office:value-type="float" office:value="27" calcext:value-type="float">
            <text:p>27</text:p>
          </table:table-cell>
          <table:table-cell table:formula="of:=INT([.$B80]/([.J$1]/100)+0.999)" office:value-type="float" office:value="30" calcext:value-type="float">
            <text:p>30</text:p>
          </table:table-cell>
          <table:table-cell table:formula="of:=INT([.$B80]/([.K$1]/100)+0.999)" office:value-type="float" office:value="32" calcext:value-type="float">
            <text:p>32</text:p>
          </table:table-cell>
          <table:table-cell table:formula="of:=INT([.$B80]/([.L$1]/100)+0.999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K42 9DJ</text:p>
          </table:table-cell>
          <table:table-cell office:value-type="float" office:value="2.06369863013699" calcext:value-type="float">
            <text:p>2.06369863013699</text:p>
          </table:table-cell>
          <table:table-cell table:formula="of:=INT([.$B81]/([.C$1]/100)+0.999)" office:value-type="float" office:value="3" calcext:value-type="float">
            <text:p>3</text:p>
          </table:table-cell>
          <table:table-cell table:formula="of:=INT([.$B81]/([.D$1]/100)+0.999)" office:value-type="float" office:value="3" calcext:value-type="float">
            <text:p>3</text:p>
          </table:table-cell>
          <table:table-cell table:formula="of:=INT([.$B81]/([.E$1]/100)+0.999)" office:value-type="float" office:value="3" calcext:value-type="float">
            <text:p>3</text:p>
          </table:table-cell>
          <table:table-cell table:formula="of:=INT([.$B81]/([.F$1]/100)+0.999)" office:value-type="float" office:value="3" calcext:value-type="float">
            <text:p>3</text:p>
          </table:table-cell>
          <table:table-cell table:formula="of:=INT([.$B81]/([.G$1]/100)+0.999)" office:value-type="float" office:value="3" calcext:value-type="float">
            <text:p>3</text:p>
          </table:table-cell>
          <table:table-cell table:formula="of:=INT([.$B81]/([.H$1]/100)+0.999)" office:value-type="float" office:value="3" calcext:value-type="float">
            <text:p>3</text:p>
          </table:table-cell>
          <table:table-cell table:formula="of:=INT([.$B81]/([.I$1]/100)+0.999)" office:value-type="float" office:value="4" calcext:value-type="float">
            <text:p>4</text:p>
          </table:table-cell>
          <table:table-cell table:formula="of:=INT([.$B81]/([.J$1]/100)+0.999)" office:value-type="float" office:value="4" calcext:value-type="float">
            <text:p>4</text:p>
          </table:table-cell>
          <table:table-cell table:formula="of:=INT([.$B81]/([.K$1]/100)+0.999)" office:value-type="float" office:value="4" calcext:value-type="float">
            <text:p>4</text:p>
          </table:table-cell>
          <table:table-cell table:formula="of:=INT([.$B81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K6 5LD</text:p>
          </table:table-cell>
          <table:table-cell office:value-type="float" office:value="5.58065068493151" calcext:value-type="float">
            <text:p>5.58065068493151</text:p>
          </table:table-cell>
          <table:table-cell table:formula="of:=INT([.$B82]/([.C$1]/100)+0.999)" office:value-type="float" office:value="6" calcext:value-type="float">
            <text:p>6</text:p>
          </table:table-cell>
          <table:table-cell table:formula="of:=INT([.$B82]/([.D$1]/100)+0.999)" office:value-type="float" office:value="7" calcext:value-type="float">
            <text:p>7</text:p>
          </table:table-cell>
          <table:table-cell table:formula="of:=INT([.$B82]/([.E$1]/100)+0.999)" office:value-type="float" office:value="7" calcext:value-type="float">
            <text:p>7</text:p>
          </table:table-cell>
          <table:table-cell table:formula="of:=INT([.$B82]/([.F$1]/100)+0.999)" office:value-type="float" office:value="7" calcext:value-type="float">
            <text:p>7</text:p>
          </table:table-cell>
          <table:table-cell table:formula="of:=INT([.$B82]/([.G$1]/100)+0.999)" office:value-type="float" office:value="8" calcext:value-type="float">
            <text:p>8</text:p>
          </table:table-cell>
          <table:table-cell table:formula="of:=INT([.$B82]/([.H$1]/100)+0.999)" office:value-type="float" office:value="8" calcext:value-type="float">
            <text:p>8</text:p>
          </table:table-cell>
          <table:table-cell table:formula="of:=INT([.$B82]/([.I$1]/100)+0.999)" office:value-type="float" office:value="9" calcext:value-type="float">
            <text:p>9</text:p>
          </table:table-cell>
          <table:table-cell table:formula="of:=INT([.$B82]/([.J$1]/100)+0.999)" office:value-type="float" office:value="10" calcext:value-type="float">
            <text:p>10</text:p>
          </table:table-cell>
          <table:table-cell table:formula="of:=INT([.$B82]/([.K$1]/100)+0.999)" office:value-type="float" office:value="11" calcext:value-type="float">
            <text:p>11</text:p>
          </table:table-cell>
          <table:table-cell table:formula="of:=INT([.$B82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8 1QX</text:p>
          </table:table-cell>
          <table:table-cell office:value-type="float" office:value="10.6904794520548" calcext:value-type="float">
            <text:p>10.6904794520548</text:p>
          </table:table-cell>
          <table:table-cell table:formula="of:=INT([.$B83]/([.C$1]/100)+0.999)" office:value-type="float" office:value="12" calcext:value-type="float">
            <text:p>12</text:p>
          </table:table-cell>
          <table:table-cell table:formula="of:=INT([.$B83]/([.D$1]/100)+0.999)" office:value-type="float" office:value="12" calcext:value-type="float">
            <text:p>12</text:p>
          </table:table-cell>
          <table:table-cell table:formula="of:=INT([.$B83]/([.E$1]/100)+0.999)" office:value-type="float" office:value="13" calcext:value-type="float">
            <text:p>13</text:p>
          </table:table-cell>
          <table:table-cell table:formula="of:=INT([.$B83]/([.F$1]/100)+0.999)" office:value-type="float" office:value="14" calcext:value-type="float">
            <text:p>14</text:p>
          </table:table-cell>
          <table:table-cell table:formula="of:=INT([.$B83]/([.G$1]/100)+0.999)" office:value-type="float" office:value="15" calcext:value-type="float">
            <text:p>15</text:p>
          </table:table-cell>
          <table:table-cell table:formula="of:=INT([.$B83]/([.H$1]/100)+0.999)" office:value-type="float" office:value="16" calcext:value-type="float">
            <text:p>16</text:p>
          </table:table-cell>
          <table:table-cell table:formula="of:=INT([.$B83]/([.I$1]/100)+0.999)" office:value-type="float" office:value="17" calcext:value-type="float">
            <text:p>17</text:p>
          </table:table-cell>
          <table:table-cell table:formula="of:=INT([.$B83]/([.J$1]/100)+0.999)" office:value-type="float" office:value="18" calcext:value-type="float">
            <text:p>18</text:p>
          </table:table-cell>
          <table:table-cell table:formula="of:=INT([.$B83]/([.K$1]/100)+0.999)" office:value-type="float" office:value="20" calcext:value-type="float">
            <text:p>20</text:p>
          </table:table-cell>
          <table:table-cell table:formula="of:=INT([.$B83]/([.L$1]/100)+0.999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9 5NF</text:p>
          </table:table-cell>
          <table:table-cell office:value-type="float" office:value="5.12619863013699" calcext:value-type="float">
            <text:p>5.12619863013699</text:p>
          </table:table-cell>
          <table:table-cell table:formula="of:=INT([.$B84]/([.C$1]/100)+0.999)" office:value-type="float" office:value="6" calcext:value-type="float">
            <text:p>6</text:p>
          </table:table-cell>
          <table:table-cell table:formula="of:=INT([.$B84]/([.D$1]/100)+0.999)" office:value-type="float" office:value="6" calcext:value-type="float">
            <text:p>6</text:p>
          </table:table-cell>
          <table:table-cell table:formula="of:=INT([.$B84]/([.E$1]/100)+0.999)" office:value-type="float" office:value="7" calcext:value-type="float">
            <text:p>7</text:p>
          </table:table-cell>
          <table:table-cell table:formula="of:=INT([.$B84]/([.F$1]/100)+0.999)" office:value-type="float" office:value="7" calcext:value-type="float">
            <text:p>7</text:p>
          </table:table-cell>
          <table:table-cell table:formula="of:=INT([.$B84]/([.G$1]/100)+0.999)" office:value-type="float" office:value="7" calcext:value-type="float">
            <text:p>7</text:p>
          </table:table-cell>
          <table:table-cell table:formula="of:=INT([.$B84]/([.H$1]/100)+0.999)" office:value-type="float" office:value="8" calcext:value-type="float">
            <text:p>8</text:p>
          </table:table-cell>
          <table:table-cell table:formula="of:=INT([.$B84]/([.I$1]/100)+0.999)" office:value-type="float" office:value="8" calcext:value-type="float">
            <text:p>8</text:p>
          </table:table-cell>
          <table:table-cell table:formula="of:=INT([.$B84]/([.J$1]/100)+0.999)" office:value-type="float" office:value="9" calcext:value-type="float">
            <text:p>9</text:p>
          </table:table-cell>
          <table:table-cell table:formula="of:=INT([.$B84]/([.K$1]/100)+0.999)" office:value-type="float" office:value="10" calcext:value-type="float">
            <text:p>10</text:p>
          </table:table-cell>
          <table:table-cell table:formula="of:=INT([.$B84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1 4LP</text:p>
          </table:table-cell>
          <table:table-cell office:value-type="float" office:value="18.0830821917808" calcext:value-type="float">
            <text:p>18.0830821917808</text:p>
          </table:table-cell>
          <table:table-cell table:formula="of:=INT([.$B85]/([.C$1]/100)+0.999)" office:value-type="float" office:value="20" calcext:value-type="float">
            <text:p>20</text:p>
          </table:table-cell>
          <table:table-cell table:formula="of:=INT([.$B85]/([.D$1]/100)+0.999)" office:value-type="float" office:value="21" calcext:value-type="float">
            <text:p>21</text:p>
          </table:table-cell>
          <table:table-cell table:formula="of:=INT([.$B85]/([.E$1]/100)+0.999)" office:value-type="float" office:value="22" calcext:value-type="float">
            <text:p>22</text:p>
          </table:table-cell>
          <table:table-cell table:formula="of:=INT([.$B85]/([.F$1]/100)+0.999)" office:value-type="float" office:value="23" calcext:value-type="float">
            <text:p>23</text:p>
          </table:table-cell>
          <table:table-cell table:formula="of:=INT([.$B85]/([.G$1]/100)+0.999)" office:value-type="float" office:value="25" calcext:value-type="float">
            <text:p>25</text:p>
          </table:table-cell>
          <table:table-cell table:formula="of:=INT([.$B85]/([.H$1]/100)+0.999)" office:value-type="float" office:value="26" calcext:value-type="float">
            <text:p>26</text:p>
          </table:table-cell>
          <table:table-cell table:formula="of:=INT([.$B85]/([.I$1]/100)+0.999)" office:value-type="float" office:value="28" calcext:value-type="float">
            <text:p>28</text:p>
          </table:table-cell>
          <table:table-cell table:formula="of:=INT([.$B85]/([.J$1]/100)+0.999)" office:value-type="float" office:value="31" calcext:value-type="float">
            <text:p>31</text:p>
          </table:table-cell>
          <table:table-cell table:formula="of:=INT([.$B85]/([.K$1]/100)+0.999)" office:value-type="float" office:value="33" calcext:value-type="float">
            <text:p>33</text:p>
          </table:table-cell>
          <table:table-cell table:formula="of:=INT([.$B85]/([.L$1]/100)+0.999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34 0PL</text:p>
          </table:table-cell>
          <table:table-cell office:value-type="float" office:value="1.54969178082192" calcext:value-type="float">
            <text:p>1.54969178082192</text:p>
          </table:table-cell>
          <table:table-cell table:formula="of:=INT([.$B86]/([.C$1]/100)+0.999)" office:value-type="float" office:value="2" calcext:value-type="float">
            <text:p>2</text:p>
          </table:table-cell>
          <table:table-cell table:formula="of:=INT([.$B86]/([.D$1]/100)+0.999)" office:value-type="float" office:value="2" calcext:value-type="float">
            <text:p>2</text:p>
          </table:table-cell>
          <table:table-cell table:formula="of:=INT([.$B86]/([.E$1]/100)+0.999)" office:value-type="float" office:value="2" calcext:value-type="float">
            <text:p>2</text:p>
          </table:table-cell>
          <table:table-cell table:formula="of:=INT([.$B86]/([.F$1]/100)+0.999)" office:value-type="float" office:value="2" calcext:value-type="float">
            <text:p>2</text:p>
          </table:table-cell>
          <table:table-cell table:formula="of:=INT([.$B86]/([.G$1]/100)+0.999)" office:value-type="float" office:value="3" calcext:value-type="float">
            <text:p>3</text:p>
          </table:table-cell>
          <table:table-cell table:formula="of:=INT([.$B86]/([.H$1]/100)+0.999)" office:value-type="float" office:value="3" calcext:value-type="float">
            <text:p>3</text:p>
          </table:table-cell>
          <table:table-cell table:formula="of:=INT([.$B86]/([.I$1]/100)+0.999)" office:value-type="float" office:value="3" calcext:value-type="float">
            <text:p>3</text:p>
          </table:table-cell>
          <table:table-cell table:formula="of:=INT([.$B86]/([.J$1]/100)+0.999)" office:value-type="float" office:value="3" calcext:value-type="float">
            <text:p>3</text:p>
          </table:table-cell>
          <table:table-cell table:formula="of:=INT([.$B86]/([.K$1]/100)+0.999)" office:value-type="float" office:value="3" calcext:value-type="float">
            <text:p>3</text:p>
          </table:table-cell>
          <table:table-cell table:formula="of:=INT([.$B86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63 9FL</text:p>
          </table:table-cell>
          <table:table-cell office:value-type="float" office:value="1.66297945205479" calcext:value-type="float">
            <text:p>1.66297945205479</text:p>
          </table:table-cell>
          <table:table-cell table:formula="of:=INT([.$B87]/([.C$1]/100)+0.999)" office:value-type="float" office:value="2" calcext:value-type="float">
            <text:p>2</text:p>
          </table:table-cell>
          <table:table-cell table:formula="of:=INT([.$B87]/([.D$1]/100)+0.999)" office:value-type="float" office:value="2" calcext:value-type="float">
            <text:p>2</text:p>
          </table:table-cell>
          <table:table-cell table:formula="of:=INT([.$B87]/([.E$1]/100)+0.999)" office:value-type="float" office:value="2" calcext:value-type="float">
            <text:p>2</text:p>
          </table:table-cell>
          <table:table-cell table:formula="of:=INT([.$B87]/([.F$1]/100)+0.999)" office:value-type="float" office:value="3" calcext:value-type="float">
            <text:p>3</text:p>
          </table:table-cell>
          <table:table-cell table:formula="of:=INT([.$B87]/([.G$1]/100)+0.999)" office:value-type="float" office:value="3" calcext:value-type="float">
            <text:p>3</text:p>
          </table:table-cell>
          <table:table-cell table:formula="of:=INT([.$B87]/([.H$1]/100)+0.999)" office:value-type="float" office:value="3" calcext:value-type="float">
            <text:p>3</text:p>
          </table:table-cell>
          <table:table-cell table:formula="of:=INT([.$B87]/([.I$1]/100)+0.999)" office:value-type="float" office:value="3" calcext:value-type="float">
            <text:p>3</text:p>
          </table:table-cell>
          <table:table-cell table:formula="of:=INT([.$B87]/([.J$1]/100)+0.999)" office:value-type="float" office:value="3" calcext:value-type="float">
            <text:p>3</text:p>
          </table:table-cell>
          <table:table-cell table:formula="of:=INT([.$B87]/([.K$1]/100)+0.999)" office:value-type="float" office:value="4" calcext:value-type="float">
            <text:p>4</text:p>
          </table:table-cell>
          <table:table-cell table:formula="of:=INT([.$B87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9 6SX</text:p>
          </table:table-cell>
          <table:table-cell office:value-type="float" office:value="1.55883561643836" calcext:value-type="float">
            <text:p>1.55883561643836</text:p>
          </table:table-cell>
          <table:table-cell table:formula="of:=INT([.$B88]/([.C$1]/100)+0.999)" office:value-type="float" office:value="2" calcext:value-type="float">
            <text:p>2</text:p>
          </table:table-cell>
          <table:table-cell table:formula="of:=INT([.$B88]/([.D$1]/100)+0.999)" office:value-type="float" office:value="2" calcext:value-type="float">
            <text:p>2</text:p>
          </table:table-cell>
          <table:table-cell table:formula="of:=INT([.$B88]/([.E$1]/100)+0.999)" office:value-type="float" office:value="2" calcext:value-type="float">
            <text:p>2</text:p>
          </table:table-cell>
          <table:table-cell table:formula="of:=INT([.$B88]/([.F$1]/100)+0.999)" office:value-type="float" office:value="2" calcext:value-type="float">
            <text:p>2</text:p>
          </table:table-cell>
          <table:table-cell table:formula="of:=INT([.$B88]/([.G$1]/100)+0.999)" office:value-type="float" office:value="3" calcext:value-type="float">
            <text:p>3</text:p>
          </table:table-cell>
          <table:table-cell table:formula="of:=INT([.$B88]/([.H$1]/100)+0.999)" office:value-type="float" office:value="3" calcext:value-type="float">
            <text:p>3</text:p>
          </table:table-cell>
          <table:table-cell table:formula="of:=INT([.$B88]/([.I$1]/100)+0.999)" office:value-type="float" office:value="3" calcext:value-type="float">
            <text:p>3</text:p>
          </table:table-cell>
          <table:table-cell table:formula="of:=INT([.$B88]/([.J$1]/100)+0.999)" office:value-type="float" office:value="3" calcext:value-type="float">
            <text:p>3</text:p>
          </table:table-cell>
          <table:table-cell table:formula="of:=INT([.$B88]/([.K$1]/100)+0.999)" office:value-type="float" office:value="3" calcext:value-type="float">
            <text:p>3</text:p>
          </table:table-cell>
          <table:table-cell table:formula="of:=INT([.$B88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17 4JL</text:p>
          </table:table-cell>
          <table:table-cell office:value-type="float" office:value="4.41606164383562" calcext:value-type="float">
            <text:p>4.41606164383562</text:p>
          </table:table-cell>
          <table:table-cell table:formula="of:=INT([.$B89]/([.C$1]/100)+0.999)" office:value-type="float" office:value="5" calcext:value-type="float">
            <text:p>5</text:p>
          </table:table-cell>
          <table:table-cell table:formula="of:=INT([.$B89]/([.D$1]/100)+0.999)" office:value-type="float" office:value="5" calcext:value-type="float">
            <text:p>5</text:p>
          </table:table-cell>
          <table:table-cell table:formula="of:=INT([.$B89]/([.E$1]/100)+0.999)" office:value-type="float" office:value="6" calcext:value-type="float">
            <text:p>6</text:p>
          </table:table-cell>
          <table:table-cell table:formula="of:=INT([.$B89]/([.F$1]/100)+0.999)" office:value-type="float" office:value="6" calcext:value-type="float">
            <text:p>6</text:p>
          </table:table-cell>
          <table:table-cell table:formula="of:=INT([.$B89]/([.G$1]/100)+0.999)" office:value-type="float" office:value="6" calcext:value-type="float">
            <text:p>6</text:p>
          </table:table-cell>
          <table:table-cell table:formula="of:=INT([.$B89]/([.H$1]/100)+0.999)" office:value-type="float" office:value="7" calcext:value-type="float">
            <text:p>7</text:p>
          </table:table-cell>
          <table:table-cell table:formula="of:=INT([.$B89]/([.I$1]/100)+0.999)" office:value-type="float" office:value="7" calcext:value-type="float">
            <text:p>7</text:p>
          </table:table-cell>
          <table:table-cell table:formula="of:=INT([.$B89]/([.J$1]/100)+0.999)" office:value-type="float" office:value="8" calcext:value-type="float">
            <text:p>8</text:p>
          </table:table-cell>
          <table:table-cell table:formula="of:=INT([.$B89]/([.K$1]/100)+0.999)" office:value-type="float" office:value="9" calcext:value-type="float">
            <text:p>9</text:p>
          </table:table-cell>
          <table:table-cell table:formula="of:=INT([.$B89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5 1PB</text:p>
          </table:table-cell>
          <table:table-cell office:value-type="float" office:value="10.1436643835616" calcext:value-type="float">
            <text:p>10.1436643835616</text:p>
          </table:table-cell>
          <table:table-cell table:formula="of:=INT([.$B90]/([.C$1]/100)+0.999)" office:value-type="float" office:value="11" calcext:value-type="float">
            <text:p>11</text:p>
          </table:table-cell>
          <table:table-cell table:formula="of:=INT([.$B90]/([.D$1]/100)+0.999)" office:value-type="float" office:value="12" calcext:value-type="float">
            <text:p>12</text:p>
          </table:table-cell>
          <table:table-cell table:formula="of:=INT([.$B90]/([.E$1]/100)+0.999)" office:value-type="float" office:value="12" calcext:value-type="float">
            <text:p>12</text:p>
          </table:table-cell>
          <table:table-cell table:formula="of:=INT([.$B90]/([.F$1]/100)+0.999)" office:value-type="float" office:value="13" calcext:value-type="float">
            <text:p>13</text:p>
          </table:table-cell>
          <table:table-cell table:formula="of:=INT([.$B90]/([.G$1]/100)+0.999)" office:value-type="float" office:value="14" calcext:value-type="float">
            <text:p>14</text:p>
          </table:table-cell>
          <table:table-cell table:formula="of:=INT([.$B90]/([.H$1]/100)+0.999)" office:value-type="float" office:value="15" calcext:value-type="float">
            <text:p>15</text:p>
          </table:table-cell>
          <table:table-cell table:formula="of:=INT([.$B90]/([.I$1]/100)+0.999)" office:value-type="float" office:value="16" calcext:value-type="float">
            <text:p>16</text:p>
          </table:table-cell>
          <table:table-cell table:formula="of:=INT([.$B90]/([.J$1]/100)+0.999)" office:value-type="float" office:value="17" calcext:value-type="float">
            <text:p>17</text:p>
          </table:table-cell>
          <table:table-cell table:formula="of:=INT([.$B90]/([.K$1]/100)+0.999)" office:value-type="float" office:value="19" calcext:value-type="float">
            <text:p>19</text:p>
          </table:table-cell>
          <table:table-cell table:formula="of:=INT([.$B90]/([.L$1]/100)+0.999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G7 2UH</text:p>
          </table:table-cell>
          <table:table-cell office:value-type="float" office:value="14.1690753424658" calcext:value-type="float">
            <text:p>14.1690753424658</text:p>
          </table:table-cell>
          <table:table-cell table:formula="of:=INT([.$B91]/([.C$1]/100)+0.999)" office:value-type="float" office:value="15" calcext:value-type="float">
            <text:p>15</text:p>
          </table:table-cell>
          <table:table-cell table:formula="of:=INT([.$B91]/([.D$1]/100)+0.999)" office:value-type="float" office:value="16" calcext:value-type="float">
            <text:p>16</text:p>
          </table:table-cell>
          <table:table-cell table:formula="of:=INT([.$B91]/([.E$1]/100)+0.999)" office:value-type="float" office:value="17" calcext:value-type="float">
            <text:p>17</text:p>
          </table:table-cell>
          <table:table-cell table:formula="of:=INT([.$B91]/([.F$1]/100)+0.999)" office:value-type="float" office:value="18" calcext:value-type="float">
            <text:p>18</text:p>
          </table:table-cell>
          <table:table-cell table:formula="of:=INT([.$B91]/([.G$1]/100)+0.999)" office:value-type="float" office:value="19" calcext:value-type="float">
            <text:p>19</text:p>
          </table:table-cell>
          <table:table-cell table:formula="of:=INT([.$B91]/([.H$1]/100)+0.999)" office:value-type="float" office:value="21" calcext:value-type="float">
            <text:p>21</text:p>
          </table:table-cell>
          <table:table-cell table:formula="of:=INT([.$B91]/([.I$1]/100)+0.999)" office:value-type="float" office:value="22" calcext:value-type="float">
            <text:p>22</text:p>
          </table:table-cell>
          <table:table-cell table:formula="of:=INT([.$B91]/([.J$1]/100)+0.999)" office:value-type="float" office:value="24" calcext:value-type="float">
            <text:p>24</text:p>
          </table:table-cell>
          <table:table-cell table:formula="of:=INT([.$B91]/([.K$1]/100)+0.999)" office:value-type="float" office:value="26" calcext:value-type="float">
            <text:p>26</text:p>
          </table:table-cell>
          <table:table-cell table:formula="of:=INT([.$B91]/([.L$1]/100)+0.999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N1 5BD</text:p>
          </table:table-cell>
          <table:table-cell office:value-type="float" office:value="5.51277397260274" calcext:value-type="float">
            <text:p>5.51277397260274</text:p>
          </table:table-cell>
          <table:table-cell table:formula="of:=INT([.$B92]/([.C$1]/100)+0.999)" office:value-type="float" office:value="6" calcext:value-type="float">
            <text:p>6</text:p>
          </table:table-cell>
          <table:table-cell table:formula="of:=INT([.$B92]/([.D$1]/100)+0.999)" office:value-type="float" office:value="7" calcext:value-type="float">
            <text:p>7</text:p>
          </table:table-cell>
          <table:table-cell table:formula="of:=INT([.$B92]/([.E$1]/100)+0.999)" office:value-type="float" office:value="7" calcext:value-type="float">
            <text:p>7</text:p>
          </table:table-cell>
          <table:table-cell table:formula="of:=INT([.$B92]/([.F$1]/100)+0.999)" office:value-type="float" office:value="7" calcext:value-type="float">
            <text:p>7</text:p>
          </table:table-cell>
          <table:table-cell table:formula="of:=INT([.$B92]/([.G$1]/100)+0.999)" office:value-type="float" office:value="8" calcext:value-type="float">
            <text:p>8</text:p>
          </table:table-cell>
          <table:table-cell table:formula="of:=INT([.$B92]/([.H$1]/100)+0.999)" office:value-type="float" office:value="8" calcext:value-type="float">
            <text:p>8</text:p>
          </table:table-cell>
          <table:table-cell table:formula="of:=INT([.$B92]/([.I$1]/100)+0.999)" office:value-type="float" office:value="9" calcext:value-type="float">
            <text:p>9</text:p>
          </table:table-cell>
          <table:table-cell table:formula="of:=INT([.$B92]/([.J$1]/100)+0.999)" office:value-type="float" office:value="10" calcext:value-type="float">
            <text:p>10</text:p>
          </table:table-cell>
          <table:table-cell table:formula="of:=INT([.$B92]/([.K$1]/100)+0.999)" office:value-type="float" office:value="11" calcext:value-type="float">
            <text:p>11</text:p>
          </table:table-cell>
          <table:table-cell table:formula="of:=INT([.$B92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16 8UZ</text:p>
          </table:table-cell>
          <table:table-cell office:value-type="float" office:value="3.91304794520548" calcext:value-type="float">
            <text:p>3.91304794520548</text:p>
          </table:table-cell>
          <table:table-cell table:formula="of:=INT([.$B93]/([.C$1]/100)+0.999)" office:value-type="float" office:value="5" calcext:value-type="float">
            <text:p>5</text:p>
          </table:table-cell>
          <table:table-cell table:formula="of:=INT([.$B93]/([.D$1]/100)+0.999)" office:value-type="float" office:value="5" calcext:value-type="float">
            <text:p>5</text:p>
          </table:table-cell>
          <table:table-cell table:formula="of:=INT([.$B93]/([.E$1]/100)+0.999)" office:value-type="float" office:value="5" calcext:value-type="float">
            <text:p>5</text:p>
          </table:table-cell>
          <table:table-cell table:formula="of:=INT([.$B93]/([.F$1]/100)+0.999)" office:value-type="float" office:value="5" calcext:value-type="float">
            <text:p>5</text:p>
          </table:table-cell>
          <table:table-cell table:formula="of:=INT([.$B93]/([.G$1]/100)+0.999)" office:value-type="float" office:value="6" calcext:value-type="float">
            <text:p>6</text:p>
          </table:table-cell>
          <table:table-cell table:formula="of:=INT([.$B93]/([.H$1]/100)+0.999)" office:value-type="float" office:value="6" calcext:value-type="float">
            <text:p>6</text:p>
          </table:table-cell>
          <table:table-cell table:formula="of:=INT([.$B93]/([.I$1]/100)+0.999)" office:value-type="float" office:value="7" calcext:value-type="float">
            <text:p>7</text:p>
          </table:table-cell>
          <table:table-cell table:formula="of:=INT([.$B93]/([.J$1]/100)+0.999)" office:value-type="float" office:value="7" calcext:value-type="float">
            <text:p>7</text:p>
          </table:table-cell>
          <table:table-cell table:formula="of:=INT([.$B93]/([.K$1]/100)+0.999)" office:value-type="float" office:value="8" calcext:value-type="float">
            <text:p>8</text:p>
          </table:table-cell>
          <table:table-cell table:formula="of:=INT([.$B93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R31 6LA</text:p>
          </table:table-cell>
          <table:table-cell office:value-type="float" office:value="1.88623287671233" calcext:value-type="float">
            <text:p>1.88623287671233</text:p>
          </table:table-cell>
          <table:table-cell table:formula="of:=INT([.$B94]/([.C$1]/100)+0.999)" office:value-type="float" office:value="2" calcext:value-type="float">
            <text:p>2</text:p>
          </table:table-cell>
          <table:table-cell table:formula="of:=INT([.$B94]/([.D$1]/100)+0.999)" office:value-type="float" office:value="3" calcext:value-type="float">
            <text:p>3</text:p>
          </table:table-cell>
          <table:table-cell table:formula="of:=INT([.$B94]/([.E$1]/100)+0.999)" office:value-type="float" office:value="3" calcext:value-type="float">
            <text:p>3</text:p>
          </table:table-cell>
          <table:table-cell table:formula="of:=INT([.$B94]/([.F$1]/100)+0.999)" office:value-type="float" office:value="3" calcext:value-type="float">
            <text:p>3</text:p>
          </table:table-cell>
          <table:table-cell table:formula="of:=INT([.$B94]/([.G$1]/100)+0.999)" office:value-type="float" office:value="3" calcext:value-type="float">
            <text:p>3</text:p>
          </table:table-cell>
          <table:table-cell table:formula="of:=INT([.$B94]/([.H$1]/100)+0.999)" office:value-type="float" office:value="3" calcext:value-type="float">
            <text:p>3</text:p>
          </table:table-cell>
          <table:table-cell table:formula="of:=INT([.$B94]/([.I$1]/100)+0.999)" office:value-type="float" office:value="3" calcext:value-type="float">
            <text:p>3</text:p>
          </table:table-cell>
          <table:table-cell table:formula="of:=INT([.$B94]/([.J$1]/100)+0.999)" office:value-type="float" office:value="4" calcext:value-type="float">
            <text:p>4</text:p>
          </table:table-cell>
          <table:table-cell table:formula="of:=INT([.$B94]/([.K$1]/100)+0.999)" office:value-type="float" office:value="4" calcext:value-type="float">
            <text:p>4</text:p>
          </table:table-cell>
          <table:table-cell table:formula="of:=INT([.$B94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R4 7UY</text:p>
          </table:table-cell>
          <table:table-cell office:value-type="float" office:value="15.8882534246575" calcext:value-type="float">
            <text:p>15.8882534246575</text:p>
          </table:table-cell>
          <table:table-cell table:formula="of:=INT([.$B95]/([.C$1]/100)+0.999)" office:value-type="float" office:value="17" calcext:value-type="float">
            <text:p>17</text:p>
          </table:table-cell>
          <table:table-cell table:formula="of:=INT([.$B95]/([.D$1]/100)+0.999)" office:value-type="float" office:value="18" calcext:value-type="float">
            <text:p>18</text:p>
          </table:table-cell>
          <table:table-cell table:formula="of:=INT([.$B95]/([.E$1]/100)+0.999)" office:value-type="float" office:value="19" calcext:value-type="float">
            <text:p>19</text:p>
          </table:table-cell>
          <table:table-cell table:formula="of:=INT([.$B95]/([.F$1]/100)+0.999)" office:value-type="float" office:value="20" calcext:value-type="float">
            <text:p>20</text:p>
          </table:table-cell>
          <table:table-cell table:formula="of:=INT([.$B95]/([.G$1]/100)+0.999)" office:value-type="float" office:value="22" calcext:value-type="float">
            <text:p>22</text:p>
          </table:table-cell>
          <table:table-cell table:formula="of:=INT([.$B95]/([.H$1]/100)+0.999)" office:value-type="float" office:value="23" calcext:value-type="float">
            <text:p>23</text:p>
          </table:table-cell>
          <table:table-cell table:formula="of:=INT([.$B95]/([.I$1]/100)+0.999)" office:value-type="float" office:value="25" calcext:value-type="float">
            <text:p>25</text:p>
          </table:table-cell>
          <table:table-cell table:formula="of:=INT([.$B95]/([.J$1]/100)+0.999)" office:value-type="float" office:value="27" calcext:value-type="float">
            <text:p>27</text:p>
          </table:table-cell>
          <table:table-cell table:formula="of:=INT([.$B95]/([.K$1]/100)+0.999)" office:value-type="float" office:value="29" calcext:value-type="float">
            <text:p>29</text:p>
          </table:table-cell>
          <table:table-cell table:formula="of:=INT([.$B95]/([.L$1]/100)+0.999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W1 2BU</text:p>
          </table:table-cell>
          <table:table-cell office:value-type="float" office:value="9.87301369863014" calcext:value-type="float">
            <text:p>9.87301369863014</text:p>
          </table:table-cell>
          <table:table-cell table:formula="of:=INT([.$B96]/([.C$1]/100)+0.999)" office:value-type="float" office:value="11" calcext:value-type="float">
            <text:p>11</text:p>
          </table:table-cell>
          <table:table-cell table:formula="of:=INT([.$B96]/([.D$1]/100)+0.999)" office:value-type="float" office:value="11" calcext:value-type="float">
            <text:p>11</text:p>
          </table:table-cell>
          <table:table-cell table:formula="of:=INT([.$B96]/([.E$1]/100)+0.999)" office:value-type="float" office:value="12" calcext:value-type="float">
            <text:p>12</text:p>
          </table:table-cell>
          <table:table-cell table:formula="of:=INT([.$B96]/([.F$1]/100)+0.999)" office:value-type="float" office:value="13" calcext:value-type="float">
            <text:p>13</text:p>
          </table:table-cell>
          <table:table-cell table:formula="of:=INT([.$B96]/([.G$1]/100)+0.999)" office:value-type="float" office:value="14" calcext:value-type="float">
            <text:p>14</text:p>
          </table:table-cell>
          <table:table-cell table:formula="of:=INT([.$B96]/([.H$1]/100)+0.999)" office:value-type="float" office:value="15" calcext:value-type="float">
            <text:p>15</text:p>
          </table:table-cell>
          <table:table-cell table:formula="of:=INT([.$B96]/([.I$1]/100)+0.999)" office:value-type="float" office:value="16" calcext:value-type="float">
            <text:p>16</text:p>
          </table:table-cell>
          <table:table-cell table:formula="of:=INT([.$B96]/([.J$1]/100)+0.999)" office:value-type="float" office:value="17" calcext:value-type="float">
            <text:p>17</text:p>
          </table:table-cell>
          <table:table-cell table:formula="of:=INT([.$B96]/([.K$1]/100)+0.999)" office:value-type="float" office:value="18" calcext:value-type="float">
            <text:p>18</text:p>
          </table:table-cell>
          <table:table-cell table:formula="of:=INT([.$B96]/([.L$1]/100)+0.999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W3 2QG</text:p>
          </table:table-cell>
          <table:table-cell office:value-type="float" office:value="2.56993150684931" calcext:value-type="float">
            <text:p>2.56993150684931</text:p>
          </table:table-cell>
          <table:table-cell table:formula="of:=INT([.$B97]/([.C$1]/100)+0.999)" office:value-type="float" office:value="3" calcext:value-type="float">
            <text:p>3</text:p>
          </table:table-cell>
          <table:table-cell table:formula="of:=INT([.$B97]/([.D$1]/100)+0.999)" office:value-type="float" office:value="3" calcext:value-type="float">
            <text:p>3</text:p>
          </table:table-cell>
          <table:table-cell table:formula="of:=INT([.$B97]/([.E$1]/100)+0.999)" office:value-type="float" office:value="4" calcext:value-type="float">
            <text:p>4</text:p>
          </table:table-cell>
          <table:table-cell table:formula="of:=INT([.$B97]/([.F$1]/100)+0.999)" office:value-type="float" office:value="4" calcext:value-type="float">
            <text:p>4</text:p>
          </table:table-cell>
          <table:table-cell table:formula="of:=INT([.$B97]/([.G$1]/100)+0.999)" office:value-type="float" office:value="4" calcext:value-type="float">
            <text:p>4</text:p>
          </table:table-cell>
          <table:table-cell table:formula="of:=INT([.$B97]/([.H$1]/100)+0.999)" office:value-type="float" office:value="4" calcext:value-type="float">
            <text:p>4</text:p>
          </table:table-cell>
          <table:table-cell table:formula="of:=INT([.$B97]/([.I$1]/100)+0.999)" office:value-type="float" office:value="4" calcext:value-type="float">
            <text:p>4</text:p>
          </table:table-cell>
          <table:table-cell table:formula="of:=INT([.$B97]/([.J$1]/100)+0.999)" office:value-type="float" office:value="5" calcext:value-type="float">
            <text:p>5</text:p>
          </table:table-cell>
          <table:table-cell table:formula="of:=INT([.$B97]/([.K$1]/100)+0.999)" office:value-type="float" office:value="5" calcext:value-type="float">
            <text:p>5</text:p>
          </table:table-cell>
          <table:table-cell table:formula="of:=INT([.$B97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L1 2JH</text:p>
          </table:table-cell>
          <table:table-cell office:value-type="float" office:value="11.5908904109589" calcext:value-type="float">
            <text:p>11.5908904109589</text:p>
          </table:table-cell>
          <table:table-cell table:formula="of:=INT([.$B98]/([.C$1]/100)+0.999)" office:value-type="float" office:value="13" calcext:value-type="float">
            <text:p>13</text:p>
          </table:table-cell>
          <table:table-cell table:formula="of:=INT([.$B98]/([.D$1]/100)+0.999)" office:value-type="float" office:value="13" calcext:value-type="float">
            <text:p>13</text:p>
          </table:table-cell>
          <table:table-cell table:formula="of:=INT([.$B98]/([.E$1]/100)+0.999)" office:value-type="float" office:value="14" calcext:value-type="float">
            <text:p>14</text:p>
          </table:table-cell>
          <table:table-cell table:formula="of:=INT([.$B98]/([.F$1]/100)+0.999)" office:value-type="float" office:value="15" calcext:value-type="float">
            <text:p>15</text:p>
          </table:table-cell>
          <table:table-cell table:formula="of:=INT([.$B98]/([.G$1]/100)+0.999)" office:value-type="float" office:value="16" calcext:value-type="float">
            <text:p>16</text:p>
          </table:table-cell>
          <table:table-cell table:formula="of:=INT([.$B98]/([.H$1]/100)+0.999)" office:value-type="float" office:value="17" calcext:value-type="float">
            <text:p>17</text:p>
          </table:table-cell>
          <table:table-cell table:formula="of:=INT([.$B98]/([.I$1]/100)+0.999)" office:value-type="float" office:value="18" calcext:value-type="float">
            <text:p>18</text:p>
          </table:table-cell>
          <table:table-cell table:formula="of:=INT([.$B98]/([.J$1]/100)+0.999)" office:value-type="float" office:value="20" calcext:value-type="float">
            <text:p>20</text:p>
          </table:table-cell>
          <table:table-cell table:formula="of:=INT([.$B98]/([.K$1]/100)+0.999)" office:value-type="float" office:value="22" calcext:value-type="float">
            <text:p>22</text:p>
          </table:table-cell>
          <table:table-cell table:formula="of:=INT([.$B98]/([.L$1]/100)+0.999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L6 9RW</text:p>
          </table:table-cell>
          <table:table-cell office:value-type="float" office:value="4.00284246575342" calcext:value-type="float">
            <text:p>4.00284246575342</text:p>
          </table:table-cell>
          <table:table-cell table:formula="of:=INT([.$B99]/([.C$1]/100)+0.999)" office:value-type="float" office:value="5" calcext:value-type="float">
            <text:p>5</text:p>
          </table:table-cell>
          <table:table-cell table:formula="of:=INT([.$B99]/([.D$1]/100)+0.999)" office:value-type="float" office:value="5" calcext:value-type="float">
            <text:p>5</text:p>
          </table:table-cell>
          <table:table-cell table:formula="of:=INT([.$B99]/([.E$1]/100)+0.999)" office:value-type="float" office:value="5" calcext:value-type="float">
            <text:p>5</text:p>
          </table:table-cell>
          <table:table-cell table:formula="of:=INT([.$B99]/([.F$1]/100)+0.999)" office:value-type="float" office:value="6" calcext:value-type="float">
            <text:p>6</text:p>
          </table:table-cell>
          <table:table-cell table:formula="of:=INT([.$B99]/([.G$1]/100)+0.999)" office:value-type="float" office:value="6" calcext:value-type="float">
            <text:p>6</text:p>
          </table:table-cell>
          <table:table-cell table:formula="of:=INT([.$B99]/([.H$1]/100)+0.999)" office:value-type="float" office:value="6" calcext:value-type="float">
            <text:p>6</text:p>
          </table:table-cell>
          <table:table-cell table:formula="of:=INT([.$B99]/([.I$1]/100)+0.999)" office:value-type="float" office:value="7" calcext:value-type="float">
            <text:p>7</text:p>
          </table:table-cell>
          <table:table-cell table:formula="of:=INT([.$B99]/([.J$1]/100)+0.999)" office:value-type="float" office:value="7" calcext:value-type="float">
            <text:p>7</text:p>
          </table:table-cell>
          <table:table-cell table:formula="of:=INT([.$B99]/([.K$1]/100)+0.999)" office:value-type="float" office:value="8" calcext:value-type="float">
            <text:p>8</text:p>
          </table:table-cell>
          <table:table-cell table:formula="of:=INT([.$B99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X16 9AL</text:p>
          </table:table-cell>
          <table:table-cell office:value-type="float" office:value="1.35342465753425" calcext:value-type="float">
            <text:p>1.35342465753425</text:p>
          </table:table-cell>
          <table:table-cell table:formula="of:=INT([.$B100]/([.C$1]/100)+0.999)" office:value-type="float" office:value="2" calcext:value-type="float">
            <text:p>2</text:p>
          </table:table-cell>
          <table:table-cell table:formula="of:=INT([.$B100]/([.D$1]/100)+0.999)" office:value-type="float" office:value="2" calcext:value-type="float">
            <text:p>2</text:p>
          </table:table-cell>
          <table:table-cell table:formula="of:=INT([.$B100]/([.E$1]/100)+0.999)" office:value-type="float" office:value="2" calcext:value-type="float">
            <text:p>2</text:p>
          </table:table-cell>
          <table:table-cell table:formula="of:=INT([.$B100]/([.F$1]/100)+0.999)" office:value-type="float" office:value="2" calcext:value-type="float">
            <text:p>2</text:p>
          </table:table-cell>
          <table:table-cell table:formula="of:=INT([.$B100]/([.G$1]/100)+0.999)" office:value-type="float" office:value="2" calcext:value-type="float">
            <text:p>2</text:p>
          </table:table-cell>
          <table:table-cell table:formula="of:=INT([.$B100]/([.H$1]/100)+0.999)" office:value-type="float" office:value="2" calcext:value-type="float">
            <text:p>2</text:p>
          </table:table-cell>
          <table:table-cell table:formula="of:=INT([.$B100]/([.I$1]/100)+0.999)" office:value-type="float" office:value="3" calcext:value-type="float">
            <text:p>3</text:p>
          </table:table-cell>
          <table:table-cell table:formula="of:=INT([.$B100]/([.J$1]/100)+0.999)" office:value-type="float" office:value="3" calcext:value-type="float">
            <text:p>3</text:p>
          </table:table-cell>
          <table:table-cell table:formula="of:=INT([.$B100]/([.K$1]/100)+0.999)" office:value-type="float" office:value="3" calcext:value-type="float">
            <text:p>3</text:p>
          </table:table-cell>
          <table:table-cell table:formula="of:=INT([.$B100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X3 9DU</text:p>
          </table:table-cell>
          <table:table-cell office:value-type="float" office:value="20.1673630136986" calcext:value-type="float">
            <text:p>20.1673630136986</text:p>
          </table:table-cell>
          <table:table-cell table:formula="of:=INT([.$B101]/([.C$1]/100)+0.999)" office:value-type="float" office:value="22" calcext:value-type="float">
            <text:p>22</text:p>
          </table:table-cell>
          <table:table-cell table:formula="of:=INT([.$B101]/([.D$1]/100)+0.999)" office:value-type="float" office:value="23" calcext:value-type="float">
            <text:p>23</text:p>
          </table:table-cell>
          <table:table-cell table:formula="of:=INT([.$B101]/([.E$1]/100)+0.999)" office:value-type="float" office:value="24" calcext:value-type="float">
            <text:p>24</text:p>
          </table:table-cell>
          <table:table-cell table:formula="of:=INT([.$B101]/([.F$1]/100)+0.999)" office:value-type="float" office:value="26" calcext:value-type="float">
            <text:p>26</text:p>
          </table:table-cell>
          <table:table-cell table:formula="of:=INT([.$B101]/([.G$1]/100)+0.999)" office:value-type="float" office:value="27" calcext:value-type="float">
            <text:p>27</text:p>
          </table:table-cell>
          <table:table-cell table:formula="of:=INT([.$B101]/([.H$1]/100)+0.999)" office:value-type="float" office:value="29" calcext:value-type="float">
            <text:p>29</text:p>
          </table:table-cell>
          <table:table-cell table:formula="of:=INT([.$B101]/([.I$1]/100)+0.999)" office:value-type="float" office:value="32" calcext:value-type="float">
            <text:p>32</text:p>
          </table:table-cell>
          <table:table-cell table:formula="of:=INT([.$B101]/([.J$1]/100)+0.999)" office:value-type="float" office:value="34" calcext:value-type="float">
            <text:p>34</text:p>
          </table:table-cell>
          <table:table-cell table:formula="of:=INT([.$B101]/([.K$1]/100)+0.999)" office:value-type="float" office:value="37" calcext:value-type="float">
            <text:p>37</text:p>
          </table:table-cell>
          <table:table-cell table:formula="of:=INT([.$B101]/([.L$1]/100)+0.999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21 9QS</text:p>
          </table:table-cell>
          <table:table-cell office:value-type="float" office:value="1.23931506849315" calcext:value-type="float">
            <text:p>1.23931506849315</text:p>
          </table:table-cell>
          <table:table-cell table:formula="of:=INT([.$B102]/([.C$1]/100)+0.999)" office:value-type="float" office:value="2" calcext:value-type="float">
            <text:p>2</text:p>
          </table:table-cell>
          <table:table-cell table:formula="of:=INT([.$B102]/([.D$1]/100)+0.999)" office:value-type="float" office:value="2" calcext:value-type="float">
            <text:p>2</text:p>
          </table:table-cell>
          <table:table-cell table:formula="of:=INT([.$B102]/([.E$1]/100)+0.999)" office:value-type="float" office:value="2" calcext:value-type="float">
            <text:p>2</text:p>
          </table:table-cell>
          <table:table-cell table:formula="of:=INT([.$B102]/([.F$1]/100)+0.999)" office:value-type="float" office:value="2" calcext:value-type="float">
            <text:p>2</text:p>
          </table:table-cell>
          <table:table-cell table:formula="of:=INT([.$B102]/([.G$1]/100)+0.999)" office:value-type="float" office:value="2" calcext:value-type="float">
            <text:p>2</text:p>
          </table:table-cell>
          <table:table-cell table:formula="of:=INT([.$B102]/([.H$1]/100)+0.999)" office:value-type="float" office:value="2" calcext:value-type="float">
            <text:p>2</text:p>
          </table:table-cell>
          <table:table-cell table:formula="of:=INT([.$B102]/([.I$1]/100)+0.999)" office:value-type="float" office:value="2" calcext:value-type="float">
            <text:p>2</text:p>
          </table:table-cell>
          <table:table-cell table:formula="of:=INT([.$B102]/([.J$1]/100)+0.999)" office:value-type="float" office:value="3" calcext:value-type="float">
            <text:p>3</text:p>
          </table:table-cell>
          <table:table-cell table:formula="of:=INT([.$B102]/([.K$1]/100)+0.999)" office:value-type="float" office:value="3" calcext:value-type="float">
            <text:p>3</text:p>
          </table:table-cell>
          <table:table-cell table:formula="of:=INT([.$B102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29 6NT</text:p>
          </table:table-cell>
          <table:table-cell office:value-type="float" office:value="1.5125" calcext:value-type="float">
            <text:p>1.5125</text:p>
          </table:table-cell>
          <table:table-cell table:formula="of:=INT([.$B103]/([.C$1]/100)+0.999)" office:value-type="float" office:value="2" calcext:value-type="float">
            <text:p>2</text:p>
          </table:table-cell>
          <table:table-cell table:formula="of:=INT([.$B103]/([.D$1]/100)+0.999)" office:value-type="float" office:value="2" calcext:value-type="float">
            <text:p>2</text:p>
          </table:table-cell>
          <table:table-cell table:formula="of:=INT([.$B103]/([.E$1]/100)+0.999)" office:value-type="float" office:value="2" calcext:value-type="float">
            <text:p>2</text:p>
          </table:table-cell>
          <table:table-cell table:formula="of:=INT([.$B103]/([.F$1]/100)+0.999)" office:value-type="float" office:value="2" calcext:value-type="float">
            <text:p>2</text:p>
          </table:table-cell>
          <table:table-cell table:formula="of:=INT([.$B103]/([.G$1]/100)+0.999)" office:value-type="float" office:value="3" calcext:value-type="float">
            <text:p>3</text:p>
          </table:table-cell>
          <table:table-cell table:formula="of:=INT([.$B103]/([.H$1]/100)+0.999)" office:value-type="float" office:value="3" calcext:value-type="float">
            <text:p>3</text:p>
          </table:table-cell>
          <table:table-cell table:formula="of:=INT([.$B103]/([.I$1]/100)+0.999)" office:value-type="float" office:value="3" calcext:value-type="float">
            <text:p>3</text:p>
          </table:table-cell>
          <table:table-cell table:formula="of:=INT([.$B103]/([.J$1]/100)+0.999)" office:value-type="float" office:value="3" calcext:value-type="float">
            <text:p>3</text:p>
          </table:table-cell>
          <table:table-cell table:formula="of:=INT([.$B103]/([.K$1]/100)+0.999)" office:value-type="float" office:value="3" calcext:value-type="float">
            <text:p>3</text:p>
          </table:table-cell>
          <table:table-cell table:formula="of:=INT([.$B103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3 9GZ</text:p>
          </table:table-cell>
          <table:table-cell office:value-type="float" office:value="6.12842465753425" calcext:value-type="float">
            <text:p>6.12842465753425</text:p>
          </table:table-cell>
          <table:table-cell table:formula="of:=INT([.$B104]/([.C$1]/100)+0.999)" office:value-type="float" office:value="7" calcext:value-type="float">
            <text:p>7</text:p>
          </table:table-cell>
          <table:table-cell table:formula="of:=INT([.$B104]/([.D$1]/100)+0.999)" office:value-type="float" office:value="7" calcext:value-type="float">
            <text:p>7</text:p>
          </table:table-cell>
          <table:table-cell table:formula="of:=INT([.$B104]/([.E$1]/100)+0.999)" office:value-type="float" office:value="8" calcext:value-type="float">
            <text:p>8</text:p>
          </table:table-cell>
          <table:table-cell table:formula="of:=INT([.$B104]/([.F$1]/100)+0.999)" office:value-type="float" office:value="8" calcext:value-type="float">
            <text:p>8</text:p>
          </table:table-cell>
          <table:table-cell table:formula="of:=INT([.$B104]/([.G$1]/100)+0.999)" office:value-type="float" office:value="9" calcext:value-type="float">
            <text:p>9</text:p>
          </table:table-cell>
          <table:table-cell table:formula="of:=INT([.$B104]/([.H$1]/100)+0.999)" office:value-type="float" office:value="9" calcext:value-type="float">
            <text:p>9</text:p>
          </table:table-cell>
          <table:table-cell table:formula="of:=INT([.$B104]/([.I$1]/100)+0.999)" office:value-type="float" office:value="10" calcext:value-type="float">
            <text:p>10</text:p>
          </table:table-cell>
          <table:table-cell table:formula="of:=INT([.$B104]/([.J$1]/100)+0.999)" office:value-type="float" office:value="11" calcext:value-type="float">
            <text:p>11</text:p>
          </table:table-cell>
          <table:table-cell table:formula="of:=INT([.$B104]/([.K$1]/100)+0.999)" office:value-type="float" office:value="12" calcext:value-type="float">
            <text:p>12</text:p>
          </table:table-cell>
          <table:table-cell table:formula="of:=INT([.$B104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30 4ET</text:p>
          </table:table-cell>
          <table:table-cell office:value-type="float" office:value="2.92445205479452" calcext:value-type="float">
            <text:p>2.92445205479452</text:p>
          </table:table-cell>
          <table:table-cell table:formula="of:=INT([.$B105]/([.C$1]/100)+0.999)" office:value-type="float" office:value="4" calcext:value-type="float">
            <text:p>4</text:p>
          </table:table-cell>
          <table:table-cell table:formula="of:=INT([.$B105]/([.D$1]/100)+0.999)" office:value-type="float" office:value="4" calcext:value-type="float">
            <text:p>4</text:p>
          </table:table-cell>
          <table:table-cell table:formula="of:=INT([.$B105]/([.E$1]/100)+0.999)" office:value-type="float" office:value="4" calcext:value-type="float">
            <text:p>4</text:p>
          </table:table-cell>
          <table:table-cell table:formula="of:=INT([.$B105]/([.F$1]/100)+0.999)" office:value-type="float" office:value="4" calcext:value-type="float">
            <text:p>4</text:p>
          </table:table-cell>
          <table:table-cell table:formula="of:=INT([.$B105]/([.G$1]/100)+0.999)" office:value-type="float" office:value="4" calcext:value-type="float">
            <text:p>4</text:p>
          </table:table-cell>
          <table:table-cell table:formula="of:=INT([.$B105]/([.H$1]/100)+0.999)" office:value-type="float" office:value="5" calcext:value-type="float">
            <text:p>5</text:p>
          </table:table-cell>
          <table:table-cell table:formula="of:=INT([.$B105]/([.I$1]/100)+0.999)" office:value-type="float" office:value="5" calcext:value-type="float">
            <text:p>5</text:p>
          </table:table-cell>
          <table:table-cell table:formula="of:=INT([.$B105]/([.J$1]/100)+0.999)" office:value-type="float" office:value="5" calcext:value-type="float">
            <text:p>5</text:p>
          </table:table-cell>
          <table:table-cell table:formula="of:=INT([.$B105]/([.K$1]/100)+0.999)" office:value-type="float" office:value="6" calcext:value-type="float">
            <text:p>6</text:p>
          </table:table-cell>
          <table:table-cell table:formula="of:=INT([.$B105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6 8DH</text:p>
          </table:table-cell>
          <table:table-cell office:value-type="float" office:value="14.3667808219178" calcext:value-type="float">
            <text:p>14.3667808219178</text:p>
          </table:table-cell>
          <table:table-cell table:formula="of:=INT([.$B106]/([.C$1]/100)+0.999)" office:value-type="float" office:value="16" calcext:value-type="float">
            <text:p>16</text:p>
          </table:table-cell>
          <table:table-cell table:formula="of:=INT([.$B106]/([.D$1]/100)+0.999)" office:value-type="float" office:value="16" calcext:value-type="float">
            <text:p>16</text:p>
          </table:table-cell>
          <table:table-cell table:formula="of:=INT([.$B106]/([.E$1]/100)+0.999)" office:value-type="float" office:value="17" calcext:value-type="float">
            <text:p>17</text:p>
          </table:table-cell>
          <table:table-cell table:formula="of:=INT([.$B106]/([.F$1]/100)+0.999)" office:value-type="float" office:value="18" calcext:value-type="float">
            <text:p>18</text:p>
          </table:table-cell>
          <table:table-cell table:formula="of:=INT([.$B106]/([.G$1]/100)+0.999)" office:value-type="float" office:value="20" calcext:value-type="float">
            <text:p>20</text:p>
          </table:table-cell>
          <table:table-cell table:formula="of:=INT([.$B106]/([.H$1]/100)+0.999)" office:value-type="float" office:value="21" calcext:value-type="float">
            <text:p>21</text:p>
          </table:table-cell>
          <table:table-cell table:formula="of:=INT([.$B106]/([.I$1]/100)+0.999)" office:value-type="float" office:value="23" calcext:value-type="float">
            <text:p>23</text:p>
          </table:table-cell>
          <table:table-cell table:formula="of:=INT([.$B106]/([.J$1]/100)+0.999)" office:value-type="float" office:value="24" calcext:value-type="float">
            <text:p>24</text:p>
          </table:table-cell>
          <table:table-cell table:formula="of:=INT([.$B106]/([.K$1]/100)+0.999)" office:value-type="float" office:value="27" calcext:value-type="float">
            <text:p>27</text:p>
          </table:table-cell>
          <table:table-cell table:formula="of:=INT([.$B106]/([.L$1]/100)+0.999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19 6SE</text:p>
          </table:table-cell>
          <table:table-cell office:value-type="float" office:value="2.94294520547945" calcext:value-type="float">
            <text:p>2.94294520547945</text:p>
          </table:table-cell>
          <table:table-cell table:formula="of:=INT([.$B107]/([.C$1]/100)+0.999)" office:value-type="float" office:value="4" calcext:value-type="float">
            <text:p>4</text:p>
          </table:table-cell>
          <table:table-cell table:formula="of:=INT([.$B107]/([.D$1]/100)+0.999)" office:value-type="float" office:value="4" calcext:value-type="float">
            <text:p>4</text:p>
          </table:table-cell>
          <table:table-cell table:formula="of:=INT([.$B107]/([.E$1]/100)+0.999)" office:value-type="float" office:value="4" calcext:value-type="float">
            <text:p>4</text:p>
          </table:table-cell>
          <table:table-cell table:formula="of:=INT([.$B107]/([.F$1]/100)+0.999)" office:value-type="float" office:value="4" calcext:value-type="float">
            <text:p>4</text:p>
          </table:table-cell>
          <table:table-cell table:formula="of:=INT([.$B107]/([.G$1]/100)+0.999)" office:value-type="float" office:value="4" calcext:value-type="float">
            <text:p>4</text:p>
          </table:table-cell>
          <table:table-cell table:formula="of:=INT([.$B107]/([.H$1]/100)+0.999)" office:value-type="float" office:value="5" calcext:value-type="float">
            <text:p>5</text:p>
          </table:table-cell>
          <table:table-cell table:formula="of:=INT([.$B107]/([.I$1]/100)+0.999)" office:value-type="float" office:value="5" calcext:value-type="float">
            <text:p>5</text:p>
          </table:table-cell>
          <table:table-cell table:formula="of:=INT([.$B107]/([.J$1]/100)+0.999)" office:value-type="float" office:value="5" calcext:value-type="float">
            <text:p>5</text:p>
          </table:table-cell>
          <table:table-cell table:formula="of:=INT([.$B107]/([.K$1]/100)+0.999)" office:value-type="float" office:value="6" calcext:value-type="float">
            <text:p>6</text:p>
          </table:table-cell>
          <table:table-cell table:formula="of:=INT([.$B107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30 5TG</text:p>
          </table:table-cell>
          <table:table-cell office:value-type="float" office:value="1.35202054794521" calcext:value-type="float">
            <text:p>1.35202054794521</text:p>
          </table:table-cell>
          <table:table-cell table:formula="of:=INT([.$B108]/([.C$1]/100)+0.999)" office:value-type="float" office:value="2" calcext:value-type="float">
            <text:p>2</text:p>
          </table:table-cell>
          <table:table-cell table:formula="of:=INT([.$B108]/([.D$1]/100)+0.999)" office:value-type="float" office:value="2" calcext:value-type="float">
            <text:p>2</text:p>
          </table:table-cell>
          <table:table-cell table:formula="of:=INT([.$B108]/([.E$1]/100)+0.999)" office:value-type="float" office:value="2" calcext:value-type="float">
            <text:p>2</text:p>
          </table:table-cell>
          <table:table-cell table:formula="of:=INT([.$B108]/([.F$1]/100)+0.999)" office:value-type="float" office:value="2" calcext:value-type="float">
            <text:p>2</text:p>
          </table:table-cell>
          <table:table-cell table:formula="of:=INT([.$B108]/([.G$1]/100)+0.999)" office:value-type="float" office:value="2" calcext:value-type="float">
            <text:p>2</text:p>
          </table:table-cell>
          <table:table-cell table:formula="of:=INT([.$B108]/([.H$1]/100)+0.999)" office:value-type="float" office:value="2" calcext:value-type="float">
            <text:p>2</text:p>
          </table:table-cell>
          <table:table-cell table:formula="of:=INT([.$B108]/([.I$1]/100)+0.999)" office:value-type="float" office:value="3" calcext:value-type="float">
            <text:p>3</text:p>
          </table:table-cell>
          <table:table-cell table:formula="of:=INT([.$B108]/([.J$1]/100)+0.999)" office:value-type="float" office:value="3" calcext:value-type="float">
            <text:p>3</text:p>
          </table:table-cell>
          <table:table-cell table:formula="of:=INT([.$B108]/([.K$1]/100)+0.999)" office:value-type="float" office:value="3" calcext:value-type="float">
            <text:p>3</text:p>
          </table:table-cell>
          <table:table-cell table:formula="of:=INT([.$B108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6 3LY</text:p>
          </table:table-cell>
          <table:table-cell office:value-type="float" office:value="16.4938698630137" calcext:value-type="float">
            <text:p>16.4938698630137</text:p>
          </table:table-cell>
          <table:table-cell table:formula="of:=INT([.$B109]/([.C$1]/100)+0.999)" office:value-type="float" office:value="18" calcext:value-type="float">
            <text:p>18</text:p>
          </table:table-cell>
          <table:table-cell table:formula="of:=INT([.$B109]/([.D$1]/100)+0.999)" office:value-type="float" office:value="19" calcext:value-type="float">
            <text:p>19</text:p>
          </table:table-cell>
          <table:table-cell table:formula="of:=INT([.$B109]/([.E$1]/100)+0.999)" office:value-type="float" office:value="20" calcext:value-type="float">
            <text:p>20</text:p>
          </table:table-cell>
          <table:table-cell table:formula="of:=INT([.$B109]/([.F$1]/100)+0.999)" office:value-type="float" office:value="21" calcext:value-type="float">
            <text:p>21</text:p>
          </table:table-cell>
          <table:table-cell table:formula="of:=INT([.$B109]/([.G$1]/100)+0.999)" office:value-type="float" office:value="22" calcext:value-type="float">
            <text:p>22</text:p>
          </table:table-cell>
          <table:table-cell table:formula="of:=INT([.$B109]/([.H$1]/100)+0.999)" office:value-type="float" office:value="24" calcext:value-type="float">
            <text:p>24</text:p>
          </table:table-cell>
          <table:table-cell table:formula="of:=INT([.$B109]/([.I$1]/100)+0.999)" office:value-type="float" office:value="26" calcext:value-type="float">
            <text:p>26</text:p>
          </table:table-cell>
          <table:table-cell table:formula="of:=INT([.$B109]/([.J$1]/100)+0.999)" office:value-type="float" office:value="28" calcext:value-type="float">
            <text:p>28</text:p>
          </table:table-cell>
          <table:table-cell table:formula="of:=INT([.$B109]/([.K$1]/100)+0.999)" office:value-type="float" office:value="30" calcext:value-type="float">
            <text:p>30</text:p>
          </table:table-cell>
          <table:table-cell table:formula="of:=INT([.$B109]/([.L$1]/100)+0.999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2 9HT</text:p>
          </table:table-cell>
          <table:table-cell office:value-type="float" office:value="11.7942808219178" calcext:value-type="float">
            <text:p>11.7942808219178</text:p>
          </table:table-cell>
          <table:table-cell table:formula="of:=INT([.$B110]/([.C$1]/100)+0.999)" office:value-type="float" office:value="13" calcext:value-type="float">
            <text:p>13</text:p>
          </table:table-cell>
          <table:table-cell table:formula="of:=INT([.$B110]/([.D$1]/100)+0.999)" office:value-type="float" office:value="14" calcext:value-type="float">
            <text:p>14</text:p>
          </table:table-cell>
          <table:table-cell table:formula="of:=INT([.$B110]/([.E$1]/100)+0.999)" office:value-type="float" office:value="14" calcext:value-type="float">
            <text:p>14</text:p>
          </table:table-cell>
          <table:table-cell table:formula="of:=INT([.$B110]/([.F$1]/100)+0.999)" office:value-type="float" office:value="15" calcext:value-type="float">
            <text:p>15</text:p>
          </table:table-cell>
          <table:table-cell table:formula="of:=INT([.$B110]/([.G$1]/100)+0.999)" office:value-type="float" office:value="16" calcext:value-type="float">
            <text:p>16</text:p>
          </table:table-cell>
          <table:table-cell table:formula="of:=INT([.$B110]/([.H$1]/100)+0.999)" office:value-type="float" office:value="17" calcext:value-type="float">
            <text:p>17</text:p>
          </table:table-cell>
          <table:table-cell table:formula="of:=INT([.$B110]/([.I$1]/100)+0.999)" office:value-type="float" office:value="19" calcext:value-type="float">
            <text:p>19</text:p>
          </table:table-cell>
          <table:table-cell table:formula="of:=INT([.$B110]/([.J$1]/100)+0.999)" office:value-type="float" office:value="20" calcext:value-type="float">
            <text:p>20</text:p>
          </table:table-cell>
          <table:table-cell table:formula="of:=INT([.$B110]/([.K$1]/100)+0.999)" office:value-type="float" office:value="22" calcext:value-type="float">
            <text:p>22</text:p>
          </table:table-cell>
          <table:table-cell table:formula="of:=INT([.$B110]/([.L$1]/100)+0.999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G1 5AN</text:p>
          </table:table-cell>
          <table:table-cell office:value-type="float" office:value="7.01335616438356" calcext:value-type="float">
            <text:p>7.01335616438356</text:p>
          </table:table-cell>
          <table:table-cell table:formula="of:=INT([.$B111]/([.C$1]/100)+0.999)" office:value-type="float" office:value="8" calcext:value-type="float">
            <text:p>8</text:p>
          </table:table-cell>
          <table:table-cell table:formula="of:=INT([.$B111]/([.D$1]/100)+0.999)" office:value-type="float" office:value="8" calcext:value-type="float">
            <text:p>8</text:p>
          </table:table-cell>
          <table:table-cell table:formula="of:=INT([.$B111]/([.E$1]/100)+0.999)" office:value-type="float" office:value="9" calcext:value-type="float">
            <text:p>9</text:p>
          </table:table-cell>
          <table:table-cell table:formula="of:=INT([.$B111]/([.F$1]/100)+0.999)" office:value-type="float" office:value="9" calcext:value-type="float">
            <text:p>9</text:p>
          </table:table-cell>
          <table:table-cell table:formula="of:=INT([.$B111]/([.G$1]/100)+0.999)" office:value-type="float" office:value="10" calcext:value-type="float">
            <text:p>10</text:p>
          </table:table-cell>
          <table:table-cell table:formula="of:=INT([.$B111]/([.H$1]/100)+0.999)" office:value-type="float" office:value="11" calcext:value-type="float">
            <text:p>11</text:p>
          </table:table-cell>
          <table:table-cell table:formula="of:=INT([.$B111]/([.I$1]/100)+0.999)" office:value-type="float" office:value="11" calcext:value-type="float">
            <text:p>11</text:p>
          </table:table-cell>
          <table:table-cell table:formula="of:=INT([.$B111]/([.J$1]/100)+0.999)" office:value-type="float" office:value="12" calcext:value-type="float">
            <text:p>12</text:p>
          </table:table-cell>
          <table:table-cell table:formula="of:=INT([.$B111]/([.K$1]/100)+0.999)" office:value-type="float" office:value="13" calcext:value-type="float">
            <text:p>13</text:p>
          </table:table-cell>
          <table:table-cell table:formula="of:=INT([.$B111]/([.L$1]/100)+0.999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G24 9NA</text:p>
          </table:table-cell>
          <table:table-cell office:value-type="float" office:value="3.58414383561644" calcext:value-type="float">
            <text:p>3.58414383561644</text:p>
          </table:table-cell>
          <table:table-cell table:formula="of:=INT([.$B112]/([.C$1]/100)+0.999)" office:value-type="float" office:value="4" calcext:value-type="float">
            <text:p>4</text:p>
          </table:table-cell>
          <table:table-cell table:formula="of:=INT([.$B112]/([.D$1]/100)+0.999)" office:value-type="float" office:value="4" calcext:value-type="float">
            <text:p>4</text:p>
          </table:table-cell>
          <table:table-cell table:formula="of:=INT([.$B112]/([.E$1]/100)+0.999)" office:value-type="float" office:value="5" calcext:value-type="float">
            <text:p>5</text:p>
          </table:table-cell>
          <table:table-cell table:formula="of:=INT([.$B112]/([.F$1]/100)+0.999)" office:value-type="float" office:value="5" calcext:value-type="float">
            <text:p>5</text:p>
          </table:table-cell>
          <table:table-cell table:formula="of:=INT([.$B112]/([.G$1]/100)+0.999)" office:value-type="float" office:value="5" calcext:value-type="float">
            <text:p>5</text:p>
          </table:table-cell>
          <table:table-cell table:formula="of:=INT([.$B112]/([.H$1]/100)+0.999)" office:value-type="float" office:value="6" calcext:value-type="float">
            <text:p>6</text:p>
          </table:table-cell>
          <table:table-cell table:formula="of:=INT([.$B112]/([.I$1]/100)+0.999)" office:value-type="float" office:value="6" calcext:value-type="float">
            <text:p>6</text:p>
          </table:table-cell>
          <table:table-cell table:formula="of:=INT([.$B112]/([.J$1]/100)+0.999)" office:value-type="float" office:value="6" calcext:value-type="float">
            <text:p>6</text:p>
          </table:table-cell>
          <table:table-cell table:formula="of:=INT([.$B112]/([.K$1]/100)+0.999)" office:value-type="float" office:value="7" calcext:value-type="float">
            <text:p>7</text:p>
          </table:table-cell>
          <table:table-cell table:formula="of:=INT([.$B112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H1 5RH</text:p>
          </table:table-cell>
          <table:table-cell office:value-type="float" office:value="4.54174657534247" calcext:value-type="float">
            <text:p>4.54174657534247</text:p>
          </table:table-cell>
          <table:table-cell table:formula="of:=INT([.$B113]/([.C$1]/100)+0.999)" office:value-type="float" office:value="5" calcext:value-type="float">
            <text:p>5</text:p>
          </table:table-cell>
          <table:table-cell table:formula="of:=INT([.$B113]/([.D$1]/100)+0.999)" office:value-type="float" office:value="6" calcext:value-type="float">
            <text:p>6</text:p>
          </table:table-cell>
          <table:table-cell table:formula="of:=INT([.$B113]/([.E$1]/100)+0.999)" office:value-type="float" office:value="6" calcext:value-type="float">
            <text:p>6</text:p>
          </table:table-cell>
          <table:table-cell table:formula="of:=INT([.$B113]/([.F$1]/100)+0.999)" office:value-type="float" office:value="6" calcext:value-type="float">
            <text:p>6</text:p>
          </table:table-cell>
          <table:table-cell table:formula="of:=INT([.$B113]/([.G$1]/100)+0.999)" office:value-type="float" office:value="7" calcext:value-type="float">
            <text:p>7</text:p>
          </table:table-cell>
          <table:table-cell table:formula="of:=INT([.$B113]/([.H$1]/100)+0.999)" office:value-type="float" office:value="7" calcext:value-type="float">
            <text:p>7</text:p>
          </table:table-cell>
          <table:table-cell table:formula="of:=INT([.$B113]/([.I$1]/100)+0.999)" office:value-type="float" office:value="7" calcext:value-type="float">
            <text:p>7</text:p>
          </table:table-cell>
          <table:table-cell table:formula="of:=INT([.$B113]/([.J$1]/100)+0.999)" office:value-type="float" office:value="8" calcext:value-type="float">
            <text:p>8</text:p>
          </table:table-cell>
          <table:table-cell table:formula="of:=INT([.$B113]/([.K$1]/100)+0.999)" office:value-type="float" office:value="9" calcext:value-type="float">
            <text:p>9</text:p>
          </table:table-cell>
          <table:table-cell table:formula="of:=INT([.$B113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16 4EX</text:p>
          </table:table-cell>
          <table:table-cell office:value-type="float" office:value="2.15654109589041" calcext:value-type="float">
            <text:p>2.15654109589041</text:p>
          </table:table-cell>
          <table:table-cell table:formula="of:=INT([.$B114]/([.C$1]/100)+0.999)" office:value-type="float" office:value="3" calcext:value-type="float">
            <text:p>3</text:p>
          </table:table-cell>
          <table:table-cell table:formula="of:=INT([.$B114]/([.D$1]/100)+0.999)" office:value-type="float" office:value="3" calcext:value-type="float">
            <text:p>3</text:p>
          </table:table-cell>
          <table:table-cell table:formula="of:=INT([.$B114]/([.E$1]/100)+0.999)" office:value-type="float" office:value="3" calcext:value-type="float">
            <text:p>3</text:p>
          </table:table-cell>
          <table:table-cell table:formula="of:=INT([.$B114]/([.F$1]/100)+0.999)" office:value-type="float" office:value="3" calcext:value-type="float">
            <text:p>3</text:p>
          </table:table-cell>
          <table:table-cell table:formula="of:=INT([.$B114]/([.G$1]/100)+0.999)" office:value-type="float" office:value="3" calcext:value-type="float">
            <text:p>3</text:p>
          </table:table-cell>
          <table:table-cell table:formula="of:=INT([.$B114]/([.H$1]/100)+0.999)" office:value-type="float" office:value="4" calcext:value-type="float">
            <text:p>4</text:p>
          </table:table-cell>
          <table:table-cell table:formula="of:=INT([.$B114]/([.I$1]/100)+0.999)" office:value-type="float" office:value="4" calcext:value-type="float">
            <text:p>4</text:p>
          </table:table-cell>
          <table:table-cell table:formula="of:=INT([.$B114]/([.J$1]/100)+0.999)" office:value-type="float" office:value="4" calcext:value-type="float">
            <text:p>4</text:p>
          </table:table-cell>
          <table:table-cell table:formula="of:=INT([.$B114]/([.K$1]/100)+0.999)" office:value-type="float" office:value="4" calcext:value-type="float">
            <text:p>4</text:p>
          </table:table-cell>
          <table:table-cell table:formula="of:=INT([.$B114]/([.L$1]/100)+0.999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7 0AG</text:p>
          </table:table-cell>
          <table:table-cell office:value-type="float" office:value="7.31599315068493" calcext:value-type="float">
            <text:p>7.31599315068493</text:p>
          </table:table-cell>
          <table:table-cell table:formula="of:=INT([.$B115]/([.C$1]/100)+0.999)" office:value-type="float" office:value="8" calcext:value-type="float">
            <text:p>8</text:p>
          </table:table-cell>
          <table:table-cell table:formula="of:=INT([.$B115]/([.D$1]/100)+0.999)" office:value-type="float" office:value="9" calcext:value-type="float">
            <text:p>9</text:p>
          </table:table-cell>
          <table:table-cell table:formula="of:=INT([.$B115]/([.E$1]/100)+0.999)" office:value-type="float" office:value="9" calcext:value-type="float">
            <text:p>9</text:p>
          </table:table-cell>
          <table:table-cell table:formula="of:=INT([.$B115]/([.F$1]/100)+0.999)" office:value-type="float" office:value="10" calcext:value-type="float">
            <text:p>10</text:p>
          </table:table-cell>
          <table:table-cell table:formula="of:=INT([.$B115]/([.G$1]/100)+0.999)" office:value-type="float" office:value="10" calcext:value-type="float">
            <text:p>10</text:p>
          </table:table-cell>
          <table:table-cell table:formula="of:=INT([.$B115]/([.H$1]/100)+0.999)" office:value-type="float" office:value="11" calcext:value-type="float">
            <text:p>11</text:p>
          </table:table-cell>
          <table:table-cell table:formula="of:=INT([.$B115]/([.I$1]/100)+0.999)" office:value-type="float" office:value="12" calcext:value-type="float">
            <text:p>12</text:p>
          </table:table-cell>
          <table:table-cell table:formula="of:=INT([.$B115]/([.J$1]/100)+0.999)" office:value-type="float" office:value="13" calcext:value-type="float">
            <text:p>13</text:p>
          </table:table-cell>
          <table:table-cell table:formula="of:=INT([.$B115]/([.K$1]/100)+0.999)" office:value-type="float" office:value="14" calcext:value-type="float">
            <text:p>14</text:p>
          </table:table-cell>
          <table:table-cell table:formula="of:=INT([.$B115]/([.L$1]/100)+0.999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10 2JF</text:p>
          </table:table-cell>
          <table:table-cell office:value-type="float" office:value="14.8341095890411" calcext:value-type="float">
            <text:p>14.8341095890411</text:p>
          </table:table-cell>
          <table:table-cell table:formula="of:=INT([.$B116]/([.C$1]/100)+0.999)" office:value-type="float" office:value="16" calcext:value-type="float">
            <text:p>16</text:p>
          </table:table-cell>
          <table:table-cell table:formula="of:=INT([.$B116]/([.D$1]/100)+0.999)" office:value-type="float" office:value="17" calcext:value-type="float">
            <text:p>17</text:p>
          </table:table-cell>
          <table:table-cell table:formula="of:=INT([.$B116]/([.E$1]/100)+0.999)" office:value-type="float" office:value="18" calcext:value-type="float">
            <text:p>18</text:p>
          </table:table-cell>
          <table:table-cell table:formula="of:=INT([.$B116]/([.F$1]/100)+0.999)" office:value-type="float" office:value="19" calcext:value-type="float">
            <text:p>19</text:p>
          </table:table-cell>
          <table:table-cell table:formula="of:=INT([.$B116]/([.G$1]/100)+0.999)" office:value-type="float" office:value="20" calcext:value-type="float">
            <text:p>20</text:p>
          </table:table-cell>
          <table:table-cell table:formula="of:=INT([.$B116]/([.H$1]/100)+0.999)" office:value-type="float" office:value="22" calcext:value-type="float">
            <text:p>22</text:p>
          </table:table-cell>
          <table:table-cell table:formula="of:=INT([.$B116]/([.I$1]/100)+0.999)" office:value-type="float" office:value="23" calcext:value-type="float">
            <text:p>23</text:p>
          </table:table-cell>
          <table:table-cell table:formula="of:=INT([.$B116]/([.J$1]/100)+0.999)" office:value-type="float" office:value="25" calcext:value-type="float">
            <text:p>25</text:p>
          </table:table-cell>
          <table:table-cell table:formula="of:=INT([.$B116]/([.K$1]/100)+0.999)" office:value-type="float" office:value="27" calcext:value-type="float">
            <text:p>27</text:p>
          </table:table-cell>
          <table:table-cell table:formula="of:=INT([.$B116]/([.L$1]/100)+0.999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44 5BL</text:p>
          </table:table-cell>
          <table:table-cell office:value-type="float" office:value="2.69191780821918" calcext:value-type="float">
            <text:p>2.69191780821918</text:p>
          </table:table-cell>
          <table:table-cell table:formula="of:=INT([.$B117]/([.C$1]/100)+0.999)" office:value-type="float" office:value="3" calcext:value-type="float">
            <text:p>3</text:p>
          </table:table-cell>
          <table:table-cell table:formula="of:=INT([.$B117]/([.D$1]/100)+0.999)" office:value-type="float" office:value="3" calcext:value-type="float">
            <text:p>3</text:p>
          </table:table-cell>
          <table:table-cell table:formula="of:=INT([.$B117]/([.E$1]/100)+0.999)" office:value-type="float" office:value="4" calcext:value-type="float">
            <text:p>4</text:p>
          </table:table-cell>
          <table:table-cell table:formula="of:=INT([.$B117]/([.F$1]/100)+0.999)" office:value-type="float" office:value="4" calcext:value-type="float">
            <text:p>4</text:p>
          </table:table-cell>
          <table:table-cell table:formula="of:=INT([.$B117]/([.G$1]/100)+0.999)" office:value-type="float" office:value="4" calcext:value-type="float">
            <text:p>4</text:p>
          </table:table-cell>
          <table:table-cell table:formula="of:=INT([.$B117]/([.H$1]/100)+0.999)" office:value-type="float" office:value="4" calcext:value-type="float">
            <text:p>4</text:p>
          </table:table-cell>
          <table:table-cell table:formula="of:=INT([.$B117]/([.I$1]/100)+0.999)" office:value-type="float" office:value="5" calcext:value-type="float">
            <text:p>5</text:p>
          </table:table-cell>
          <table:table-cell table:formula="of:=INT([.$B117]/([.J$1]/100)+0.999)" office:value-type="float" office:value="5" calcext:value-type="float">
            <text:p>5</text:p>
          </table:table-cell>
          <table:table-cell table:formula="of:=INT([.$B117]/([.K$1]/100)+0.999)" office:value-type="float" office:value="5" calcext:value-type="float">
            <text:p>5</text:p>
          </table:table-cell>
          <table:table-cell table:formula="of:=INT([.$B117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60 2UD</text:p>
          </table:table-cell>
          <table:table-cell office:value-type="float" office:value="5.92547945205479" calcext:value-type="float">
            <text:p>5.92547945205479</text:p>
          </table:table-cell>
          <table:table-cell table:formula="of:=INT([.$B118]/([.C$1]/100)+0.999)" office:value-type="float" office:value="7" calcext:value-type="float">
            <text:p>7</text:p>
          </table:table-cell>
          <table:table-cell table:formula="of:=INT([.$B118]/([.D$1]/100)+0.999)" office:value-type="float" office:value="7" calcext:value-type="float">
            <text:p>7</text:p>
          </table:table-cell>
          <table:table-cell table:formula="of:=INT([.$B118]/([.E$1]/100)+0.999)" office:value-type="float" office:value="7" calcext:value-type="float">
            <text:p>7</text:p>
          </table:table-cell>
          <table:table-cell table:formula="of:=INT([.$B118]/([.F$1]/100)+0.999)" office:value-type="float" office:value="8" calcext:value-type="float">
            <text:p>8</text:p>
          </table:table-cell>
          <table:table-cell table:formula="of:=INT([.$B118]/([.G$1]/100)+0.999)" office:value-type="float" office:value="8" calcext:value-type="float">
            <text:p>8</text:p>
          </table:table-cell>
          <table:table-cell table:formula="of:=INT([.$B118]/([.H$1]/100)+0.999)" office:value-type="float" office:value="9" calcext:value-type="float">
            <text:p>9</text:p>
          </table:table-cell>
          <table:table-cell table:formula="of:=INT([.$B118]/([.I$1]/100)+0.999)" office:value-type="float" office:value="10" calcext:value-type="float">
            <text:p>10</text:p>
          </table:table-cell>
          <table:table-cell table:formula="of:=INT([.$B118]/([.J$1]/100)+0.999)" office:value-type="float" office:value="10" calcext:value-type="float">
            <text:p>10</text:p>
          </table:table-cell>
          <table:table-cell table:formula="of:=INT([.$B118]/([.K$1]/100)+0.999)" office:value-type="float" office:value="11" calcext:value-type="float">
            <text:p>11</text:p>
          </table:table-cell>
          <table:table-cell table:formula="of:=INT([.$B118]/([.L$1]/100)+0.999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75 2EP</text:p>
          </table:table-cell>
          <table:table-cell office:value-type="float" office:value="4.62938356164384" calcext:value-type="float">
            <text:p>4.62938356164384</text:p>
          </table:table-cell>
          <table:table-cell table:formula="of:=INT([.$B119]/([.C$1]/100)+0.999)" office:value-type="float" office:value="5" calcext:value-type="float">
            <text:p>5</text:p>
          </table:table-cell>
          <table:table-cell table:formula="of:=INT([.$B119]/([.D$1]/100)+0.999)" office:value-type="float" office:value="6" calcext:value-type="float">
            <text:p>6</text:p>
          </table:table-cell>
          <table:table-cell table:formula="of:=INT([.$B119]/([.E$1]/100)+0.999)" office:value-type="float" office:value="6" calcext:value-type="float">
            <text:p>6</text:p>
          </table:table-cell>
          <table:table-cell table:formula="of:=INT([.$B119]/([.F$1]/100)+0.999)" office:value-type="float" office:value="6" calcext:value-type="float">
            <text:p>6</text:p>
          </table:table-cell>
          <table:table-cell table:formula="of:=INT([.$B119]/([.G$1]/100)+0.999)" office:value-type="float" office:value="7" calcext:value-type="float">
            <text:p>7</text:p>
          </table:table-cell>
          <table:table-cell table:formula="of:=INT([.$B119]/([.H$1]/100)+0.999)" office:value-type="float" office:value="7" calcext:value-type="float">
            <text:p>7</text:p>
          </table:table-cell>
          <table:table-cell table:formula="of:=INT([.$B119]/([.I$1]/100)+0.999)" office:value-type="float" office:value="8" calcext:value-type="float">
            <text:p>8</text:p>
          </table:table-cell>
          <table:table-cell table:formula="of:=INT([.$B119]/([.J$1]/100)+0.999)" office:value-type="float" office:value="8" calcext:value-type="float">
            <text:p>8</text:p>
          </table:table-cell>
          <table:table-cell table:formula="of:=INT([.$B119]/([.K$1]/100)+0.999)" office:value-type="float" office:value="9" calcext:value-type="float">
            <text:p>9</text:p>
          </table:table-cell>
          <table:table-cell table:formula="of:=INT([.$B119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81 0BD</text:p>
          </table:table-cell>
          <table:table-cell office:value-type="float" office:value="1.43123287671233" calcext:value-type="float">
            <text:p>1.43123287671233</text:p>
          </table:table-cell>
          <table:table-cell table:formula="of:=INT([.$B120]/([.C$1]/100)+0.999)" office:value-type="float" office:value="2" calcext:value-type="float">
            <text:p>2</text:p>
          </table:table-cell>
          <table:table-cell table:formula="of:=INT([.$B120]/([.D$1]/100)+0.999)" office:value-type="float" office:value="2" calcext:value-type="float">
            <text:p>2</text:p>
          </table:table-cell>
          <table:table-cell table:formula="of:=INT([.$B120]/([.E$1]/100)+0.999)" office:value-type="float" office:value="2" calcext:value-type="float">
            <text:p>2</text:p>
          </table:table-cell>
          <table:table-cell table:formula="of:=INT([.$B120]/([.F$1]/100)+0.999)" office:value-type="float" office:value="2" calcext:value-type="float">
            <text:p>2</text:p>
          </table:table-cell>
          <table:table-cell table:formula="of:=INT([.$B120]/([.G$1]/100)+0.999)" office:value-type="float" office:value="2" calcext:value-type="float">
            <text:p>2</text:p>
          </table:table-cell>
          <table:table-cell table:formula="of:=INT([.$B120]/([.H$1]/100)+0.999)" office:value-type="float" office:value="3" calcext:value-type="float">
            <text:p>3</text:p>
          </table:table-cell>
          <table:table-cell table:formula="of:=INT([.$B120]/([.I$1]/100)+0.999)" office:value-type="float" office:value="3" calcext:value-type="float">
            <text:p>3</text:p>
          </table:table-cell>
          <table:table-cell table:formula="of:=INT([.$B120]/([.J$1]/100)+0.999)" office:value-type="float" office:value="3" calcext:value-type="float">
            <text:p>3</text:p>
          </table:table-cell>
          <table:table-cell table:formula="of:=INT([.$B120]/([.K$1]/100)+0.999)" office:value-type="float" office:value="3" calcext:value-type="float">
            <text:p>3</text:p>
          </table:table-cell>
          <table:table-cell table:formula="of:=INT([.$B120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1 7EH</text:p>
          </table:table-cell>
          <table:table-cell office:value-type="float" office:value="4.51465753424658" calcext:value-type="float">
            <text:p>4.51465753424658</text:p>
          </table:table-cell>
          <table:table-cell table:formula="of:=INT([.$B121]/([.C$1]/100)+0.999)" office:value-type="float" office:value="5" calcext:value-type="float">
            <text:p>5</text:p>
          </table:table-cell>
          <table:table-cell table:formula="of:=INT([.$B121]/([.D$1]/100)+0.999)" office:value-type="float" office:value="6" calcext:value-type="float">
            <text:p>6</text:p>
          </table:table-cell>
          <table:table-cell table:formula="of:=INT([.$B121]/([.E$1]/100)+0.999)" office:value-type="float" office:value="6" calcext:value-type="float">
            <text:p>6</text:p>
          </table:table-cell>
          <table:table-cell table:formula="of:=INT([.$B121]/([.F$1]/100)+0.999)" office:value-type="float" office:value="6" calcext:value-type="float">
            <text:p>6</text:p>
          </table:table-cell>
          <table:table-cell table:formula="of:=INT([.$B121]/([.G$1]/100)+0.999)" office:value-type="float" office:value="7" calcext:value-type="float">
            <text:p>7</text:p>
          </table:table-cell>
          <table:table-cell table:formula="of:=INT([.$B121]/([.H$1]/100)+0.999)" office:value-type="float" office:value="7" calcext:value-type="float">
            <text:p>7</text:p>
          </table:table-cell>
          <table:table-cell table:formula="of:=INT([.$B121]/([.I$1]/100)+0.999)" office:value-type="float" office:value="7" calcext:value-type="float">
            <text:p>7</text:p>
          </table:table-cell>
          <table:table-cell table:formula="of:=INT([.$B121]/([.J$1]/100)+0.999)" office:value-type="float" office:value="8" calcext:value-type="float">
            <text:p>8</text:p>
          </table:table-cell>
          <table:table-cell table:formula="of:=INT([.$B121]/([.K$1]/100)+0.999)" office:value-type="float" office:value="9" calcext:value-type="float">
            <text:p>9</text:p>
          </table:table-cell>
          <table:table-cell table:formula="of:=INT([.$B121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13 6LH</text:p>
          </table:table-cell>
          <table:table-cell office:value-type="float" office:value="7.29897260273973" calcext:value-type="float">
            <text:p>7.29897260273973</text:p>
          </table:table-cell>
          <table:table-cell table:formula="of:=INT([.$B122]/([.C$1]/100)+0.999)" office:value-type="float" office:value="8" calcext:value-type="float">
            <text:p>8</text:p>
          </table:table-cell>
          <table:table-cell table:formula="of:=INT([.$B122]/([.D$1]/100)+0.999)" office:value-type="float" office:value="9" calcext:value-type="float">
            <text:p>9</text:p>
          </table:table-cell>
          <table:table-cell table:formula="of:=INT([.$B122]/([.E$1]/100)+0.999)" office:value-type="float" office:value="9" calcext:value-type="float">
            <text:p>9</text:p>
          </table:table-cell>
          <table:table-cell table:formula="of:=INT([.$B122]/([.F$1]/100)+0.999)" office:value-type="float" office:value="10" calcext:value-type="float">
            <text:p>10</text:p>
          </table:table-cell>
          <table:table-cell table:formula="of:=INT([.$B122]/([.G$1]/100)+0.999)" office:value-type="float" office:value="10" calcext:value-type="float">
            <text:p>10</text:p>
          </table:table-cell>
          <table:table-cell table:formula="of:=INT([.$B122]/([.H$1]/100)+0.999)" office:value-type="float" office:value="11" calcext:value-type="float">
            <text:p>11</text:p>
          </table:table-cell>
          <table:table-cell table:formula="of:=INT([.$B122]/([.I$1]/100)+0.999)" office:value-type="float" office:value="12" calcext:value-type="float">
            <text:p>12</text:p>
          </table:table-cell>
          <table:table-cell table:formula="of:=INT([.$B122]/([.J$1]/100)+0.999)" office:value-type="float" office:value="13" calcext:value-type="float">
            <text:p>13</text:p>
          </table:table-cell>
          <table:table-cell table:formula="of:=INT([.$B122]/([.K$1]/100)+0.999)" office:value-type="float" office:value="14" calcext:value-type="float">
            <text:p>14</text:p>
          </table:table-cell>
          <table:table-cell table:formula="of:=INT([.$B122]/([.L$1]/100)+0.999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18 4QH</text:p>
          </table:table-cell>
          <table:table-cell office:value-type="float" office:value="4.97191780821918" calcext:value-type="float">
            <text:p>4.97191780821918</text:p>
          </table:table-cell>
          <table:table-cell table:formula="of:=INT([.$B123]/([.C$1]/100)+0.999)" office:value-type="float" office:value="6" calcext:value-type="float">
            <text:p>6</text:p>
          </table:table-cell>
          <table:table-cell table:formula="of:=INT([.$B123]/([.D$1]/100)+0.999)" office:value-type="float" office:value="6" calcext:value-type="float">
            <text:p>6</text:p>
          </table:table-cell>
          <table:table-cell table:formula="of:=INT([.$B123]/([.E$1]/100)+0.999)" office:value-type="float" office:value="6" calcext:value-type="float">
            <text:p>6</text:p>
          </table:table-cell>
          <table:table-cell table:formula="of:=INT([.$B123]/([.F$1]/100)+0.999)" office:value-type="float" office:value="7" calcext:value-type="float">
            <text:p>7</text:p>
          </table:table-cell>
          <table:table-cell table:formula="of:=INT([.$B123]/([.G$1]/100)+0.999)" office:value-type="float" office:value="7" calcext:value-type="float">
            <text:p>7</text:p>
          </table:table-cell>
          <table:table-cell table:formula="of:=INT([.$B123]/([.H$1]/100)+0.999)" office:value-type="float" office:value="8" calcext:value-type="float">
            <text:p>8</text:p>
          </table:table-cell>
          <table:table-cell table:formula="of:=INT([.$B123]/([.I$1]/100)+0.999)" office:value-type="float" office:value="8" calcext:value-type="float">
            <text:p>8</text:p>
          </table:table-cell>
          <table:table-cell table:formula="of:=INT([.$B123]/([.J$1]/100)+0.999)" office:value-type="float" office:value="9" calcext:value-type="float">
            <text:p>9</text:p>
          </table:table-cell>
          <table:table-cell table:formula="of:=INT([.$B123]/([.K$1]/100)+0.999)" office:value-type="float" office:value="10" calcext:value-type="float">
            <text:p>10</text:p>
          </table:table-cell>
          <table:table-cell table:formula="of:=INT([.$B123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5 9RW</text:p>
          </table:table-cell>
          <table:table-cell office:value-type="float" office:value="16.5733561643836" calcext:value-type="float">
            <text:p>16.5733561643836</text:p>
          </table:table-cell>
          <table:table-cell table:formula="of:=INT([.$B124]/([.C$1]/100)+0.999)" office:value-type="float" office:value="18" calcext:value-type="float">
            <text:p>18</text:p>
          </table:table-cell>
          <table:table-cell table:formula="of:=INT([.$B124]/([.D$1]/100)+0.999)" office:value-type="float" office:value="19" calcext:value-type="float">
            <text:p>19</text:p>
          </table:table-cell>
          <table:table-cell table:formula="of:=INT([.$B124]/([.E$1]/100)+0.999)" office:value-type="float" office:value="20" calcext:value-type="float">
            <text:p>20</text:p>
          </table:table-cell>
          <table:table-cell table:formula="of:=INT([.$B124]/([.F$1]/100)+0.999)" office:value-type="float" office:value="21" calcext:value-type="float">
            <text:p>21</text:p>
          </table:table-cell>
          <table:table-cell table:formula="of:=INT([.$B124]/([.G$1]/100)+0.999)" office:value-type="float" office:value="23" calcext:value-type="float">
            <text:p>23</text:p>
          </table:table-cell>
          <table:table-cell table:formula="of:=INT([.$B124]/([.H$1]/100)+0.999)" office:value-type="float" office:value="24" calcext:value-type="float">
            <text:p>24</text:p>
          </table:table-cell>
          <table:table-cell table:formula="of:=INT([.$B124]/([.I$1]/100)+0.999)" office:value-type="float" office:value="26" calcext:value-type="float">
            <text:p>26</text:p>
          </table:table-cell>
          <table:table-cell table:formula="of:=INT([.$B124]/([.J$1]/100)+0.999)" office:value-type="float" office:value="28" calcext:value-type="float">
            <text:p>28</text:p>
          </table:table-cell>
          <table:table-cell table:formula="of:=INT([.$B124]/([.K$1]/100)+0.999)" office:value-type="float" office:value="31" calcext:value-type="float">
            <text:p>31</text:p>
          </table:table-cell>
          <table:table-cell table:formula="of:=INT([.$B124]/([.L$1]/100)+0.999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G1 4AB</text:p>
          </table:table-cell>
          <table:table-cell office:value-type="float" office:value="5.02421232876712" calcext:value-type="float">
            <text:p>5.02421232876712</text:p>
          </table:table-cell>
          <table:table-cell table:formula="of:=INT([.$B125]/([.C$1]/100)+0.999)" office:value-type="float" office:value="6" calcext:value-type="float">
            <text:p>6</text:p>
          </table:table-cell>
          <table:table-cell table:formula="of:=INT([.$B125]/([.D$1]/100)+0.999)" office:value-type="float" office:value="6" calcext:value-type="float">
            <text:p>6</text:p>
          </table:table-cell>
          <table:table-cell table:formula="of:=INT([.$B125]/([.E$1]/100)+0.999)" office:value-type="float" office:value="6" calcext:value-type="float">
            <text:p>6</text:p>
          </table:table-cell>
          <table:table-cell table:formula="of:=INT([.$B125]/([.F$1]/100)+0.999)" office:value-type="float" office:value="7" calcext:value-type="float">
            <text:p>7</text:p>
          </table:table-cell>
          <table:table-cell table:formula="of:=INT([.$B125]/([.G$1]/100)+0.999)" office:value-type="float" office:value="7" calcext:value-type="float">
            <text:p>7</text:p>
          </table:table-cell>
          <table:table-cell table:formula="of:=INT([.$B125]/([.H$1]/100)+0.999)" office:value-type="float" office:value="8" calcext:value-type="float">
            <text:p>8</text:p>
          </table:table-cell>
          <table:table-cell table:formula="of:=INT([.$B125]/([.I$1]/100)+0.999)" office:value-type="float" office:value="8" calcext:value-type="float">
            <text:p>8</text:p>
          </table:table-cell>
          <table:table-cell table:formula="of:=INT([.$B125]/([.J$1]/100)+0.999)" office:value-type="float" office:value="9" calcext:value-type="float">
            <text:p>9</text:p>
          </table:table-cell>
          <table:table-cell table:formula="of:=INT([.$B125]/([.K$1]/100)+0.999)" office:value-type="float" office:value="10" calcext:value-type="float">
            <text:p>10</text:p>
          </table:table-cell>
          <table:table-cell table:formula="of:=INT([.$B125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10 3BL</text:p>
          </table:table-cell>
          <table:table-cell office:value-type="float" office:value="1.70852739726027" calcext:value-type="float">
            <text:p>1.70852739726027</text:p>
          </table:table-cell>
          <table:table-cell table:formula="of:=INT([.$B126]/([.C$1]/100)+0.999)" office:value-type="float" office:value="2" calcext:value-type="float">
            <text:p>2</text:p>
          </table:table-cell>
          <table:table-cell table:formula="of:=INT([.$B126]/([.D$1]/100)+0.999)" office:value-type="float" office:value="2" calcext:value-type="float">
            <text:p>2</text:p>
          </table:table-cell>
          <table:table-cell table:formula="of:=INT([.$B126]/([.E$1]/100)+0.999)" office:value-type="float" office:value="3" calcext:value-type="float">
            <text:p>3</text:p>
          </table:table-cell>
          <table:table-cell table:formula="of:=INT([.$B126]/([.F$1]/100)+0.999)" office:value-type="float" office:value="3" calcext:value-type="float">
            <text:p>3</text:p>
          </table:table-cell>
          <table:table-cell table:formula="of:=INT([.$B126]/([.G$1]/100)+0.999)" office:value-type="float" office:value="3" calcext:value-type="float">
            <text:p>3</text:p>
          </table:table-cell>
          <table:table-cell table:formula="of:=INT([.$B126]/([.H$1]/100)+0.999)" office:value-type="float" office:value="3" calcext:value-type="float">
            <text:p>3</text:p>
          </table:table-cell>
          <table:table-cell table:formula="of:=INT([.$B126]/([.I$1]/100)+0.999)" office:value-type="float" office:value="3" calcext:value-type="float">
            <text:p>3</text:p>
          </table:table-cell>
          <table:table-cell table:formula="of:=INT([.$B126]/([.J$1]/100)+0.999)" office:value-type="float" office:value="3" calcext:value-type="float">
            <text:p>3</text:p>
          </table:table-cell>
          <table:table-cell table:formula="of:=INT([.$B126]/([.K$1]/100)+0.999)" office:value-type="float" office:value="4" calcext:value-type="float">
            <text:p>4</text:p>
          </table:table-cell>
          <table:table-cell table:formula="of:=INT([.$B126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2 7JE</text:p>
          </table:table-cell>
          <table:table-cell office:value-type="float" office:value="3.80695205479452" calcext:value-type="float">
            <text:p>3.80695205479452</text:p>
          </table:table-cell>
          <table:table-cell table:formula="of:=INT([.$B127]/([.C$1]/100)+0.999)" office:value-type="float" office:value="5" calcext:value-type="float">
            <text:p>5</text:p>
          </table:table-cell>
          <table:table-cell table:formula="of:=INT([.$B127]/([.D$1]/100)+0.999)" office:value-type="float" office:value="5" calcext:value-type="float">
            <text:p>5</text:p>
          </table:table-cell>
          <table:table-cell table:formula="of:=INT([.$B127]/([.E$1]/100)+0.999)" office:value-type="float" office:value="5" calcext:value-type="float">
            <text:p>5</text:p>
          </table:table-cell>
          <table:table-cell table:formula="of:=INT([.$B127]/([.F$1]/100)+0.999)" office:value-type="float" office:value="5" calcext:value-type="float">
            <text:p>5</text:p>
          </table:table-cell>
          <table:table-cell table:formula="of:=INT([.$B127]/([.G$1]/100)+0.999)" office:value-type="float" office:value="6" calcext:value-type="float">
            <text:p>6</text:p>
          </table:table-cell>
          <table:table-cell table:formula="of:=INT([.$B127]/([.H$1]/100)+0.999)" office:value-type="float" office:value="6" calcext:value-type="float">
            <text:p>6</text:p>
          </table:table-cell>
          <table:table-cell table:formula="of:=INT([.$B127]/([.I$1]/100)+0.999)" office:value-type="float" office:value="6" calcext:value-type="float">
            <text:p>6</text:p>
          </table:table-cell>
          <table:table-cell table:formula="of:=INT([.$B127]/([.J$1]/100)+0.999)" office:value-type="float" office:value="7" calcext:value-type="float">
            <text:p>7</text:p>
          </table:table-cell>
          <table:table-cell table:formula="of:=INT([.$B127]/([.K$1]/100)+0.999)" office:value-type="float" office:value="7" calcext:value-type="float">
            <text:p>7</text:p>
          </table:table-cell>
          <table:table-cell table:formula="of:=INT([.$B127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2 4HL</text:p>
          </table:table-cell>
          <table:table-cell office:value-type="float" office:value="6.42592465753425" calcext:value-type="float">
            <text:p>6.42592465753425</text:p>
          </table:table-cell>
          <table:table-cell table:formula="of:=INT([.$B128]/([.C$1]/100)+0.999)" office:value-type="float" office:value="7" calcext:value-type="float">
            <text:p>7</text:p>
          </table:table-cell>
          <table:table-cell table:formula="of:=INT([.$B128]/([.D$1]/100)+0.999)" office:value-type="float" office:value="8" calcext:value-type="float">
            <text:p>8</text:p>
          </table:table-cell>
          <table:table-cell table:formula="of:=INT([.$B128]/([.E$1]/100)+0.999)" office:value-type="float" office:value="8" calcext:value-type="float">
            <text:p>8</text:p>
          </table:table-cell>
          <table:table-cell table:formula="of:=INT([.$B128]/([.F$1]/100)+0.999)" office:value-type="float" office:value="9" calcext:value-type="float">
            <text:p>9</text:p>
          </table:table-cell>
          <table:table-cell table:formula="of:=INT([.$B128]/([.G$1]/100)+0.999)" office:value-type="float" office:value="9" calcext:value-type="float">
            <text:p>9</text:p>
          </table:table-cell>
          <table:table-cell table:formula="of:=INT([.$B128]/([.H$1]/100)+0.999)" office:value-type="float" office:value="10" calcext:value-type="float">
            <text:p>10</text:p>
          </table:table-cell>
          <table:table-cell table:formula="of:=INT([.$B128]/([.I$1]/100)+0.999)" office:value-type="float" office:value="10" calcext:value-type="float">
            <text:p>10</text:p>
          </table:table-cell>
          <table:table-cell table:formula="of:=INT([.$B128]/([.J$1]/100)+0.999)" office:value-type="float" office:value="11" calcext:value-type="float">
            <text:p>11</text:p>
          </table:table-cell>
          <table:table-cell table:formula="of:=INT([.$B128]/([.K$1]/100)+0.999)" office:value-type="float" office:value="12" calcext:value-type="float">
            <text:p>12</text:p>
          </table:table-cell>
          <table:table-cell table:formula="of:=INT([.$B128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M5 1AA</text:p>
          </table:table-cell>
          <table:table-cell office:value-type="float" office:value="4.64571917808219" calcext:value-type="float">
            <text:p>4.64571917808219</text:p>
          </table:table-cell>
          <table:table-cell table:formula="of:=INT([.$B129]/([.C$1]/100)+0.999)" office:value-type="float" office:value="5" calcext:value-type="float">
            <text:p>5</text:p>
          </table:table-cell>
          <table:table-cell table:formula="of:=INT([.$B129]/([.D$1]/100)+0.999)" office:value-type="float" office:value="6" calcext:value-type="float">
            <text:p>6</text:p>
          </table:table-cell>
          <table:table-cell table:formula="of:=INT([.$B129]/([.E$1]/100)+0.999)" office:value-type="float" office:value="6" calcext:value-type="float">
            <text:p>6</text:p>
          </table:table-cell>
          <table:table-cell table:formula="of:=INT([.$B129]/([.F$1]/100)+0.999)" office:value-type="float" office:value="6" calcext:value-type="float">
            <text:p>6</text:p>
          </table:table-cell>
          <table:table-cell table:formula="of:=INT([.$B129]/([.G$1]/100)+0.999)" office:value-type="float" office:value="7" calcext:value-type="float">
            <text:p>7</text:p>
          </table:table-cell>
          <table:table-cell table:formula="of:=INT([.$B129]/([.H$1]/100)+0.999)" office:value-type="float" office:value="7" calcext:value-type="float">
            <text:p>7</text:p>
          </table:table-cell>
          <table:table-cell table:formula="of:=INT([.$B129]/([.I$1]/100)+0.999)" office:value-type="float" office:value="8" calcext:value-type="float">
            <text:p>8</text:p>
          </table:table-cell>
          <table:table-cell table:formula="of:=INT([.$B129]/([.J$1]/100)+0.999)" office:value-type="float" office:value="8" calcext:value-type="float">
            <text:p>8</text:p>
          </table:table-cell>
          <table:table-cell table:formula="of:=INT([.$B129]/([.K$1]/100)+0.999)" office:value-type="float" office:value="9" calcext:value-type="float">
            <text:p>9</text:p>
          </table:table-cell>
          <table:table-cell table:formula="of:=INT([.$B129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 6BB</text:p>
          </table:table-cell>
          <table:table-cell office:value-type="float" office:value="6.04486301369863" calcext:value-type="float">
            <text:p>6.04486301369863</text:p>
          </table:table-cell>
          <table:table-cell table:formula="of:=INT([.$B130]/([.C$1]/100)+0.999)" office:value-type="float" office:value="7" calcext:value-type="float">
            <text:p>7</text:p>
          </table:table-cell>
          <table:table-cell table:formula="of:=INT([.$B130]/([.D$1]/100)+0.999)" office:value-type="float" office:value="7" calcext:value-type="float">
            <text:p>7</text:p>
          </table:table-cell>
          <table:table-cell table:formula="of:=INT([.$B130]/([.E$1]/100)+0.999)" office:value-type="float" office:value="8" calcext:value-type="float">
            <text:p>8</text:p>
          </table:table-cell>
          <table:table-cell table:formula="of:=INT([.$B130]/([.F$1]/100)+0.999)" office:value-type="float" office:value="8" calcext:value-type="float">
            <text:p>8</text:p>
          </table:table-cell>
          <table:table-cell table:formula="of:=INT([.$B130]/([.G$1]/100)+0.999)" office:value-type="float" office:value="9" calcext:value-type="float">
            <text:p>9</text:p>
          </table:table-cell>
          <table:table-cell table:formula="of:=INT([.$B130]/([.H$1]/100)+0.999)" office:value-type="float" office:value="9" calcext:value-type="float">
            <text:p>9</text:p>
          </table:table-cell>
          <table:table-cell table:formula="of:=INT([.$B130]/([.I$1]/100)+0.999)" office:value-type="float" office:value="10" calcext:value-type="float">
            <text:p>10</text:p>
          </table:table-cell>
          <table:table-cell table:formula="of:=INT([.$B130]/([.J$1]/100)+0.999)" office:value-type="float" office:value="11" calcext:value-type="float">
            <text:p>11</text:p>
          </table:table-cell>
          <table:table-cell table:formula="of:=INT([.$B130]/([.K$1]/100)+0.999)" office:value-type="float" office:value="11" calcext:value-type="float">
            <text:p>11</text:p>
          </table:table-cell>
          <table:table-cell table:formula="of:=INT([.$B130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16 6YD</text:p>
          </table:table-cell>
          <table:table-cell office:value-type="float" office:value="15.4169863013699" calcext:value-type="float">
            <text:p>15.4169863013699</text:p>
          </table:table-cell>
          <table:table-cell table:formula="of:=INT([.$B131]/([.C$1]/100)+0.999)" office:value-type="float" office:value="17" calcext:value-type="float">
            <text:p>17</text:p>
          </table:table-cell>
          <table:table-cell table:formula="of:=INT([.$B131]/([.D$1]/100)+0.999)" office:value-type="float" office:value="18" calcext:value-type="float">
            <text:p>18</text:p>
          </table:table-cell>
          <table:table-cell table:formula="of:=INT([.$B131]/([.E$1]/100)+0.999)" office:value-type="float" office:value="19" calcext:value-type="float">
            <text:p>19</text:p>
          </table:table-cell>
          <table:table-cell table:formula="of:=INT([.$B131]/([.F$1]/100)+0.999)" office:value-type="float" office:value="20" calcext:value-type="float">
            <text:p>20</text:p>
          </table:table-cell>
          <table:table-cell table:formula="of:=INT([.$B131]/([.G$1]/100)+0.999)" office:value-type="float" office:value="21" calcext:value-type="float">
            <text:p>21</text:p>
          </table:table-cell>
          <table:table-cell table:formula="of:=INT([.$B131]/([.H$1]/100)+0.999)" office:value-type="float" office:value="23" calcext:value-type="float">
            <text:p>23</text:p>
          </table:table-cell>
          <table:table-cell table:formula="of:=INT([.$B131]/([.I$1]/100)+0.999)" office:value-type="float" office:value="24" calcext:value-type="float">
            <text:p>24</text:p>
          </table:table-cell>
          <table:table-cell table:formula="of:=INT([.$B131]/([.J$1]/100)+0.999)" office:value-type="float" office:value="26" calcext:value-type="float">
            <text:p>26</text:p>
          </table:table-cell>
          <table:table-cell table:formula="of:=INT([.$B131]/([.K$1]/100)+0.999)" office:value-type="float" office:value="29" calcext:value-type="float">
            <text:p>29</text:p>
          </table:table-cell>
          <table:table-cell table:formula="of:=INT([.$B131]/([.L$1]/100)+0.999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22 5DG</text:p>
          </table:table-cell>
          <table:table-cell office:value-type="float" office:value="2.71284246575342" calcext:value-type="float">
            <text:p>2.71284246575342</text:p>
          </table:table-cell>
          <table:table-cell table:formula="of:=INT([.$B132]/([.C$1]/100)+0.999)" office:value-type="float" office:value="3" calcext:value-type="float">
            <text:p>3</text:p>
          </table:table-cell>
          <table:table-cell table:formula="of:=INT([.$B132]/([.D$1]/100)+0.999)" office:value-type="float" office:value="4" calcext:value-type="float">
            <text:p>4</text:p>
          </table:table-cell>
          <table:table-cell table:formula="of:=INT([.$B132]/([.E$1]/100)+0.999)" office:value-type="float" office:value="4" calcext:value-type="float">
            <text:p>4</text:p>
          </table:table-cell>
          <table:table-cell table:formula="of:=INT([.$B132]/([.F$1]/100)+0.999)" office:value-type="float" office:value="4" calcext:value-type="float">
            <text:p>4</text:p>
          </table:table-cell>
          <table:table-cell table:formula="of:=INT([.$B132]/([.G$1]/100)+0.999)" office:value-type="float" office:value="4" calcext:value-type="float">
            <text:p>4</text:p>
          </table:table-cell>
          <table:table-cell table:formula="of:=INT([.$B132]/([.H$1]/100)+0.999)" office:value-type="float" office:value="4" calcext:value-type="float">
            <text:p>4</text:p>
          </table:table-cell>
          <table:table-cell table:formula="of:=INT([.$B132]/([.I$1]/100)+0.999)" office:value-type="float" office:value="5" calcext:value-type="float">
            <text:p>5</text:p>
          </table:table-cell>
          <table:table-cell table:formula="of:=INT([.$B132]/([.J$1]/100)+0.999)" office:value-type="float" office:value="5" calcext:value-type="float">
            <text:p>5</text:p>
          </table:table-cell>
          <table:table-cell table:formula="of:=INT([.$B132]/([.K$1]/100)+0.999)" office:value-type="float" office:value="5" calcext:value-type="float">
            <text:p>5</text:p>
          </table:table-cell>
          <table:table-cell table:formula="of:=INT([.$B132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2 8BJ</text:p>
          </table:table-cell>
          <table:table-cell office:value-type="float" office:value="2.50267123287671" calcext:value-type="float">
            <text:p>2.50267123287671</text:p>
          </table:table-cell>
          <table:table-cell table:formula="of:=INT([.$B133]/([.C$1]/100)+0.999)" office:value-type="float" office:value="3" calcext:value-type="float">
            <text:p>3</text:p>
          </table:table-cell>
          <table:table-cell table:formula="of:=INT([.$B133]/([.D$1]/100)+0.999)" office:value-type="float" office:value="3" calcext:value-type="float">
            <text:p>3</text:p>
          </table:table-cell>
          <table:table-cell table:formula="of:=INT([.$B133]/([.E$1]/100)+0.999)" office:value-type="float" office:value="3" calcext:value-type="float">
            <text:p>3</text:p>
          </table:table-cell>
          <table:table-cell table:formula="of:=INT([.$B133]/([.F$1]/100)+0.999)" office:value-type="float" office:value="4" calcext:value-type="float">
            <text:p>4</text:p>
          </table:table-cell>
          <table:table-cell table:formula="of:=INT([.$B133]/([.G$1]/100)+0.999)" office:value-type="float" office:value="4" calcext:value-type="float">
            <text:p>4</text:p>
          </table:table-cell>
          <table:table-cell table:formula="of:=INT([.$B133]/([.H$1]/100)+0.999)" office:value-type="float" office:value="4" calcext:value-type="float">
            <text:p>4</text:p>
          </table:table-cell>
          <table:table-cell table:formula="of:=INT([.$B133]/([.I$1]/100)+0.999)" office:value-type="float" office:value="4" calcext:value-type="float">
            <text:p>4</text:p>
          </table:table-cell>
          <table:table-cell table:formula="of:=INT([.$B133]/([.J$1]/100)+0.999)" office:value-type="float" office:value="5" calcext:value-type="float">
            <text:p>5</text:p>
          </table:table-cell>
          <table:table-cell table:formula="of:=INT([.$B133]/([.K$1]/100)+0.999)" office:value-type="float" office:value="5" calcext:value-type="float">
            <text:p>5</text:p>
          </table:table-cell>
          <table:table-cell table:formula="of:=INT([.$B133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4 7TP</text:p>
          </table:table-cell>
          <table:table-cell office:value-type="float" office:value="8.90558219178082" calcext:value-type="float">
            <text:p>8.90558219178082</text:p>
          </table:table-cell>
          <table:table-cell table:formula="of:=INT([.$B134]/([.C$1]/100)+0.999)" office:value-type="float" office:value="10" calcext:value-type="float">
            <text:p>10</text:p>
          </table:table-cell>
          <table:table-cell table:formula="of:=INT([.$B134]/([.D$1]/100)+0.999)" office:value-type="float" office:value="10" calcext:value-type="float">
            <text:p>10</text:p>
          </table:table-cell>
          <table:table-cell table:formula="of:=INT([.$B134]/([.E$1]/100)+0.999)" office:value-type="float" office:value="11" calcext:value-type="float">
            <text:p>11</text:p>
          </table:table-cell>
          <table:table-cell table:formula="of:=INT([.$B134]/([.F$1]/100)+0.999)" office:value-type="float" office:value="12" calcext:value-type="float">
            <text:p>12</text:p>
          </table:table-cell>
          <table:table-cell table:formula="of:=INT([.$B134]/([.G$1]/100)+0.999)" office:value-type="float" office:value="12" calcext:value-type="float">
            <text:p>12</text:p>
          </table:table-cell>
          <table:table-cell table:formula="of:=INT([.$B134]/([.H$1]/100)+0.999)" office:value-type="float" office:value="13" calcext:value-type="float">
            <text:p>13</text:p>
          </table:table-cell>
          <table:table-cell table:formula="of:=INT([.$B134]/([.I$1]/100)+0.999)" office:value-type="float" office:value="14" calcext:value-type="float">
            <text:p>14</text:p>
          </table:table-cell>
          <table:table-cell table:formula="of:=INT([.$B134]/([.J$1]/100)+0.999)" office:value-type="float" office:value="15" calcext:value-type="float">
            <text:p>15</text:p>
          </table:table-cell>
          <table:table-cell table:formula="of:=INT([.$B134]/([.K$1]/100)+0.999)" office:value-type="float" office:value="17" calcext:value-type="float">
            <text:p>17</text:p>
          </table:table-cell>
          <table:table-cell table:formula="of:=INT([.$B134]/([.L$1]/100)+0.999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S0 0RY</text:p>
          </table:table-cell>
          <table:table-cell office:value-type="float" office:value="3.22674657534247" calcext:value-type="float">
            <text:p>3.22674657534247</text:p>
          </table:table-cell>
          <table:table-cell table:formula="of:=INT([.$B135]/([.C$1]/100)+0.999)" office:value-type="float" office:value="4" calcext:value-type="float">
            <text:p>4</text:p>
          </table:table-cell>
          <table:table-cell table:formula="of:=INT([.$B135]/([.D$1]/100)+0.999)" office:value-type="float" office:value="4" calcext:value-type="float">
            <text:p>4</text:p>
          </table:table-cell>
          <table:table-cell table:formula="of:=INT([.$B135]/([.E$1]/100)+0.999)" office:value-type="float" office:value="4" calcext:value-type="float">
            <text:p>4</text:p>
          </table:table-cell>
          <table:table-cell table:formula="of:=INT([.$B135]/([.F$1]/100)+0.999)" office:value-type="float" office:value="5" calcext:value-type="float">
            <text:p>5</text:p>
          </table:table-cell>
          <table:table-cell table:formula="of:=INT([.$B135]/([.G$1]/100)+0.999)" office:value-type="float" office:value="5" calcext:value-type="float">
            <text:p>5</text:p>
          </table:table-cell>
          <table:table-cell table:formula="of:=INT([.$B135]/([.H$1]/100)+0.999)" office:value-type="float" office:value="5" calcext:value-type="float">
            <text:p>5</text:p>
          </table:table-cell>
          <table:table-cell table:formula="of:=INT([.$B135]/([.I$1]/100)+0.999)" office:value-type="float" office:value="5" calcext:value-type="float">
            <text:p>5</text:p>
          </table:table-cell>
          <table:table-cell table:formula="of:=INT([.$B135]/([.J$1]/100)+0.999)" office:value-type="float" office:value="6" calcext:value-type="float">
            <text:p>6</text:p>
          </table:table-cell>
          <table:table-cell table:formula="of:=INT([.$B135]/([.K$1]/100)+0.999)" office:value-type="float" office:value="6" calcext:value-type="float">
            <text:p>6</text:p>
          </table:table-cell>
          <table:table-cell table:formula="of:=INT([.$B135]/([.L$1]/100)+0.999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S16 5NL</text:p>
          </table:table-cell>
          <table:table-cell office:value-type="float" office:value="7.04219178082192" calcext:value-type="float">
            <text:p>7.04219178082192</text:p>
          </table:table-cell>
          <table:table-cell table:formula="of:=INT([.$B136]/([.C$1]/100)+0.999)" office:value-type="float" office:value="8" calcext:value-type="float">
            <text:p>8</text:p>
          </table:table-cell>
          <table:table-cell table:formula="of:=INT([.$B136]/([.D$1]/100)+0.999)" office:value-type="float" office:value="8" calcext:value-type="float">
            <text:p>8</text:p>
          </table:table-cell>
          <table:table-cell table:formula="of:=INT([.$B136]/([.E$1]/100)+0.999)" office:value-type="float" office:value="9" calcext:value-type="float">
            <text:p>9</text:p>
          </table:table-cell>
          <table:table-cell table:formula="of:=INT([.$B136]/([.F$1]/100)+0.999)" office:value-type="float" office:value="9" calcext:value-type="float">
            <text:p>9</text:p>
          </table:table-cell>
          <table:table-cell table:formula="of:=INT([.$B136]/([.G$1]/100)+0.999)" office:value-type="float" office:value="10" calcext:value-type="float">
            <text:p>10</text:p>
          </table:table-cell>
          <table:table-cell table:formula="of:=INT([.$B136]/([.H$1]/100)+0.999)" office:value-type="float" office:value="11" calcext:value-type="float">
            <text:p>11</text:p>
          </table:table-cell>
          <table:table-cell table:formula="of:=INT([.$B136]/([.I$1]/100)+0.999)" office:value-type="float" office:value="11" calcext:value-type="float">
            <text:p>11</text:p>
          </table:table-cell>
          <table:table-cell table:formula="of:=INT([.$B136]/([.J$1]/100)+0.999)" office:value-type="float" office:value="12" calcext:value-type="float">
            <text:p>12</text:p>
          </table:table-cell>
          <table:table-cell table:formula="of:=INT([.$B136]/([.K$1]/100)+0.999)" office:value-type="float" office:value="13" calcext:value-type="float">
            <text:p>13</text:p>
          </table:table-cell>
          <table:table-cell table:formula="of:=INT([.$B136]/([.L$1]/100)+0.999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16 3SA</text:p>
          </table:table-cell>
          <table:table-cell office:value-type="float" office:value="1.32743150684932" calcext:value-type="float">
            <text:p>1.32743150684932</text:p>
          </table:table-cell>
          <table:table-cell table:formula="of:=INT([.$B137]/([.C$1]/100)+0.999)" office:value-type="float" office:value="2" calcext:value-type="float">
            <text:p>2</text:p>
          </table:table-cell>
          <table:table-cell table:formula="of:=INT([.$B137]/([.D$1]/100)+0.999)" office:value-type="float" office:value="2" calcext:value-type="float">
            <text:p>2</text:p>
          </table:table-cell>
          <table:table-cell table:formula="of:=INT([.$B137]/([.E$1]/100)+0.999)" office:value-type="float" office:value="2" calcext:value-type="float">
            <text:p>2</text:p>
          </table:table-cell>
          <table:table-cell table:formula="of:=INT([.$B137]/([.F$1]/100)+0.999)" office:value-type="float" office:value="2" calcext:value-type="float">
            <text:p>2</text:p>
          </table:table-cell>
          <table:table-cell table:formula="of:=INT([.$B137]/([.G$1]/100)+0.999)" office:value-type="float" office:value="2" calcext:value-type="float">
            <text:p>2</text:p>
          </table:table-cell>
          <table:table-cell table:formula="of:=INT([.$B137]/([.H$1]/100)+0.999)" office:value-type="float" office:value="2" calcext:value-type="float">
            <text:p>2</text:p>
          </table:table-cell>
          <table:table-cell table:formula="of:=INT([.$B137]/([.I$1]/100)+0.999)" office:value-type="float" office:value="3" calcext:value-type="float">
            <text:p>3</text:p>
          </table:table-cell>
          <table:table-cell table:formula="of:=INT([.$B137]/([.J$1]/100)+0.999)" office:value-type="float" office:value="3" calcext:value-type="float">
            <text:p>3</text:p>
          </table:table-cell>
          <table:table-cell table:formula="of:=INT([.$B137]/([.K$1]/100)+0.999)" office:value-type="float" office:value="3" calcext:value-type="float">
            <text:p>3</text:p>
          </table:table-cell>
          <table:table-cell table:formula="of:=INT([.$B137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4 6QG</text:p>
          </table:table-cell>
          <table:table-cell office:value-type="float" office:value="10.5236301369863" calcext:value-type="float">
            <text:p>10.5236301369863</text:p>
          </table:table-cell>
          <table:table-cell table:formula="of:=INT([.$B138]/([.C$1]/100)+0.999)" office:value-type="float" office:value="12" calcext:value-type="float">
            <text:p>12</text:p>
          </table:table-cell>
          <table:table-cell table:formula="of:=INT([.$B138]/([.D$1]/100)+0.999)" office:value-type="float" office:value="12" calcext:value-type="float">
            <text:p>12</text:p>
          </table:table-cell>
          <table:table-cell table:formula="of:=INT([.$B138]/([.E$1]/100)+0.999)" office:value-type="float" office:value="13" calcext:value-type="float">
            <text:p>13</text:p>
          </table:table-cell>
          <table:table-cell table:formula="of:=INT([.$B138]/([.F$1]/100)+0.999)" office:value-type="float" office:value="14" calcext:value-type="float">
            <text:p>14</text:p>
          </table:table-cell>
          <table:table-cell table:formula="of:=INT([.$B138]/([.G$1]/100)+0.999)" office:value-type="float" office:value="15" calcext:value-type="float">
            <text:p>15</text:p>
          </table:table-cell>
          <table:table-cell table:formula="of:=INT([.$B138]/([.H$1]/100)+0.999)" office:value-type="float" office:value="16" calcext:value-type="float">
            <text:p>16</text:p>
          </table:table-cell>
          <table:table-cell table:formula="of:=INT([.$B138]/([.I$1]/100)+0.999)" office:value-type="float" office:value="17" calcext:value-type="float">
            <text:p>17</text:p>
          </table:table-cell>
          <table:table-cell table:formula="of:=INT([.$B138]/([.J$1]/100)+0.999)" office:value-type="float" office:value="18" calcext:value-type="float">
            <text:p>18</text:p>
          </table:table-cell>
          <table:table-cell table:formula="of:=INT([.$B138]/([.K$1]/100)+0.999)" office:value-type="float" office:value="20" calcext:value-type="float">
            <text:p>20</text:p>
          </table:table-cell>
          <table:table-cell table:formula="of:=INT([.$B138]/([.L$1]/100)+0.999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W10 9NH</text:p>
          </table:table-cell>
          <table:table-cell office:value-type="float" office:value="3.74571917808219" calcext:value-type="float">
            <text:p>3.74571917808219</text:p>
          </table:table-cell>
          <table:table-cell table:formula="of:=INT([.$B139]/([.C$1]/100)+0.999)" office:value-type="float" office:value="4" calcext:value-type="float">
            <text:p>4</text:p>
          </table:table-cell>
          <table:table-cell table:formula="of:=INT([.$B139]/([.D$1]/100)+0.999)" office:value-type="float" office:value="5" calcext:value-type="float">
            <text:p>5</text:p>
          </table:table-cell>
          <table:table-cell table:formula="of:=INT([.$B139]/([.E$1]/100)+0.999)" office:value-type="float" office:value="5" calcext:value-type="float">
            <text:p>5</text:p>
          </table:table-cell>
          <table:table-cell table:formula="of:=INT([.$B139]/([.F$1]/100)+0.999)" office:value-type="float" office:value="5" calcext:value-type="float">
            <text:p>5</text:p>
          </table:table-cell>
          <table:table-cell table:formula="of:=INT([.$B139]/([.G$1]/100)+0.999)" office:value-type="float" office:value="5" calcext:value-type="float">
            <text:p>5</text:p>
          </table:table-cell>
          <table:table-cell table:formula="of:=INT([.$B139]/([.H$1]/100)+0.999)" office:value-type="float" office:value="6" calcext:value-type="float">
            <text:p>6</text:p>
          </table:table-cell>
          <table:table-cell table:formula="of:=INT([.$B139]/([.I$1]/100)+0.999)" office:value-type="float" office:value="6" calcext:value-type="float">
            <text:p>6</text:p>
          </table:table-cell>
          <table:table-cell table:formula="of:=INT([.$B139]/([.J$1]/100)+0.999)" office:value-type="float" office:value="7" calcext:value-type="float">
            <text:p>7</text:p>
          </table:table-cell>
          <table:table-cell table:formula="of:=INT([.$B139]/([.K$1]/100)+0.999)" office:value-type="float" office:value="7" calcext:value-type="float">
            <text:p>7</text:p>
          </table:table-cell>
          <table:table-cell table:formula="of:=INT([.$B139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17 0QT</text:p>
          </table:table-cell>
          <table:table-cell office:value-type="float" office:value="14.7454452054795" calcext:value-type="float">
            <text:p>14.7454452054795</text:p>
          </table:table-cell>
          <table:table-cell table:formula="of:=INT([.$B140]/([.C$1]/100)+0.999)" office:value-type="float" office:value="16" calcext:value-type="float">
            <text:p>16</text:p>
          </table:table-cell>
          <table:table-cell table:formula="of:=INT([.$B140]/([.D$1]/100)+0.999)" office:value-type="float" office:value="17" calcext:value-type="float">
            <text:p>17</text:p>
          </table:table-cell>
          <table:table-cell table:formula="of:=INT([.$B140]/([.E$1]/100)+0.999)" office:value-type="float" office:value="18" calcext:value-type="float">
            <text:p>18</text:p>
          </table:table-cell>
          <table:table-cell table:formula="of:=INT([.$B140]/([.F$1]/100)+0.999)" office:value-type="float" office:value="19" calcext:value-type="float">
            <text:p>19</text:p>
          </table:table-cell>
          <table:table-cell table:formula="of:=INT([.$B140]/([.G$1]/100)+0.999)" office:value-type="float" office:value="20" calcext:value-type="float">
            <text:p>20</text:p>
          </table:table-cell>
          <table:table-cell table:formula="of:=INT([.$B140]/([.H$1]/100)+0.999)" office:value-type="float" office:value="22" calcext:value-type="float">
            <text:p>22</text:p>
          </table:table-cell>
          <table:table-cell table:formula="of:=INT([.$B140]/([.I$1]/100)+0.999)" office:value-type="float" office:value="23" calcext:value-type="float">
            <text:p>23</text:p>
          </table:table-cell>
          <table:table-cell table:formula="of:=INT([.$B140]/([.J$1]/100)+0.999)" office:value-type="float" office:value="25" calcext:value-type="float">
            <text:p>25</text:p>
          </table:table-cell>
          <table:table-cell table:formula="of:=INT([.$B140]/([.K$1]/100)+0.999)" office:value-type="float" office:value="27" calcext:value-type="float">
            <text:p>27</text:p>
          </table:table-cell>
          <table:table-cell table:formula="of:=INT([.$B140]/([.L$1]/100)+0.999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Y3 8XQ</text:p>
          </table:table-cell>
          <table:table-cell office:value-type="float" office:value="4.32934931506849" calcext:value-type="float">
            <text:p>4.32934931506849</text:p>
          </table:table-cell>
          <table:table-cell table:formula="of:=INT([.$B141]/([.C$1]/100)+0.999)" office:value-type="float" office:value="5" calcext:value-type="float">
            <text:p>5</text:p>
          </table:table-cell>
          <table:table-cell table:formula="of:=INT([.$B141]/([.D$1]/100)+0.999)" office:value-type="float" office:value="5" calcext:value-type="float">
            <text:p>5</text:p>
          </table:table-cell>
          <table:table-cell table:formula="of:=INT([.$B141]/([.E$1]/100)+0.999)" office:value-type="float" office:value="6" calcext:value-type="float">
            <text:p>6</text:p>
          </table:table-cell>
          <table:table-cell table:formula="of:=INT([.$B141]/([.F$1]/100)+0.999)" office:value-type="float" office:value="6" calcext:value-type="float">
            <text:p>6</text:p>
          </table:table-cell>
          <table:table-cell table:formula="of:=INT([.$B141]/([.G$1]/100)+0.999)" office:value-type="float" office:value="6" calcext:value-type="float">
            <text:p>6</text:p>
          </table:table-cell>
          <table:table-cell table:formula="of:=INT([.$B141]/([.H$1]/100)+0.999)" office:value-type="float" office:value="7" calcext:value-type="float">
            <text:p>7</text:p>
          </table:table-cell>
          <table:table-cell table:formula="of:=INT([.$B141]/([.I$1]/100)+0.999)" office:value-type="float" office:value="7" calcext:value-type="float">
            <text:p>7</text:p>
          </table:table-cell>
          <table:table-cell table:formula="of:=INT([.$B141]/([.J$1]/100)+0.999)" office:value-type="float" office:value="8" calcext:value-type="float">
            <text:p>8</text:p>
          </table:table-cell>
          <table:table-cell table:formula="of:=INT([.$B141]/([.K$1]/100)+0.999)" office:value-type="float" office:value="8" calcext:value-type="float">
            <text:p>8</text:p>
          </table:table-cell>
          <table:table-cell table:formula="of:=INT([.$B141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1 5DA</text:p>
          </table:table-cell>
          <table:table-cell office:value-type="float" office:value="4.04722602739726" calcext:value-type="float">
            <text:p>4.04722602739726</text:p>
          </table:table-cell>
          <table:table-cell table:formula="of:=INT([.$B142]/([.C$1]/100)+0.999)" office:value-type="float" office:value="5" calcext:value-type="float">
            <text:p>5</text:p>
          </table:table-cell>
          <table:table-cell table:formula="of:=INT([.$B142]/([.D$1]/100)+0.999)" office:value-type="float" office:value="5" calcext:value-type="float">
            <text:p>5</text:p>
          </table:table-cell>
          <table:table-cell table:formula="of:=INT([.$B142]/([.E$1]/100)+0.999)" office:value-type="float" office:value="5" calcext:value-type="float">
            <text:p>5</text:p>
          </table:table-cell>
          <table:table-cell table:formula="of:=INT([.$B142]/([.F$1]/100)+0.999)" office:value-type="float" office:value="6" calcext:value-type="float">
            <text:p>6</text:p>
          </table:table-cell>
          <table:table-cell table:formula="of:=INT([.$B142]/([.G$1]/100)+0.999)" office:value-type="float" office:value="6" calcext:value-type="float">
            <text:p>6</text:p>
          </table:table-cell>
          <table:table-cell table:formula="of:=INT([.$B142]/([.H$1]/100)+0.999)" office:value-type="float" office:value="6" calcext:value-type="float">
            <text:p>6</text:p>
          </table:table-cell>
          <table:table-cell table:formula="of:=INT([.$B142]/([.I$1]/100)+0.999)" office:value-type="float" office:value="7" calcext:value-type="float">
            <text:p>7</text:p>
          </table:table-cell>
          <table:table-cell table:formula="of:=INT([.$B142]/([.J$1]/100)+0.999)" office:value-type="float" office:value="7" calcext:value-type="float">
            <text:p>7</text:p>
          </table:table-cell>
          <table:table-cell table:formula="of:=INT([.$B142]/([.K$1]/100)+0.999)" office:value-type="float" office:value="8" calcext:value-type="float">
            <text:p>8</text:p>
          </table:table-cell>
          <table:table-cell table:formula="of:=INT([.$B142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N2 4QJ</text:p>
          </table:table-cell>
          <table:table-cell office:value-type="float" office:value="4.84164383561644" calcext:value-type="float">
            <text:p>4.84164383561644</text:p>
          </table:table-cell>
          <table:table-cell table:formula="of:=INT([.$B143]/([.C$1]/100)+0.999)" office:value-type="float" office:value="6" calcext:value-type="float">
            <text:p>6</text:p>
          </table:table-cell>
          <table:table-cell table:formula="of:=INT([.$B143]/([.D$1]/100)+0.999)" office:value-type="float" office:value="6" calcext:value-type="float">
            <text:p>6</text:p>
          </table:table-cell>
          <table:table-cell table:formula="of:=INT([.$B143]/([.E$1]/100)+0.999)" office:value-type="float" office:value="6" calcext:value-type="float">
            <text:p>6</text:p>
          </table:table-cell>
          <table:table-cell table:formula="of:=INT([.$B143]/([.F$1]/100)+0.999)" office:value-type="float" office:value="7" calcext:value-type="float">
            <text:p>7</text:p>
          </table:table-cell>
          <table:table-cell table:formula="of:=INT([.$B143]/([.G$1]/100)+0.999)" office:value-type="float" office:value="7" calcext:value-type="float">
            <text:p>7</text:p>
          </table:table-cell>
          <table:table-cell table:formula="of:=INT([.$B143]/([.H$1]/100)+0.999)" office:value-type="float" office:value="7" calcext:value-type="float">
            <text:p>7</text:p>
          </table:table-cell>
          <table:table-cell table:formula="of:=INT([.$B143]/([.I$1]/100)+0.999)" office:value-type="float" office:value="8" calcext:value-type="float">
            <text:p>8</text:p>
          </table:table-cell>
          <table:table-cell table:formula="of:=INT([.$B143]/([.J$1]/100)+0.999)" office:value-type="float" office:value="9" calcext:value-type="float">
            <text:p>9</text:p>
          </table:table-cell>
          <table:table-cell table:formula="of:=INT([.$B143]/([.K$1]/100)+0.999)" office:value-type="float" office:value="9" calcext:value-type="float">
            <text:p>9</text:p>
          </table:table-cell>
          <table:table-cell table:formula="of:=INT([.$B143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N24 0LZ</text:p>
          </table:table-cell>
          <table:table-cell office:value-type="float" office:value="11.4898287671233" calcext:value-type="float">
            <text:p>11.4898287671233</text:p>
          </table:table-cell>
          <table:table-cell table:formula="of:=INT([.$B144]/([.C$1]/100)+0.999)" office:value-type="float" office:value="13" calcext:value-type="float">
            <text:p>13</text:p>
          </table:table-cell>
          <table:table-cell table:formula="of:=INT([.$B144]/([.D$1]/100)+0.999)" office:value-type="float" office:value="13" calcext:value-type="float">
            <text:p>13</text:p>
          </table:table-cell>
          <table:table-cell table:formula="of:=INT([.$B144]/([.E$1]/100)+0.999)" office:value-type="float" office:value="14" calcext:value-type="float">
            <text:p>14</text:p>
          </table:table-cell>
          <table:table-cell table:formula="of:=INT([.$B144]/([.F$1]/100)+0.999)" office:value-type="float" office:value="15" calcext:value-type="float">
            <text:p>15</text:p>
          </table:table-cell>
          <table:table-cell table:formula="of:=INT([.$B144]/([.G$1]/100)+0.999)" office:value-type="float" office:value="16" calcext:value-type="float">
            <text:p>16</text:p>
          </table:table-cell>
          <table:table-cell table:formula="of:=INT([.$B144]/([.H$1]/100)+0.999)" office:value-type="float" office:value="17" calcext:value-type="float">
            <text:p>17</text:p>
          </table:table-cell>
          <table:table-cell table:formula="of:=INT([.$B144]/([.I$1]/100)+0.999)" office:value-type="float" office:value="18" calcext:value-type="float">
            <text:p>18</text:p>
          </table:table-cell>
          <table:table-cell table:formula="of:=INT([.$B144]/([.J$1]/100)+0.999)" office:value-type="float" office:value="20" calcext:value-type="float">
            <text:p>20</text:p>
          </table:table-cell>
          <table:table-cell table:formula="of:=INT([.$B144]/([.K$1]/100)+0.999)" office:value-type="float" office:value="21" calcext:value-type="float">
            <text:p>21</text:p>
          </table:table-cell>
          <table:table-cell table:formula="of:=INT([.$B144]/([.L$1]/100)+0.999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N37 7RD</text:p>
          </table:table-cell>
          <table:table-cell office:value-type="float" office:value="2.53030821917808" calcext:value-type="float">
            <text:p>2.53030821917808</text:p>
          </table:table-cell>
          <table:table-cell table:formula="of:=INT([.$B145]/([.C$1]/100)+0.999)" office:value-type="float" office:value="3" calcext:value-type="float">
            <text:p>3</text:p>
          </table:table-cell>
          <table:table-cell table:formula="of:=INT([.$B145]/([.D$1]/100)+0.999)" office:value-type="float" office:value="3" calcext:value-type="float">
            <text:p>3</text:p>
          </table:table-cell>
          <table:table-cell table:formula="of:=INT([.$B145]/([.E$1]/100)+0.999)" office:value-type="float" office:value="3" calcext:value-type="float">
            <text:p>3</text:p>
          </table:table-cell>
          <table:table-cell table:formula="of:=INT([.$B145]/([.F$1]/100)+0.999)" office:value-type="float" office:value="4" calcext:value-type="float">
            <text:p>4</text:p>
          </table:table-cell>
          <table:table-cell table:formula="of:=INT([.$B145]/([.G$1]/100)+0.999)" office:value-type="float" office:value="4" calcext:value-type="float">
            <text:p>4</text:p>
          </table:table-cell>
          <table:table-cell table:formula="of:=INT([.$B145]/([.H$1]/100)+0.999)" office:value-type="float" office:value="4" calcext:value-type="float">
            <text:p>4</text:p>
          </table:table-cell>
          <table:table-cell table:formula="of:=INT([.$B145]/([.I$1]/100)+0.999)" office:value-type="float" office:value="4" calcext:value-type="float">
            <text:p>4</text:p>
          </table:table-cell>
          <table:table-cell table:formula="of:=INT([.$B145]/([.J$1]/100)+0.999)" office:value-type="float" office:value="5" calcext:value-type="float">
            <text:p>5</text:p>
          </table:table-cell>
          <table:table-cell table:formula="of:=INT([.$B145]/([.K$1]/100)+0.999)" office:value-type="float" office:value="5" calcext:value-type="float">
            <text:p>5</text:p>
          </table:table-cell>
          <table:table-cell table:formula="of:=INT([.$B145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Q2 7AA</text:p>
          </table:table-cell>
          <table:table-cell office:value-type="float" office:value="1.84102739726027" calcext:value-type="float">
            <text:p>1.84102739726027</text:p>
          </table:table-cell>
          <table:table-cell table:formula="of:=INT([.$B146]/([.C$1]/100)+0.999)" office:value-type="float" office:value="2" calcext:value-type="float">
            <text:p>2</text:p>
          </table:table-cell>
          <table:table-cell table:formula="of:=INT([.$B146]/([.D$1]/100)+0.999)" office:value-type="float" office:value="3" calcext:value-type="float">
            <text:p>3</text:p>
          </table:table-cell>
          <table:table-cell table:formula="of:=INT([.$B146]/([.E$1]/100)+0.999)" office:value-type="float" office:value="3" calcext:value-type="float">
            <text:p>3</text:p>
          </table:table-cell>
          <table:table-cell table:formula="of:=INT([.$B146]/([.F$1]/100)+0.999)" office:value-type="float" office:value="3" calcext:value-type="float">
            <text:p>3</text:p>
          </table:table-cell>
          <table:table-cell table:formula="of:=INT([.$B146]/([.G$1]/100)+0.999)" office:value-type="float" office:value="3" calcext:value-type="float">
            <text:p>3</text:p>
          </table:table-cell>
          <table:table-cell table:formula="of:=INT([.$B146]/([.H$1]/100)+0.999)" office:value-type="float" office:value="3" calcext:value-type="float">
            <text:p>3</text:p>
          </table:table-cell>
          <table:table-cell table:formula="of:=INT([.$B146]/([.I$1]/100)+0.999)" office:value-type="float" office:value="3" calcext:value-type="float">
            <text:p>3</text:p>
          </table:table-cell>
          <table:table-cell table:formula="of:=INT([.$B146]/([.J$1]/100)+0.999)" office:value-type="float" office:value="4" calcext:value-type="float">
            <text:p>4</text:p>
          </table:table-cell>
          <table:table-cell table:formula="of:=INT([.$B146]/([.K$1]/100)+0.999)" office:value-type="float" office:value="4" calcext:value-type="float">
            <text:p>4</text:p>
          </table:table-cell>
          <table:table-cell table:formula="of:=INT([.$B146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1 3LQ</text:p>
          </table:table-cell>
          <table:table-cell office:value-type="float" office:value="4.94633561643836" calcext:value-type="float">
            <text:p>4.94633561643836</text:p>
          </table:table-cell>
          <table:table-cell table:formula="of:=INT([.$B147]/([.C$1]/100)+0.999)" office:value-type="float" office:value="6" calcext:value-type="float">
            <text:p>6</text:p>
          </table:table-cell>
          <table:table-cell table:formula="of:=INT([.$B147]/([.D$1]/100)+0.999)" office:value-type="float" office:value="6" calcext:value-type="float">
            <text:p>6</text:p>
          </table:table-cell>
          <table:table-cell table:formula="of:=INT([.$B147]/([.E$1]/100)+0.999)" office:value-type="float" office:value="6" calcext:value-type="float">
            <text:p>6</text:p>
          </table:table-cell>
          <table:table-cell table:formula="of:=INT([.$B147]/([.F$1]/100)+0.999)" office:value-type="float" office:value="7" calcext:value-type="float">
            <text:p>7</text:p>
          </table:table-cell>
          <table:table-cell table:formula="of:=INT([.$B147]/([.G$1]/100)+0.999)" office:value-type="float" office:value="7" calcext:value-type="float">
            <text:p>7</text:p>
          </table:table-cell>
          <table:table-cell table:formula="of:=INT([.$B147]/([.H$1]/100)+0.999)" office:value-type="float" office:value="8" calcext:value-type="float">
            <text:p>8</text:p>
          </table:table-cell>
          <table:table-cell table:formula="of:=INT([.$B147]/([.I$1]/100)+0.999)" office:value-type="float" office:value="8" calcext:value-type="float">
            <text:p>8</text:p>
          </table:table-cell>
          <table:table-cell table:formula="of:=INT([.$B147]/([.J$1]/100)+0.999)" office:value-type="float" office:value="9" calcext:value-type="float">
            <text:p>9</text:p>
          </table:table-cell>
          <table:table-cell table:formula="of:=INT([.$B147]/([.K$1]/100)+0.999)" office:value-type="float" office:value="9" calcext:value-type="float">
            <text:p>9</text:p>
          </table:table-cell>
          <table:table-cell table:formula="of:=INT([.$B147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S19 8PE</text:p>
          </table:table-cell>
          <table:table-cell office:value-type="float" office:value="8.30794520547945" calcext:value-type="float">
            <text:p>8.30794520547945</text:p>
          </table:table-cell>
          <table:table-cell table:formula="of:=INT([.$B148]/([.C$1]/100)+0.999)" office:value-type="float" office:value="9" calcext:value-type="float">
            <text:p>9</text:p>
          </table:table-cell>
          <table:table-cell table:formula="of:=INT([.$B148]/([.D$1]/100)+0.999)" office:value-type="float" office:value="10" calcext:value-type="float">
            <text:p>10</text:p>
          </table:table-cell>
          <table:table-cell table:formula="of:=INT([.$B148]/([.E$1]/100)+0.999)" office:value-type="float" office:value="10" calcext:value-type="float">
            <text:p>10</text:p>
          </table:table-cell>
          <table:table-cell table:formula="of:=INT([.$B148]/([.F$1]/100)+0.999)" office:value-type="float" office:value="11" calcext:value-type="float">
            <text:p>11</text:p>
          </table:table-cell>
          <table:table-cell table:formula="of:=INT([.$B148]/([.G$1]/100)+0.999)" office:value-type="float" office:value="12" calcext:value-type="float">
            <text:p>12</text:p>
          </table:table-cell>
          <table:table-cell table:formula="of:=INT([.$B148]/([.H$1]/100)+0.999)" office:value-type="float" office:value="12" calcext:value-type="float">
            <text:p>12</text:p>
          </table:table-cell>
          <table:table-cell table:formula="of:=INT([.$B148]/([.I$1]/100)+0.999)" office:value-type="float" office:value="13" calcext:value-type="float">
            <text:p>13</text:p>
          </table:table-cell>
          <table:table-cell table:formula="of:=INT([.$B148]/([.J$1]/100)+0.999)" office:value-type="float" office:value="14" calcext:value-type="float">
            <text:p>14</text:p>
          </table:table-cell>
          <table:table-cell table:formula="of:=INT([.$B148]/([.K$1]/100)+0.999)" office:value-type="float" office:value="16" calcext:value-type="float">
            <text:p>16</text:p>
          </table:table-cell>
          <table:table-cell table:formula="of:=INT([.$B148]/([.L$1]/100)+0.999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S4 3BW</text:p>
          </table:table-cell>
          <table:table-cell office:value-type="float" office:value="7.44455479452055" calcext:value-type="float">
            <text:p>7.44455479452055</text:p>
          </table:table-cell>
          <table:table-cell table:formula="of:=INT([.$B149]/([.C$1]/100)+0.999)" office:value-type="float" office:value="8" calcext:value-type="float">
            <text:p>8</text:p>
          </table:table-cell>
          <table:table-cell table:formula="of:=INT([.$B149]/([.D$1]/100)+0.999)" office:value-type="float" office:value="9" calcext:value-type="float">
            <text:p>9</text:p>
          </table:table-cell>
          <table:table-cell table:formula="of:=INT([.$B149]/([.E$1]/100)+0.999)" office:value-type="float" office:value="9" calcext:value-type="float">
            <text:p>9</text:p>
          </table:table-cell>
          <table:table-cell table:formula="of:=INT([.$B149]/([.F$1]/100)+0.999)" office:value-type="float" office:value="10" calcext:value-type="float">
            <text:p>10</text:p>
          </table:table-cell>
          <table:table-cell table:formula="of:=INT([.$B149]/([.G$1]/100)+0.999)" office:value-type="float" office:value="10" calcext:value-type="float">
            <text:p>10</text:p>
          </table:table-cell>
          <table:table-cell table:formula="of:=INT([.$B149]/([.H$1]/100)+0.999)" office:value-type="float" office:value="11" calcext:value-type="float">
            <text:p>11</text:p>
          </table:table-cell>
          <table:table-cell table:formula="of:=INT([.$B149]/([.I$1]/100)+0.999)" office:value-type="float" office:value="12" calcext:value-type="float">
            <text:p>12</text:p>
          </table:table-cell>
          <table:table-cell table:formula="of:=INT([.$B149]/([.J$1]/100)+0.999)" office:value-type="float" office:value="13" calcext:value-type="float">
            <text:p>13</text:p>
          </table:table-cell>
          <table:table-cell table:formula="of:=INT([.$B149]/([.K$1]/100)+0.999)" office:value-type="float" office:value="14" calcext:value-type="float">
            <text:p>14</text:p>
          </table:table-cell>
          <table:table-cell table:formula="of:=INT([.$B149]/([.L$1]/100)+0.999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W7 6AF</text:p>
          </table:table-cell>
          <table:table-cell office:value-type="float" office:value="5.36551369863014" calcext:value-type="float">
            <text:p>5.36551369863014</text:p>
          </table:table-cell>
          <table:table-cell table:formula="of:=INT([.$B150]/([.C$1]/100)+0.999)" office:value-type="float" office:value="6" calcext:value-type="float">
            <text:p>6</text:p>
          </table:table-cell>
          <table:table-cell table:formula="of:=INT([.$B150]/([.D$1]/100)+0.999)" office:value-type="float" office:value="6" calcext:value-type="float">
            <text:p>6</text:p>
          </table:table-cell>
          <table:table-cell table:formula="of:=INT([.$B150]/([.E$1]/100)+0.999)" office:value-type="float" office:value="7" calcext:value-type="float">
            <text:p>7</text:p>
          </table:table-cell>
          <table:table-cell table:formula="of:=INT([.$B150]/([.F$1]/100)+0.999)" office:value-type="float" office:value="7" calcext:value-type="float">
            <text:p>7</text:p>
          </table:table-cell>
          <table:table-cell table:formula="of:=INT([.$B150]/([.G$1]/100)+0.999)" office:value-type="float" office:value="8" calcext:value-type="float">
            <text:p>8</text:p>
          </table:table-cell>
          <table:table-cell table:formula="of:=INT([.$B150]/([.H$1]/100)+0.999)" office:value-type="float" office:value="8" calcext:value-type="float">
            <text:p>8</text:p>
          </table:table-cell>
          <table:table-cell table:formula="of:=INT([.$B150]/([.I$1]/100)+0.999)" office:value-type="float" office:value="9" calcext:value-type="float">
            <text:p>9</text:p>
          </table:table-cell>
          <table:table-cell table:formula="of:=INT([.$B150]/([.J$1]/100)+0.999)" office:value-type="float" office:value="9" calcext:value-type="float">
            <text:p>9</text:p>
          </table:table-cell>
          <table:table-cell table:formula="of:=INT([.$B150]/([.K$1]/100)+0.999)" office:value-type="float" office:value="10" calcext:value-type="float">
            <text:p>10</text:p>
          </table:table-cell>
          <table:table-cell table:formula="of:=INT([.$B150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B8 3NN</text:p>
          </table:table-cell>
          <table:table-cell office:value-type="float" office:value="6.86541095890411" calcext:value-type="float">
            <text:p>6.86541095890411</text:p>
          </table:table-cell>
          <table:table-cell table:formula="of:=INT([.$B151]/([.C$1]/100)+0.999)" office:value-type="float" office:value="8" calcext:value-type="float">
            <text:p>8</text:p>
          </table:table-cell>
          <table:table-cell table:formula="of:=INT([.$B151]/([.D$1]/100)+0.999)" office:value-type="float" office:value="8" calcext:value-type="float">
            <text:p>8</text:p>
          </table:table-cell>
          <table:table-cell table:formula="of:=INT([.$B151]/([.E$1]/100)+0.999)" office:value-type="float" office:value="9" calcext:value-type="float">
            <text:p>9</text:p>
          </table:table-cell>
          <table:table-cell table:formula="of:=INT([.$B151]/([.F$1]/100)+0.999)" office:value-type="float" office:value="9" calcext:value-type="float">
            <text:p>9</text:p>
          </table:table-cell>
          <table:table-cell table:formula="of:=INT([.$B151]/([.G$1]/100)+0.999)" office:value-type="float" office:value="10" calcext:value-type="float">
            <text:p>10</text:p>
          </table:table-cell>
          <table:table-cell table:formula="of:=INT([.$B151]/([.H$1]/100)+0.999)" office:value-type="float" office:value="10" calcext:value-type="float">
            <text:p>10</text:p>
          </table:table-cell>
          <table:table-cell table:formula="of:=INT([.$B151]/([.I$1]/100)+0.999)" office:value-type="float" office:value="11" calcext:value-type="float">
            <text:p>11</text:p>
          </table:table-cell>
          <table:table-cell table:formula="of:=INT([.$B151]/([.J$1]/100)+0.999)" office:value-type="float" office:value="12" calcext:value-type="float">
            <text:p>12</text:p>
          </table:table-cell>
          <table:table-cell table:formula="of:=INT([.$B151]/([.K$1]/100)+0.999)" office:value-type="float" office:value="13" calcext:value-type="float">
            <text:p>13</text:p>
          </table:table-cell>
          <table:table-cell table:formula="of:=INT([.$B151]/([.L$1]/100)+0.999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12 0HS</text:p>
          </table:table-cell>
          <table:table-cell office:value-type="float" office:value="20.2147945205479" calcext:value-type="float">
            <text:p>20.2147945205479</text:p>
          </table:table-cell>
          <table:table-cell table:formula="of:=INT([.$B152]/([.C$1]/100)+0.999)" office:value-type="float" office:value="22" calcext:value-type="float">
            <text:p>22</text:p>
          </table:table-cell>
          <table:table-cell table:formula="of:=INT([.$B152]/([.D$1]/100)+0.999)" office:value-type="float" office:value="23" calcext:value-type="float">
            <text:p>23</text:p>
          </table:table-cell>
          <table:table-cell table:formula="of:=INT([.$B152]/([.E$1]/100)+0.999)" office:value-type="float" office:value="24" calcext:value-type="float">
            <text:p>24</text:p>
          </table:table-cell>
          <table:table-cell table:formula="of:=INT([.$B152]/([.F$1]/100)+0.999)" office:value-type="float" office:value="26" calcext:value-type="float">
            <text:p>26</text:p>
          </table:table-cell>
          <table:table-cell table:formula="of:=INT([.$B152]/([.G$1]/100)+0.999)" office:value-type="float" office:value="27" calcext:value-type="float">
            <text:p>27</text:p>
          </table:table-cell>
          <table:table-cell table:formula="of:=INT([.$B152]/([.H$1]/100)+0.999)" office:value-type="float" office:value="29" calcext:value-type="float">
            <text:p>29</text:p>
          </table:table-cell>
          <table:table-cell table:formula="of:=INT([.$B152]/([.I$1]/100)+0.999)" office:value-type="float" office:value="32" calcext:value-type="float">
            <text:p>32</text:p>
          </table:table-cell>
          <table:table-cell table:formula="of:=INT([.$B152]/([.J$1]/100)+0.999)" office:value-type="float" office:value="34" calcext:value-type="float">
            <text:p>34</text:p>
          </table:table-cell>
          <table:table-cell table:formula="of:=INT([.$B152]/([.K$1]/100)+0.999)" office:value-type="float" office:value="37" calcext:value-type="float">
            <text:p>37</text:p>
          </table:table-cell>
          <table:table-cell table:formula="of:=INT([.$B152]/([.L$1]/100)+0.999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2 1NY</text:p>
          </table:table-cell>
          <table:table-cell office:value-type="float" office:value="1.81003424657534" calcext:value-type="float">
            <text:p>1.81003424657534</text:p>
          </table:table-cell>
          <table:table-cell table:formula="of:=INT([.$B153]/([.C$1]/100)+0.999)" office:value-type="float" office:value="2" calcext:value-type="float">
            <text:p>2</text:p>
          </table:table-cell>
          <table:table-cell table:formula="of:=INT([.$B153]/([.D$1]/100)+0.999)" office:value-type="float" office:value="3" calcext:value-type="float">
            <text:p>3</text:p>
          </table:table-cell>
          <table:table-cell table:formula="of:=INT([.$B153]/([.E$1]/100)+0.999)" office:value-type="float" office:value="3" calcext:value-type="float">
            <text:p>3</text:p>
          </table:table-cell>
          <table:table-cell table:formula="of:=INT([.$B153]/([.F$1]/100)+0.999)" office:value-type="float" office:value="3" calcext:value-type="float">
            <text:p>3</text:p>
          </table:table-cell>
          <table:table-cell table:formula="of:=INT([.$B153]/([.G$1]/100)+0.999)" office:value-type="float" office:value="3" calcext:value-type="float">
            <text:p>3</text:p>
          </table:table-cell>
          <table:table-cell table:formula="of:=INT([.$B153]/([.H$1]/100)+0.999)" office:value-type="float" office:value="3" calcext:value-type="float">
            <text:p>3</text:p>
          </table:table-cell>
          <table:table-cell table:formula="of:=INT([.$B153]/([.I$1]/100)+0.999)" office:value-type="float" office:value="3" calcext:value-type="float">
            <text:p>3</text:p>
          </table:table-cell>
          <table:table-cell table:formula="of:=INT([.$B153]/([.J$1]/100)+0.999)" office:value-type="float" office:value="4" calcext:value-type="float">
            <text:p>4</text:p>
          </table:table-cell>
          <table:table-cell table:formula="of:=INT([.$B153]/([.K$1]/100)+0.999)" office:value-type="float" office:value="4" calcext:value-type="float">
            <text:p>4</text:p>
          </table:table-cell>
          <table:table-cell table:formula="of:=INT([.$B153]/([.L$1]/100)+0.999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5 1QG</text:p>
          </table:table-cell>
          <table:table-cell office:value-type="float" office:value="3.9411301369863" calcext:value-type="float">
            <text:p>3.9411301369863</text:p>
          </table:table-cell>
          <table:table-cell table:formula="of:=INT([.$B154]/([.C$1]/100)+0.999)" office:value-type="float" office:value="5" calcext:value-type="float">
            <text:p>5</text:p>
          </table:table-cell>
          <table:table-cell table:formula="of:=INT([.$B154]/([.D$1]/100)+0.999)" office:value-type="float" office:value="5" calcext:value-type="float">
            <text:p>5</text:p>
          </table:table-cell>
          <table:table-cell table:formula="of:=INT([.$B154]/([.E$1]/100)+0.999)" office:value-type="float" office:value="5" calcext:value-type="float">
            <text:p>5</text:p>
          </table:table-cell>
          <table:table-cell table:formula="of:=INT([.$B154]/([.F$1]/100)+0.999)" office:value-type="float" office:value="5" calcext:value-type="float">
            <text:p>5</text:p>
          </table:table-cell>
          <table:table-cell table:formula="of:=INT([.$B154]/([.G$1]/100)+0.999)" office:value-type="float" office:value="6" calcext:value-type="float">
            <text:p>6</text:p>
          </table:table-cell>
          <table:table-cell table:formula="of:=INT([.$B154]/([.H$1]/100)+0.999)" office:value-type="float" office:value="6" calcext:value-type="float">
            <text:p>6</text:p>
          </table:table-cell>
          <table:table-cell table:formula="of:=INT([.$B154]/([.I$1]/100)+0.999)" office:value-type="float" office:value="7" calcext:value-type="float">
            <text:p>7</text:p>
          </table:table-cell>
          <table:table-cell table:formula="of:=INT([.$B154]/([.J$1]/100)+0.999)" office:value-type="float" office:value="7" calcext:value-type="float">
            <text:p>7</text:p>
          </table:table-cell>
          <table:table-cell table:formula="of:=INT([.$B154]/([.K$1]/100)+0.999)" office:value-type="float" office:value="8" calcext:value-type="float">
            <text:p>8</text:p>
          </table:table-cell>
          <table:table-cell table:formula="of:=INT([.$B154]/([.L$1]/100)+0.999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C1N 3JH</text:p>
          </table:table-cell>
          <table:table-cell office:value-type="float" office:value="0" calcext:value-type="float">
            <text:p>0</text:p>
          </table:table-cell>
          <table:table-cell table:formula="of:=INT([.$B155]/([.C$1]/100)+0.999)" office:value-type="float" office:value="0" calcext:value-type="float">
            <text:p>0</text:p>
          </table:table-cell>
          <table:table-cell table:formula="of:=INT([.$B155]/([.D$1]/100)+0.999)" office:value-type="float" office:value="0" calcext:value-type="float">
            <text:p>0</text:p>
          </table:table-cell>
          <table:table-cell table:formula="of:=INT([.$B155]/([.E$1]/100)+0.999)" office:value-type="float" office:value="0" calcext:value-type="float">
            <text:p>0</text:p>
          </table:table-cell>
          <table:table-cell table:formula="of:=INT([.$B155]/([.F$1]/100)+0.999)" office:value-type="float" office:value="0" calcext:value-type="float">
            <text:p>0</text:p>
          </table:table-cell>
          <table:table-cell table:formula="of:=INT([.$B155]/([.G$1]/100)+0.999)" office:value-type="float" office:value="0" calcext:value-type="float">
            <text:p>0</text:p>
          </table:table-cell>
          <table:table-cell table:formula="of:=INT([.$B155]/([.H$1]/100)+0.999)" office:value-type="float" office:value="0" calcext:value-type="float">
            <text:p>0</text:p>
          </table:table-cell>
          <table:table-cell table:formula="of:=INT([.$B155]/([.I$1]/100)+0.999)" office:value-type="float" office:value="0" calcext:value-type="float">
            <text:p>0</text:p>
          </table:table-cell>
          <table:table-cell table:formula="of:=INT([.$B155]/([.J$1]/100)+0.999)" office:value-type="float" office:value="0" calcext:value-type="float">
            <text:p>0</text:p>
          </table:table-cell>
          <table:table-cell table:formula="of:=INT([.$B155]/([.K$1]/100)+0.999)" office:value-type="float" office:value="0" calcext:value-type="float">
            <text:p>0</text:p>
          </table:table-cell>
          <table:table-cell table:formula="of:=INT([.$B155]/([.L$1]/100)+0.999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18 0HB</text:p>
          </table:table-cell>
          <table:table-cell office:value-type="float" office:value="4.04643835616438" calcext:value-type="float">
            <text:p>4.04643835616438</text:p>
          </table:table-cell>
          <table:table-cell table:formula="of:=INT([.$B156]/([.C$1]/100)+0.999)" office:value-type="float" office:value="5" calcext:value-type="float">
            <text:p>5</text:p>
          </table:table-cell>
          <table:table-cell table:formula="of:=INT([.$B156]/([.D$1]/100)+0.999)" office:value-type="float" office:value="5" calcext:value-type="float">
            <text:p>5</text:p>
          </table:table-cell>
          <table:table-cell table:formula="of:=INT([.$B156]/([.E$1]/100)+0.999)" office:value-type="float" office:value="5" calcext:value-type="float">
            <text:p>5</text:p>
          </table:table-cell>
          <table:table-cell table:formula="of:=INT([.$B156]/([.F$1]/100)+0.999)" office:value-type="float" office:value="6" calcext:value-type="float">
            <text:p>6</text:p>
          </table:table-cell>
          <table:table-cell table:formula="of:=INT([.$B156]/([.G$1]/100)+0.999)" office:value-type="float" office:value="6" calcext:value-type="float">
            <text:p>6</text:p>
          </table:table-cell>
          <table:table-cell table:formula="of:=INT([.$B156]/([.H$1]/100)+0.999)" office:value-type="float" office:value="6" calcext:value-type="float">
            <text:p>6</text:p>
          </table:table-cell>
          <table:table-cell table:formula="of:=INT([.$B156]/([.I$1]/100)+0.999)" office:value-type="float" office:value="7" calcext:value-type="float">
            <text:p>7</text:p>
          </table:table-cell>
          <table:table-cell table:formula="of:=INT([.$B156]/([.J$1]/100)+0.999)" office:value-type="float" office:value="7" calcext:value-type="float">
            <text:p>7</text:p>
          </table:table-cell>
          <table:table-cell table:formula="of:=INT([.$B156]/([.K$1]/100)+0.999)" office:value-type="float" office:value="8" calcext:value-type="float">
            <text:p>8</text:p>
          </table:table-cell>
          <table:table-cell table:formula="of:=INT([.$B156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F13 4HS</text:p>
          </table:table-cell>
          <table:table-cell office:value-type="float" office:value="2.94" calcext:value-type="float">
            <text:p>2.94</text:p>
          </table:table-cell>
          <table:table-cell table:formula="of:=INT([.$B157]/([.C$1]/100)+0.999)" office:value-type="float" office:value="4" calcext:value-type="float">
            <text:p>4</text:p>
          </table:table-cell>
          <table:table-cell table:formula="of:=INT([.$B157]/([.D$1]/100)+0.999)" office:value-type="float" office:value="4" calcext:value-type="float">
            <text:p>4</text:p>
          </table:table-cell>
          <table:table-cell table:formula="of:=INT([.$B157]/([.E$1]/100)+0.999)" office:value-type="float" office:value="4" calcext:value-type="float">
            <text:p>4</text:p>
          </table:table-cell>
          <table:table-cell table:formula="of:=INT([.$B157]/([.F$1]/100)+0.999)" office:value-type="float" office:value="4" calcext:value-type="float">
            <text:p>4</text:p>
          </table:table-cell>
          <table:table-cell table:formula="of:=INT([.$B157]/([.G$1]/100)+0.999)" office:value-type="float" office:value="4" calcext:value-type="float">
            <text:p>4</text:p>
          </table:table-cell>
          <table:table-cell table:formula="of:=INT([.$B157]/([.H$1]/100)+0.999)" office:value-type="float" office:value="5" calcext:value-type="float">
            <text:p>5</text:p>
          </table:table-cell>
          <table:table-cell table:formula="of:=INT([.$B157]/([.I$1]/100)+0.999)" office:value-type="float" office:value="5" calcext:value-type="float">
            <text:p>5</text:p>
          </table:table-cell>
          <table:table-cell table:formula="of:=INT([.$B157]/([.J$1]/100)+0.999)" office:value-type="float" office:value="5" calcext:value-type="float">
            <text:p>5</text:p>
          </table:table-cell>
          <table:table-cell table:formula="of:=INT([.$B157]/([.K$1]/100)+0.999)" office:value-type="float" office:value="6" calcext:value-type="float">
            <text:p>6</text:p>
          </table:table-cell>
          <table:table-cell table:formula="of:=INT([.$B157]/([.L$1]/100)+0.999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F8 1PL</text:p>
          </table:table-cell>
          <table:table-cell office:value-type="float" office:value="4.68167808219178" calcext:value-type="float">
            <text:p>4.68167808219178</text:p>
          </table:table-cell>
          <table:table-cell table:formula="of:=INT([.$B158]/([.C$1]/100)+0.999)" office:value-type="float" office:value="5" calcext:value-type="float">
            <text:p>5</text:p>
          </table:table-cell>
          <table:table-cell table:formula="of:=INT([.$B158]/([.D$1]/100)+0.999)" office:value-type="float" office:value="6" calcext:value-type="float">
            <text:p>6</text:p>
          </table:table-cell>
          <table:table-cell table:formula="of:=INT([.$B158]/([.E$1]/100)+0.999)" office:value-type="float" office:value="6" calcext:value-type="float">
            <text:p>6</text:p>
          </table:table-cell>
          <table:table-cell table:formula="of:=INT([.$B158]/([.F$1]/100)+0.999)" office:value-type="float" office:value="6" calcext:value-type="float">
            <text:p>6</text:p>
          </table:table-cell>
          <table:table-cell table:formula="of:=INT([.$B158]/([.G$1]/100)+0.999)" office:value-type="float" office:value="7" calcext:value-type="float">
            <text:p>7</text:p>
          </table:table-cell>
          <table:table-cell table:formula="of:=INT([.$B158]/([.H$1]/100)+0.999)" office:value-type="float" office:value="7" calcext:value-type="float">
            <text:p>7</text:p>
          </table:table-cell>
          <table:table-cell table:formula="of:=INT([.$B158]/([.I$1]/100)+0.999)" office:value-type="float" office:value="8" calcext:value-type="float">
            <text:p>8</text:p>
          </table:table-cell>
          <table:table-cell table:formula="of:=INT([.$B158]/([.J$1]/100)+0.999)" office:value-type="float" office:value="8" calcext:value-type="float">
            <text:p>8</text:p>
          </table:table-cell>
          <table:table-cell table:formula="of:=INT([.$B158]/([.K$1]/100)+0.999)" office:value-type="float" office:value="9" calcext:value-type="float">
            <text:p>9</text:p>
          </table:table-cell>
          <table:table-cell table:formula="of:=INT([.$B158]/([.L$1]/100)+0.999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N1 2NN</text:p>
          </table:table-cell>
          <table:table-cell office:value-type="float" office:value="4.11020547945205" calcext:value-type="float">
            <text:p>4.11020547945205</text:p>
          </table:table-cell>
          <table:table-cell table:formula="of:=INT([.$B159]/([.C$1]/100)+0.999)" office:value-type="float" office:value="5" calcext:value-type="float">
            <text:p>5</text:p>
          </table:table-cell>
          <table:table-cell table:formula="of:=INT([.$B159]/([.D$1]/100)+0.999)" office:value-type="float" office:value="5" calcext:value-type="float">
            <text:p>5</text:p>
          </table:table-cell>
          <table:table-cell table:formula="of:=INT([.$B159]/([.E$1]/100)+0.999)" office:value-type="float" office:value="5" calcext:value-type="float">
            <text:p>5</text:p>
          </table:table-cell>
          <table:table-cell table:formula="of:=INT([.$B159]/([.F$1]/100)+0.999)" office:value-type="float" office:value="6" calcext:value-type="float">
            <text:p>6</text:p>
          </table:table-cell>
          <table:table-cell table:formula="of:=INT([.$B159]/([.G$1]/100)+0.999)" office:value-type="float" office:value="6" calcext:value-type="float">
            <text:p>6</text:p>
          </table:table-cell>
          <table:table-cell table:formula="of:=INT([.$B159]/([.H$1]/100)+0.999)" office:value-type="float" office:value="6" calcext:value-type="float">
            <text:p>6</text:p>
          </table:table-cell>
          <table:table-cell table:formula="of:=INT([.$B159]/([.I$1]/100)+0.999)" office:value-type="float" office:value="7" calcext:value-type="float">
            <text:p>7</text:p>
          </table:table-cell>
          <table:table-cell table:formula="of:=INT([.$B159]/([.J$1]/100)+0.999)" office:value-type="float" office:value="7" calcext:value-type="float">
            <text:p>7</text:p>
          </table:table-cell>
          <table:table-cell table:formula="of:=INT([.$B159]/([.K$1]/100)+0.999)" office:value-type="float" office:value="8" calcext:value-type="float">
            <text:p>8</text:p>
          </table:table-cell>
          <table:table-cell table:formula="of:=INT([.$B159]/([.L$1]/100)+0.999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5 1DD</text:p>
          </table:table-cell>
          <table:table-cell office:value-type="float" office:value="5.07280821917808" calcext:value-type="float">
            <text:p>5.07280821917808</text:p>
          </table:table-cell>
          <table:table-cell table:formula="of:=INT([.$B160]/([.C$1]/100)+0.999)" office:value-type="float" office:value="6" calcext:value-type="float">
            <text:p>6</text:p>
          </table:table-cell>
          <table:table-cell table:formula="of:=INT([.$B160]/([.D$1]/100)+0.999)" office:value-type="float" office:value="6" calcext:value-type="float">
            <text:p>6</text:p>
          </table:table-cell>
          <table:table-cell table:formula="of:=INT([.$B160]/([.E$1]/100)+0.999)" office:value-type="float" office:value="6" calcext:value-type="float">
            <text:p>6</text:p>
          </table:table-cell>
          <table:table-cell table:formula="of:=INT([.$B160]/([.F$1]/100)+0.999)" office:value-type="float" office:value="7" calcext:value-type="float">
            <text:p>7</text:p>
          </table:table-cell>
          <table:table-cell table:formula="of:=INT([.$B160]/([.G$1]/100)+0.999)" office:value-type="float" office:value="7" calcext:value-type="float">
            <text:p>7</text:p>
          </table:table-cell>
          <table:table-cell table:formula="of:=INT([.$B160]/([.H$1]/100)+0.999)" office:value-type="float" office:value="8" calcext:value-type="float">
            <text:p>8</text:p>
          </table:table-cell>
          <table:table-cell table:formula="of:=INT([.$B160]/([.I$1]/100)+0.999)" office:value-type="float" office:value="8" calcext:value-type="float">
            <text:p>8</text:p>
          </table:table-cell>
          <table:table-cell table:formula="of:=INT([.$B160]/([.J$1]/100)+0.999)" office:value-type="float" office:value="9" calcext:value-type="float">
            <text:p>9</text:p>
          </table:table-cell>
          <table:table-cell table:formula="of:=INT([.$B160]/([.K$1]/100)+0.999)" office:value-type="float" office:value="10" calcext:value-type="float">
            <text:p>10</text:p>
          </table:table-cell>
          <table:table-cell table:formula="of:=INT([.$B160]/([.L$1]/100)+0.999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S2 9PS</text:p>
          </table:table-cell>
          <table:table-cell office:value-type="float" office:value="6.42236301369863" calcext:value-type="float">
            <text:p>6.42236301369863</text:p>
          </table:table-cell>
          <table:table-cell table:formula="of:=INT([.$B161]/([.C$1]/100)+0.999)" office:value-type="float" office:value="7" calcext:value-type="float">
            <text:p>7</text:p>
          </table:table-cell>
          <table:table-cell table:formula="of:=INT([.$B161]/([.D$1]/100)+0.999)" office:value-type="float" office:value="8" calcext:value-type="float">
            <text:p>8</text:p>
          </table:table-cell>
          <table:table-cell table:formula="of:=INT([.$B161]/([.E$1]/100)+0.999)" office:value-type="float" office:value="8" calcext:value-type="float">
            <text:p>8</text:p>
          </table:table-cell>
          <table:table-cell table:formula="of:=INT([.$B161]/([.F$1]/100)+0.999)" office:value-type="float" office:value="9" calcext:value-type="float">
            <text:p>9</text:p>
          </table:table-cell>
          <table:table-cell table:formula="of:=INT([.$B161]/([.G$1]/100)+0.999)" office:value-type="float" office:value="9" calcext:value-type="float">
            <text:p>9</text:p>
          </table:table-cell>
          <table:table-cell table:formula="of:=INT([.$B161]/([.H$1]/100)+0.999)" office:value-type="float" office:value="10" calcext:value-type="float">
            <text:p>10</text:p>
          </table:table-cell>
          <table:table-cell table:formula="of:=INT([.$B161]/([.I$1]/100)+0.999)" office:value-type="float" office:value="10" calcext:value-type="float">
            <text:p>10</text:p>
          </table:table-cell>
          <table:table-cell table:formula="of:=INT([.$B161]/([.J$1]/100)+0.999)" office:value-type="float" office:value="11" calcext:value-type="float">
            <text:p>11</text:p>
          </table:table-cell>
          <table:table-cell table:formula="of:=INT([.$B161]/([.K$1]/100)+0.999)" office:value-type="float" office:value="12" calcext:value-type="float">
            <text:p>12</text:p>
          </table:table-cell>
          <table:table-cell table:formula="of:=INT([.$B161]/([.L$1]/100)+0.999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V10 0QP</text:p>
          </table:table-cell>
          <table:table-cell office:value-type="float" office:value="16.3213356164384" calcext:value-type="float">
            <text:p>16.3213356164384</text:p>
          </table:table-cell>
          <table:table-cell table:formula="of:=INT([.$B162]/([.C$1]/100)+0.999)" office:value-type="float" office:value="18" calcext:value-type="float">
            <text:p>18</text:p>
          </table:table-cell>
          <table:table-cell table:formula="of:=INT([.$B162]/([.D$1]/100)+0.999)" office:value-type="float" office:value="19" calcext:value-type="float">
            <text:p>19</text:p>
          </table:table-cell>
          <table:table-cell table:formula="of:=INT([.$B162]/([.E$1]/100)+0.999)" office:value-type="float" office:value="20" calcext:value-type="float">
            <text:p>20</text:p>
          </table:table-cell>
          <table:table-cell table:formula="of:=INT([.$B162]/([.F$1]/100)+0.999)" office:value-type="float" office:value="21" calcext:value-type="float">
            <text:p>21</text:p>
          </table:table-cell>
          <table:table-cell table:formula="of:=INT([.$B162]/([.G$1]/100)+0.999)" office:value-type="float" office:value="22" calcext:value-type="float">
            <text:p>22</text:p>
          </table:table-cell>
          <table:table-cell table:formula="of:=INT([.$B162]/([.H$1]/100)+0.999)" office:value-type="float" office:value="24" calcext:value-type="float">
            <text:p>24</text:p>
          </table:table-cell>
          <table:table-cell table:formula="of:=INT([.$B162]/([.I$1]/100)+0.999)" office:value-type="float" office:value="26" calcext:value-type="float">
            <text:p>26</text:p>
          </table:table-cell>
          <table:table-cell table:formula="of:=INT([.$B162]/([.J$1]/100)+0.999)" office:value-type="float" office:value="28" calcext:value-type="float">
            <text:p>28</text:p>
          </table:table-cell>
          <table:table-cell table:formula="of:=INT([.$B162]/([.K$1]/100)+0.999)" office:value-type="float" office:value="30" calcext:value-type="float">
            <text:p>30</text:p>
          </table:table-cell>
          <table:table-cell table:formula="of:=INT([.$B162]/([.L$1]/100)+0.999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O12 6QL</text:p>
          </table:table-cell>
          <table:table-cell office:value-type="float" office:value="1.33955479452055" calcext:value-type="float">
            <text:p>1.33955479452055</text:p>
          </table:table-cell>
          <table:table-cell table:formula="of:=INT([.$B163]/([.C$1]/100)+0.999)" office:value-type="float" office:value="2" calcext:value-type="float">
            <text:p>2</text:p>
          </table:table-cell>
          <table:table-cell table:formula="of:=INT([.$B163]/([.D$1]/100)+0.999)" office:value-type="float" office:value="2" calcext:value-type="float">
            <text:p>2</text:p>
          </table:table-cell>
          <table:table-cell table:formula="of:=INT([.$B163]/([.E$1]/100)+0.999)" office:value-type="float" office:value="2" calcext:value-type="float">
            <text:p>2</text:p>
          </table:table-cell>
          <table:table-cell table:formula="of:=INT([.$B163]/([.F$1]/100)+0.999)" office:value-type="float" office:value="2" calcext:value-type="float">
            <text:p>2</text:p>
          </table:table-cell>
          <table:table-cell table:formula="of:=INT([.$B163]/([.G$1]/100)+0.999)" office:value-type="float" office:value="2" calcext:value-type="float">
            <text:p>2</text:p>
          </table:table-cell>
          <table:table-cell table:formula="of:=INT([.$B163]/([.H$1]/100)+0.999)" office:value-type="float" office:value="2" calcext:value-type="float">
            <text:p>2</text:p>
          </table:table-cell>
          <table:table-cell table:formula="of:=INT([.$B163]/([.I$1]/100)+0.999)" office:value-type="float" office:value="3" calcext:value-type="float">
            <text:p>3</text:p>
          </table:table-cell>
          <table:table-cell table:formula="of:=INT([.$B163]/([.J$1]/100)+0.999)" office:value-type="float" office:value="3" calcext:value-type="float">
            <text:p>3</text:p>
          </table:table-cell>
          <table:table-cell table:formula="of:=INT([.$B163]/([.K$1]/100)+0.999)" office:value-type="float" office:value="3" calcext:value-type="float">
            <text:p>3</text:p>
          </table:table-cell>
          <table:table-cell table:formula="of:=INT([.$B163]/([.L$1]/100)+0.999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31 8HE</text:p>
          </table:table-cell>
          <table:table-cell office:value-type="float" office:value="3.69616438356164" calcext:value-type="float">
            <text:p>3.69616438356164</text:p>
          </table:table-cell>
          <table:table-cell table:formula="of:=INT([.$B164]/([.C$1]/100)+0.999)" office:value-type="float" office:value="4" calcext:value-type="float">
            <text:p>4</text:p>
          </table:table-cell>
          <table:table-cell table:formula="of:=INT([.$B164]/([.D$1]/100)+0.999)" office:value-type="float" office:value="5" calcext:value-type="float">
            <text:p>5</text:p>
          </table:table-cell>
          <table:table-cell table:formula="of:=INT([.$B164]/([.E$1]/100)+0.999)" office:value-type="float" office:value="5" calcext:value-type="float">
            <text:p>5</text:p>
          </table:table-cell>
          <table:table-cell table:formula="of:=INT([.$B164]/([.F$1]/100)+0.999)" office:value-type="float" office:value="5" calcext:value-type="float">
            <text:p>5</text:p>
          </table:table-cell>
          <table:table-cell table:formula="of:=INT([.$B164]/([.G$1]/100)+0.999)" office:value-type="float" office:value="5" calcext:value-type="float">
            <text:p>5</text:p>
          </table:table-cell>
          <table:table-cell table:formula="of:=INT([.$B164]/([.H$1]/100)+0.999)" office:value-type="float" office:value="6" calcext:value-type="float">
            <text:p>6</text:p>
          </table:table-cell>
          <table:table-cell table:formula="of:=INT([.$B164]/([.I$1]/100)+0.999)" office:value-type="float" office:value="6" calcext:value-type="float">
            <text:p>6</text:p>
          </table:table-cell>
          <table:table-cell table:formula="of:=INT([.$B164]/([.J$1]/100)+0.999)" office:value-type="float" office:value="7" calcext:value-type="float">
            <text:p>7</text:p>
          </table:table-cell>
          <table:table-cell table:formula="of:=INT([.$B164]/([.K$1]/100)+0.999)" office:value-type="float" office:value="7" calcext:value-type="float">
            <text:p>7</text:p>
          </table:table-cell>
          <table:table-cell table:formula="of:=INT([.$B164]/([.L$1]/100)+0.999)" office:value-type="float" office:value="8" calcext:value-type="float">
            <text:p>8</text:p>
          </table:table-cell>
        </table:table-row>
      </table:table>
      <table:table table:name="model" table:style-name="ta1"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ospital_postcode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15 2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18 7QH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4 6NH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71 4HJ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5 7RR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 5SS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98 7UB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1 3NG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21 4AT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B10 2PQ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B2 3HH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20 6TD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D9 6RJ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H15 2JB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H7 7DW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4 0J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L9 7T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11 2DH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N2 5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N21 2U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6 8N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S10 5NB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S2 8HW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S23 4TQ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2 7HY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28 8JG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B2 0QQ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2 1UL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49 5P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M1 7E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M20 1QX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4 5JL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7 7YE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T1 3NG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9 4A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V10 7DJ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V2 2DX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V34 5B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W1 4QJ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2 8DA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13 0RB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22 3NE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H1 5TW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L3 6HX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5 7BH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2 5LT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N33 2B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T1 2JY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Y1 2HQ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1 1BB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11 1N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13 8S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9 6SR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N5 3DJ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X2 5DW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X31 4JB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Y3 8N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L1 3N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U16 7UJ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U2 7XX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1 3U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G2 7SX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P11 2TT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21 8A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R1 2ER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3 2JZ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X3 0PW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G3 8YB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33 2QZ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4 5P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T16 0PZ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T18 7EG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T2 7Q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14 5AB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35 5D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39 2JW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7 8XP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8 7S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9 7AL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1 4RP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14 4L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1 5W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E3 9QP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5 4PW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N2 5QY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S1 3EX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U4 0D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13 0JH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23 9L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6 8H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 5RL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16 9QQ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7 5N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K42 9DJ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K6 5L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18 1QX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19 5N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1 4L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23 6NZ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34 0PL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63 9F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7 7DN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9 6SX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17 4J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G5 1PB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G7 2UH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N1 5B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N16 8UZ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R31 6L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R4 7U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W1 2BU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W3 2Q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L1 2JH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L6 9RW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X16 9AL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X3 9DU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21 9QS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29 6N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3 9GZ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30 4ET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6 8D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O19 6SE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30 5TG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6 3LY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R2 9H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8 6PN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G1 5A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G24 9N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H1 5RH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H16 4EX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7 0A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10 2JF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44 5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60 2UD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75 2EP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81 0BD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1 7EH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13 6L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18 4QH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5 9RW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G1 4AB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K10 3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K2 7JE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L2 4H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M5 1A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 6BB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16 6YD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O22 5DG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2 8BJ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4 7T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S0 0RY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S16 5NL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16 3SA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4 6QG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W10 9N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17 0QT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W3 6NP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6 6SX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3 8XQ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1 5D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F1 6TF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2 4QJ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N24 0LZ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N37 7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Q2 7A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1 3LQ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S19 8P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S4 3B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W7 6A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B1 3HW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B8 3NN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12 0HS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W2 1NY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5 1QG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C1N 3JH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18 0HB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F1 4DG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13 4HS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F8 1P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N1 2N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R5 1D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S2 9P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V10 0QP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O12 6QL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O31 8H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8:42:42.195425720</meta:creation-date>
    <dc:date>2017-06-21T19:01:30.289728631</dc:date>
    <meta:editing-duration>PT18M47S</meta:editing-duration>
    <meta:editing-cycles>3</meta:editing-cycles>
    <meta:generator>LibreOffice/5.3.3.2$Linux_X86_64 LibreOffice_project/30m0$Build-2</meta:generator>
    <meta:document-statistic meta:table-count="2" meta:cell-count="4023" meta:object-count="0"/>
  </office:meta>
</office:document-meta>
</file>